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2FDE858530CD9C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9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9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98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6cm"/>
    </style:style>
    <style:style style:name="gr22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2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33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3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3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28cm" svg:stroke-color="#00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3cm"/>
    </style:style>
    <style:style style:name="gr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4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1cm"/>
    </style:style>
    <style:style style:name="gr4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7cm"/>
    </style:style>
    <style:style style:name="gr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5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5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5cm"/>
    </style:style>
    <style:style style:name="gr5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41cm"/>
    </style:style>
    <style:style style:name="gr5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2cm"/>
    </style:style>
    <style:style style:name="gr5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53cm"/>
    </style:style>
    <style:style style:name="gr5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5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42cm"/>
    </style:style>
    <style:style style:name="gr5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39cm"/>
    </style:style>
    <style:style style:name="gr5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6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5cm"/>
    </style:style>
    <style:style style:name="gr6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16cm"/>
    </style:style>
    <style:style style:name="gr6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4cm"/>
    </style:style>
    <style:style style:name="gr6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64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6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7cm"/>
    </style:style>
    <style:style style:name="gr6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3cm"/>
    </style:style>
    <style:style style:name="gr67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4cm"/>
    </style:style>
    <style:style style:name="gr68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88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7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cm"/>
    </style:style>
    <style:style style:name="gr7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7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7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2cm"/>
    </style:style>
    <style:style style:name="gr74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7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7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17cm"/>
    </style:style>
    <style:style style:name="gr77" style:family="graphic" style:parent-style-name="standard">
      <style:graphic-properties draw:stroke="none" draw:fill-color="#66ff00" draw:textarea-horizontal-align="justify" draw:textarea-vertical-align="middle" draw:auto-grow-height="false" fo:min-height="0.006cm" fo:min-width="0.84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7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8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8cm"/>
    </style:style>
    <style:style style:name="gr8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7cm"/>
    </style:style>
    <style:style style:name="gr82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356cm"/>
    </style:style>
    <style:style style:name="gr83" style:family="graphic" style:parent-style-name="standard">
      <style:graphic-properties draw:stroke="none" draw:fill-color="#ff6600" draw:textarea-horizontal-align="justify" draw:textarea-vertical-align="middle" draw:auto-grow-height="false" fo:min-height="0.004cm" fo:min-width="0.35cm"/>
    </style:style>
    <style:style style:name="gr84" style:family="graphic" style:parent-style-name="standard">
      <style:graphic-properties draw:stroke="none" draw:fill-color="#ff6600" draw:textarea-horizontal-align="justify" draw:textarea-vertical-align="middle" draw:auto-grow-height="false" fo:min-height="0.004cm" fo:min-width="0.35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63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78cm"/>
    </style:style>
    <style:style style:name="gr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3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5cm"/>
    </style:style>
    <style:style style:name="gr9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41cm"/>
    </style:style>
    <style:style style:name="gr9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44cm"/>
    </style:style>
    <style:style style:name="gr9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9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43cm"/>
    </style:style>
    <style:style style:name="gr9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58cm"/>
    </style:style>
    <style:style style:name="gr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8cm"/>
    </style:style>
    <style:style style:name="gr9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cm"/>
    </style:style>
    <style:style style:name="gr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5cm"/>
    </style:style>
    <style:style style:name="gr1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P1" style:family="paragraph">
      <loext:graphic-properties draw:fill="none" draw:fill-color="#66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9900f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00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AC_Zones" svg:width="3.15cm" svg:height="1.649cm" svg:x="36.5cm" svg:y="10.4cm" svg:viewBox="0 0 3151 1650" draw:points="822,0 0,1650 3151,1650 3150,0">
            <text:p/>
          </draw:polygon>
          <draw:polygon draw:style-name="gr1" draw:text-style-name="P1" draw:layer="AC_Zones" svg:width="4.05cm" svg:height="1.741cm" svg:x="35.6cm" svg:y="12.05cm" svg:viewBox="0 0 4051 1742" draw:points="900,5 0,1742 4051,1742 4051,0">
            <text:p/>
          </draw:polygon>
          <draw:custom-shape draw:style-name="gr2" draw:text-style-name="P1" draw:layer="AC_Zones" svg:width="1.7cm" svg:height="1.5cm" svg:x="40.6cm" svg:y="14.3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AC_Zones" svg:width="10.755cm" svg:height="3.055cm" svg:x="37.794cm" svg:y="4.89cm" svg:viewBox="0 0 10756 3056" draw:points="1718,3056 1718,1710 8856,1710 10756,0 0,3 0,1352">
            <text:p/>
          </draw:polygon>
          <draw:polygon draw:style-name="gr1" draw:text-style-name="P1" draw:layer="AC_Zones" svg:width="2.549cm" svg:height="7.409cm" svg:x="46cm" svg:y="4.89cm" svg:viewBox="0 0 2550 7410" draw:points="2550,0 650,1710 0,7210 1750,7410">
            <text:p/>
          </draw:polygon>
          <draw:polygon draw:style-name="gr1" draw:text-style-name="P1" draw:layer="AC_Zones" svg:width="7.137cm" svg:height="7.699cm" svg:x="39.512cm" svg:y="6.6cm" svg:viewBox="0 0 7138 7700" draw:points="0,0 7138,0 6488,5500 6388,6300 5938,6750 5438,7000 2788,7700 139,7700 139,3542 0,3541">
            <text:p/>
          </draw:polygon>
          <draw:polygon draw:style-name="gr1" draw:text-style-name="P1" draw:layer="AC_Zones" svg:width="5.449cm" svg:height="3.699cm" svg:x="42.3cm" svg:y="12.1cm" svg:viewBox="0 0 5450 3700" draw:points="3700,0 5450,200 5380,941 5050,1700 4600,2300 3900,2850 3400,3050 1050,3700 0,3200 0,2200 2650,1500 3150,1250 3600,800">
            <text:p/>
          </draw:polygon>
        </draw:g>
        <draw:g>
          <draw:polygon draw:style-name="gr1" draw:text-style-name="P1" draw:layer="AC_Zones" svg:width="10.198cm" svg:height="1.713cm" svg:x="10.001cm" svg:y="6.233cm" svg:viewBox="0 0 10199 1714" draw:points="0,4 10199,0 10199,1714 1749,1714">
            <text:p/>
          </draw:polygon>
          <draw:polygon draw:style-name="gr1" draw:text-style-name="P1" draw:layer="AC_Zones" svg:width="1.799cm" svg:height="5.192cm" svg:x="9.95cm" svg:y="6.237cm" svg:viewBox="0 0 1800 5193" draw:points="51,0 1800,1713 1800,5193 0,5193">
            <text:p/>
          </draw:polygon>
          <draw:polygon draw:style-name="gr1" draw:text-style-name="P1" draw:layer="AC_Zones" svg:width="13.45cm" svg:height="3.493cm" svg:x="11.75cm" svg:y="7.947cm" svg:viewBox="0 0 13451 3494" draw:points="0,0 0,3483 13451,3494 13451,0">
            <text:p/>
          </draw:polygon>
          <draw:polygon draw:style-name="gr1" draw:text-style-name="P1" draw:layer="AC_Zones" svg:width="9.219cm" svg:height="1.713cm" svg:x="20.2cm" svg:y="6.233cm" svg:viewBox="0 0 9220 1714" draw:points="0,0 0,1714 9220,1713 9220,0">
            <text:p/>
          </draw:polygon>
          <draw:polygon draw:style-name="gr1" draw:text-style-name="P1" draw:layer="AC_Zones" svg:width="4.948cm" svg:height="3.002cm" svg:x="25.201cm" svg:y="7.947cm" svg:viewBox="0 0 4949 3003" draw:points="0,0 0,3003 3923,3003 3920,700 4849,203 4949,145 4949,0">
            <text:p/>
          </draw:polygon>
          <draw:polygon draw:style-name="gr1" draw:text-style-name="P1" draw:layer="AC_Zones" svg:width="1.799cm" svg:height="4.119cm" svg:x="9.95cm" svg:y="11.43cm" svg:viewBox="0 0 1800 4120" draw:points="0,0 1800,0 1800,4120 0,4120">
            <text:p/>
          </draw:polygon>
          <draw:polygon draw:style-name="gr1" draw:text-style-name="P1" draw:layer="AC_Zones" svg:width="1.809cm" svg:height="4.374cm" svg:x="11.75cm" svg:y="11.43cm" svg:viewBox="0 0 1810 4375" draw:points="0,0 0,4120 850,4120 850,4370 1810,4375 1809,0">
            <text:p/>
          </draw:polygon>
          <draw:custom-shape draw:style-name="gr3" draw:text-style-name="P1" draw:layer="AC_Zones" svg:width="1.643cm" svg:height="1.028cm" svg:x="13.559cm" svg:y="11.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AC_Zones" svg:width="1.642cm" svg:height="2.314cm" svg:x="13.56cm" svg:y="12.4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AC_Zones" svg:width="1.642cm" svg:height="1.031cm" svg:x="13.56cm" svg:y="14.774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AC_Zones" svg:width="5.624cm" svg:height="2.841cm" svg:x="25.201cm" svg:y="10.95cm" svg:viewBox="0 0 5625 2842" draw:points="0,0 1,2508 1305,2500 1305,443 2429,443 3420,2842 5625,2842 5625,470 3923,470 3923,0">
            <text:p/>
          </draw:polygon>
          <draw:polygon draw:style-name="gr1" draw:text-style-name="P1" draw:layer="AC_Zones" svg:width="1.964cm" svg:height="2.068cm" svg:x="26.506cm" svg:y="11.387cm" svg:viewBox="0 0 1965 2069" draw:points="0,0 1124,6 1965,2069 0,2063">
            <text:p/>
          </draw:polygon>
          <draw:custom-shape draw:style-name="gr6" draw:text-style-name="P1" draw:layer="AC_Zones" svg:width="1.624cm" svg:height="2.346cm" svg:x="25.202cm" svg:y="13.458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AC_Zones" svg:width="2.303cm" svg:height="2.349cm" svg:x="26.827cm" svg:y="13.455cm" svg:viewBox="0 0 2304 2350" draw:points="0,0 1644,1 2304,1654 1903,2350 0,2350">
            <text:p/>
          </draw:polygon>
          <draw:polygon draw:style-name="gr1" draw:text-style-name="P1" draw:layer="AC_Zones" svg:width="6.128cm" svg:height="2.009cm" svg:x="28.621cm" svg:y="13.791cm" svg:viewBox="0 0 6129 2010" draw:points="0,1 511,1318 110,2010 6129,2010 6129,0">
            <text:p/>
          </draw:polygon>
          <draw:custom-shape draw:style-name="gr7" draw:text-style-name="P1" draw:layer="AC_Zones" svg:width="0.899cm" svg:height="1.183cm" svg:x="29.121cm" svg:y="8.6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AC_Zones" svg:width="0.806cm" svg:height="1.183cm" svg:x="30.02cm" svg:y="8.64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AC_Zones" svg:width="1.702cm" svg:height="1.59cm" svg:x="29.124cm" svg:y="9.83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AC_Zones" svg:width="10.091cm" svg:height="1.722cm" svg:x="29.42cm" svg:y="6.224cm" svg:viewBox="0 0 10092 1723" draw:points="10092,1722 0,1723 0,0 8375,18">
            <text:p/>
          </draw:polygon>
          <draw:polygon draw:style-name="gr1" draw:text-style-name="P1" draw:layer="AC_Zones" svg:width="9.361cm" svg:height="5.844cm" svg:x="30.15cm" svg:y="7.947cm" svg:viewBox="0 0 9362 5845" draw:points="0,0 9362,0 9362,2195 8810,2195 8810,2445 7172,2453 5450,5845 676,5845 676,701 118,178 0,145">
            <text:p/>
          </draw:polygon>
          <draw:polygon draw:style-name="gr1" draw:text-style-name="P1" draw:layer="AC_Zones" svg:width="9.077cm" svg:height="4.006cm" svg:x="30.3cm" svg:y="13.791cm" svg:viewBox="0 0 9078 4007" draw:points="4450,0 9050,1 9078,4007 0,4007 0,2010 4450,2010">
            <text:p/>
          </draw:polygon>
          <draw:polygon draw:style-name="gr1" draw:text-style-name="P1" draw:layer="AC_Zones" svg:width="9.412cm" svg:height="1.995cm" svg:x="20.887cm" svg:y="15.801cm" svg:viewBox="0 0 9413 1996" draw:points="0,3 0,1996 9413,1996 9413,0">
            <text:p/>
          </draw:polygon>
          <draw:polygon draw:style-name="gr1" draw:text-style-name="P1" draw:layer="AC_Zones" svg:width="2.836cm" svg:height="2.795cm" svg:x="18.05cm" svg:y="15.804cm" svg:viewBox="0 0 2837 2796" draw:points="0,2796 0,0 2837,1 2837,1993 1400,1992">
            <text:p/>
          </draw:polygon>
          <draw:polygon draw:style-name="gr1" draw:text-style-name="P1" draw:layer="AC_Zones" svg:width="5.449cm" svg:height="5.994cm" svg:x="12.6cm" svg:y="15.805cm" svg:viewBox="0 0 5450 5995" draw:points="5450,0 0,0 0,5995 3300,5995 3300,4495 3750,3795 5450,2795">
            <text:p/>
          </draw:polygon>
          <draw:custom-shape draw:style-name="gr10" draw:text-style-name="P1" draw:layer="AC_Zones" svg:width="1.75cm" svg:height="1.7cm" svg:x="9.95cm" svg:y="15.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AC_Zones" svg:width="1.75cm" svg:height="3.3cm" svg:x="9.95cm" svg:y="17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AC_Zones" svg:width="1.75cm" svg:height="2cm" svg:x="9.95cm" svg:y="20.5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AC_Zones" svg:width="0.9cm" svg:height="7cm" svg:x="11.7cm" svg:y="15.55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AC_Zones" svg:width="1.799cm" svg:height="9.199cm" svg:x="9.95cm" svg:y="22.55cm" svg:viewBox="0 0 1800 9200" draw:points="0,9200 0,0 1800,0 1800,7450">
            <text:p/>
          </draw:polygon>
          <draw:polygon draw:style-name="gr1" draw:text-style-name="P1" draw:layer="AC_Zones" svg:width="8.149cm" svg:height="8.199cm" svg:x="11.75cm" svg:y="21.8cm" svg:viewBox="0 0 8150 8200" draw:points="0,750 850,750 850,0 8150,0 8150,8200 3920,8200 3920,7000 3020,7000 3020,8200 0,8200">
            <text:p/>
          </draw:polygon>
          <draw:polygon draw:style-name="gr1" draw:text-style-name="P1" draw:layer="AC_Zones" svg:width="12.249cm" svg:height="1.749cm" svg:x="9.95cm" svg:y="30cm" svg:viewBox="0 0 12250 1750" draw:points="0,1750 12250,1750 12250,0 5720,0 5720,350 5370,800 5250,850 5150,800 4820,350 4820,0 1800,0">
            <text:p/>
          </draw:polygon>
          <draw:polygon draw:style-name="gr1" draw:text-style-name="P1" draw:layer="AC_Zones" svg:width="2.625cm" svg:height="2.336cm" svg:x="19.9cm" svg:y="23.372cm" svg:viewBox="0 0 2626 2337" draw:points="0,2337 2626,2337 2626,0 2121,0">
            <text:p/>
          </draw:polygon>
          <draw:polygon draw:style-name="gr1" draw:text-style-name="P1" draw:layer="AC_Zones" svg:width="10.199cm" svg:height="3.908cm" svg:x="19.9cm" svg:y="21.8cm" svg:viewBox="0 0 10200 3909" draw:points="2121,1572 10200,1572 10200,0 0,0 0,3909">
            <text:p/>
          </draw:polygon>
        </draw:g>
        <draw:polygon draw:style-name="gr1" draw:text-style-name="P1" draw:layer="AC_Zones" svg:width="1.899cm" svg:height="8.649cm" svg:x="41.5cm" svg:y="15.3cm" svg:viewBox="0 0 1900 8650" draw:points="800,0 1850,500 1850,2550 450,2550 450,6497 1850,6497 1900,7200 1750,7200 0,8650 0,500 800,500">
          <text:p/>
        </draw:polygon>
        <draw:polygon draw:style-name="gr1" draw:text-style-name="P1" draw:layer="AC_Zones" svg:width="2.379cm" svg:height="9.757cm" svg:x="39.12cm" svg:y="13.792cm" svg:viewBox="0 0 2380 9758" draw:points="230,0 531,0 530,508 1480,508 1480,2008 2380,2008 2380,9758 1789,9758 1789,9693 0,9693 0,3998 258,3996">
          <text:p/>
        </draw:polygon>
        <draw:polygon draw:style-name="gr1" draw:text-style-name="P1" draw:layer="AC_Zones" svg:width="11.849cm" svg:height="1.749cm" svg:x="22.2cm" svg:y="30cm" svg:viewBox="0 0 11850 1750" draw:points="0,0 0,1750 11850,1750 11850,0 4402,0 4401,600 1685,604 1685,0">
          <text:p/>
        </draw:polygon>
        <draw:polygon draw:style-name="gr1" draw:text-style-name="P1" draw:layer="AC_Zones" svg:width="10.899cm" svg:height="1.939cm" svg:x="19.9cm" svg:y="28.06cm" svg:viewBox="0 0 10900 1940" draw:points="0,0 0,1940 3986,1940 3985,791 6702,791 6702,1940 10900,1940 10900,0">
          <text:p/>
        </draw:polygon>
        <draw:polygon draw:style-name="gr1" draw:text-style-name="P1" draw:layer="AC_Zones" svg:width="5.139cm" svg:height="4.687cm" svg:x="24.963cm" svg:y="23.372cm" svg:viewBox="0 0 5140 4688" draw:points="1,0 0,4688 5140,4688 5137,0">
          <text:p/>
        </draw:polygon>
        <draw:polygon draw:style-name="gr1" draw:text-style-name="P1" draw:layer="AC_Zones" svg:width="2.437cm" svg:height="2.337cm" svg:x="22.526cm" svg:y="23.371cm" svg:viewBox="0 0 2438 2338" draw:points="0,1 2438,0 2437,2337 1,2338">
          <text:p/>
        </draw:polygon>
        <draw:polygon draw:style-name="gr1" draw:text-style-name="P1" draw:layer="AC_Zones" svg:width="1.675cm" svg:height="2.351cm" svg:x="23.287cm" svg:y="25.708cm" svg:viewBox="0 0 1676 2352" draw:points="0,0 1676,0 1676,2352 0,2352">
          <text:p/>
        </draw:polygon>
        <draw:polygon draw:style-name="gr1" draw:text-style-name="P1" draw:layer="AC_Zones" svg:width="1.615cm" svg:height="2.351cm" svg:x="21.671cm" svg:y="25.708cm" svg:viewBox="0 0 1616 2352" draw:points="0,1 1616,0 1616,2352 0,2352">
          <text:p/>
        </draw:polygon>
        <draw:polygon draw:style-name="gr1" draw:text-style-name="P1" draw:layer="AC_Zones" svg:width="1.77cm" svg:height="2.35cm" svg:x="19.9cm" svg:y="25.709cm" svg:viewBox="0 0 1771 2351" draw:points="0,0 1770,0 1771,2351 0,2351">
          <text:p/>
        </draw:polygon>
        <draw:custom-shape draw:style-name="gr14" draw:text-style-name="P1" draw:layer="AC_Zones" svg:width="9.02cm" svg:height="1.535cm" svg:x="30.1cm" svg:y="21.9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11.599cm" svg:height="1.699cm" svg:x="34.05cm" svg:y="30.05cm" svg:viewBox="0 0 11600 1700" draw:points="10050,0 0,0 0,1700 11600,1700">
          <text:p/>
        </draw:polygon>
        <draw:polygon draw:style-name="gr1" draw:text-style-name="P1" draw:layer="AC_Zones" svg:width="13.549cm" svg:height="2.149cm" svg:x="30.8cm" svg:y="27.9cm" svg:viewBox="0 0 13550 2150" draw:points="0,160 0,2100 3250,2100 3250,2150 13300,2150 13550,0 10109,0 10109,159">
          <text:p/>
        </draw:polygon>
        <draw:polygon draw:style-name="gr1" draw:text-style-name="P1" draw:layer="AC_Zones" svg:width="3.79cm" svg:height="4.349cm" svg:x="40.909cm" svg:y="23.55cm" svg:viewBox="0 0 3791 4350" draw:points="591,400 591,0 0,0 0,4350 3441,4350 3791,950">
          <text:p/>
        </draw:polygon>
        <draw:custom-shape draw:style-name="gr15" draw:text-style-name="P1" draw:layer="AC_Zones" svg:width="8.717cm" svg:height="4.574cm" svg:x="30.103cm" svg:y="23.4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AC_Zones" svg:width="2.089cm" svg:height="4.573cm" svg:x="38.82cm" svg:y="23.486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2.091cm" svg:height="3.599cm" svg:x="44.4cm" svg:y="24.05cm" svg:viewBox="0 0 2092 3600" draw:points="2092,0 300,450 0,3600 1700,3600">
          <text:p/>
        </draw:polygon>
        <draw:polygon draw:style-name="gr1" draw:text-style-name="P1" draw:layer="AC_Zones" svg:width="1.999cm" svg:height="4.099cm" svg:x="44.1cm" svg:y="27.65cm" svg:viewBox="0 0 2000 4100" draw:points="300,0 2000,0 1550,4100 0,2400">
          <text:p/>
        </draw:polygon>
        <draw:polygon draw:style-name="gr1" draw:text-style-name="P1" draw:layer="AC_Zones" svg:width="4.991cm" svg:height="1.999cm" svg:x="41.5cm" svg:y="22.5cm" svg:viewBox="0 0 4992 2000" draw:points="1750,0 0,1450 3200,2000 4992,1550 4992,1486 4950,1000 4700,650 4371,442 4200,400">
          <text:p/>
        </draw:polygon>
        <draw:custom-shape draw:style-name="gr17" draw:text-style-name="P1" draw:layer="AC_Zones" svg:width="1.18cm" svg:height="0.881cm" svg:x="23.886cm" svg:y="28.8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1.531cm" svg:height="1.75cm" svg:x="25.07cm" svg:y="28.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AC_Zones" svg:width="1.181cm" svg:height="0.874cm" svg:x="23.885cm" svg:y="29.73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PDF_Base" svg:width="56.541cm" svg:height="39.999cm" svg:x="0.36cm" svg:y="1.8cm">
          <draw:image xlink:href="Pictures/1000000000002492000019DF2FDE858530CD9C36.jpg" xlink:type="simple" xlink:show="embed" xlink:actuate="onLoad">
            <text:p/>
          </draw:image>
        </draw:frame>
        <draw:frame draw:style-name="gr21" draw:text-style-name="P3" draw:layer="PDF_Base" svg:width="12.65cm" svg:height="1.85cm" svg:x="1.3cm" svg:y="0.75cm">
          <draw:text-box>
            <text:p>Level 9</text:p>
          </draw:text-box>
        </draw:frame>
        <draw:polygon draw:style-name="gr22" draw:text-style-name="P4" draw:layer="AH_Zones" svg:width="14.149cm" svg:height="9.949cm" svg:x="19.9cm" svg:y="21.8cm" svg:viewBox="0 0 14150 9950" draw:points="0,0 0,8200 2300,8200 2300,9950 14150,9950 14150,8200 10900,8200 10900,6260 10208,6263 10203,0">
          <text:p/>
        </draw:polygon>
        <draw:polygon draw:style-name="gr23" draw:text-style-name="P5" draw:layer="AH_Zones" svg:width="12.249cm" svg:height="9.949cm" svg:x="9.95cm" svg:y="21.8cm" svg:viewBox="0 0 12250 9950" draw:points="0,9950 0,750 2650,750 2650,0 9950,0 9950,8200 12250,8200 12250,9950">
          <text:p/>
        </draw:polygon>
        <draw:polygon draw:style-name="gr24" draw:text-style-name="P6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<text:p/>
        </draw:polygon>
        <draw:polygon draw:style-name="gr25" draw:text-style-name="P7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<text:p/>
        </draw:polygon>
        <draw:polygon draw:style-name="gr26" draw:text-style-name="P8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<text:p/>
        </draw:polygon>
        <draw:polygon draw:style-name="gr27" draw:text-style-name="P9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<text:p/>
        </draw:polygon>
        <draw:g>
          <draw:line draw:style-name="gr28" draw:text-style-name="P2" draw:layer="Wall" svg:x1="9.501cm" svg:y1="24.201cm" svg:x2="9.501cm" svg:y2="33.351cm">
            <text:p/>
          </draw:line>
          <draw:line draw:style-name="gr28" draw:text-style-name="P2" draw:layer="Wall" svg:x1="9.501cm" svg:y1="24.201cm" svg:x2="9.531cm" svg:y2="15.65cm">
            <text:p/>
          </draw:line>
          <draw:line draw:style-name="gr28" draw:text-style-name="P2" draw:layer="Wall" svg:x1="17.496cm" svg:y1="15.664cm" svg:x2="13.089cm" svg:y2="15.664cm">
            <text:p/>
          </draw:line>
          <draw:line draw:style-name="gr28" draw:text-style-name="P2" draw:layer="Wall" svg:x1="9.531cm" svg:y1="15.65cm" svg:x2="9.531cm" svg:y2="6.096cm">
            <text:p/>
          </draw:line>
          <draw:line draw:style-name="gr28" draw:text-style-name="P2" draw:layer="Wall" svg:x1="20.45cm" svg:y1="24.525cm" svg:x2="21.551cm" svg:y2="23.241cm">
            <text:p/>
          </draw:line>
          <draw:line draw:style-name="gr28" draw:text-style-name="P2" draw:layer="Wall" svg:x1="21.551cm" svg:y1="23.241cm" svg:x2="23.751cm" svg:y2="23.241cm">
            <text:p/>
          </draw:line>
          <draw:line draw:style-name="gr28" draw:text-style-name="P2" draw:layer="Wall" svg:x1="23.75cm" svg:y1="21.507cm" svg:x2="21.06cm" svg:y2="19.982cm">
            <text:p/>
          </draw:line>
          <draw:line draw:style-name="gr28" draw:text-style-name="P2" draw:layer="Wall" svg:x1="21.06cm" svg:y1="19.982cm" svg:x2="20.775cm" svg:y2="19.67cm">
            <text:p/>
          </draw:line>
          <draw:line draw:style-name="gr28" draw:text-style-name="P2" draw:layer="Wall" svg:x1="20.775cm" svg:y1="19.67cm" svg:x2="20.532cm" svg:y2="19.282cm">
            <text:p/>
          </draw:line>
          <draw:line draw:style-name="gr28" draw:text-style-name="P2" draw:layer="Wall" svg:x1="20.532cm" svg:y1="19.282cm" svg:x2="20.417cm" svg:y2="18.901cm">
            <text:p/>
          </draw:line>
          <draw:line draw:style-name="gr28" draw:text-style-name="P2" draw:layer="Wall" svg:x1="20.417cm" svg:y1="18.901cm" svg:x2="20.417cm" svg:y2="18.45cm">
            <text:p/>
          </draw:line>
          <draw:line draw:style-name="gr28" draw:text-style-name="P2" draw:layer="Wall" svg:x1="20.417cm" svg:y1="18.45cm" svg:x2="20.417cm" svg:y2="17.656cm">
            <text:p/>
          </draw:line>
          <draw:line draw:style-name="gr28" draw:text-style-name="P2" draw:layer="Wall" svg:x1="18.673cm" svg:y1="15.664cm" svg:x2="17.496cm" svg:y2="15.664cm">
            <text:p/>
          </draw:line>
          <draw:line draw:style-name="gr28" draw:text-style-name="P2" draw:layer="Wall" svg:x1="18.673cm" svg:y1="15.664cm" svg:x2="28.3cm" svg:y2="15.664cm">
            <text:p/>
          </draw:line>
          <draw:line draw:style-name="gr28" draw:text-style-name="P2" draw:layer="Wall" svg:x1="30.015cm" svg:y1="17.656cm" svg:x2="20.417cm" svg:y2="17.656cm">
            <text:p/>
          </draw:line>
          <draw:line draw:style-name="gr28" draw:text-style-name="P2" draw:layer="Wall" svg:x1="28.661cm" svg:y1="14.968cm" svg:x2="28.151cm" svg:y2="13.651cm">
            <text:p/>
          </draw:line>
          <draw:line draw:style-name="gr28" draw:text-style-name="P2" draw:layer="Wall" svg:x1="28.261cm" svg:y1="15.66cm" svg:x2="28.661cm" svg:y2="14.968cm">
            <text:p/>
          </draw:line>
          <draw:line draw:style-name="gr28" draw:text-style-name="P2" draw:layer="Wall" svg:x1="30.362cm" svg:y1="11.279cm" svg:x2="28.654cm" svg:y2="11.276cm">
            <text:p/>
          </draw:line>
          <draw:line draw:style-name="gr28" draw:text-style-name="P2" draw:layer="Wall" svg:x1="28.654cm" svg:y1="11.276cm" svg:x2="28.654cm" svg:y2="10.777cm">
            <text:p/>
          </draw:line>
          <draw:line draw:style-name="gr28" draw:text-style-name="P2" draw:layer="Wall" svg:x1="24.732cm" svg:y1="13.317cm" svg:x2="26.036cm" svg:y2="13.317cm">
            <text:p/>
          </draw:line>
          <draw:line draw:style-name="gr28" draw:text-style-name="P2" draw:layer="Wall" svg:x1="26.036cm" svg:y1="13.317cm" svg:x2="26.02cm" svg:y2="11.252cm">
            <text:p/>
          </draw:line>
          <draw:line draw:style-name="gr28" draw:text-style-name="P2" draw:layer="Wall" svg:x1="26.02cm" svg:y1="11.252cm" svg:x2="27.16cm" svg:y2="11.246cm">
            <text:p/>
          </draw:line>
          <draw:line draw:style-name="gr28" draw:text-style-name="P2" draw:layer="Wall" svg:x1="27.16cm" svg:y1="11.246cm" svg:x2="28.151cm" svg:y2="13.651cm">
            <text:p/>
          </draw:line>
          <draw:line draw:style-name="gr28" draw:text-style-name="P2" draw:layer="Wall" svg:x1="28.654cm" svg:y1="10.777cm" svg:x2="28.651cm" svg:y2="8.501cm">
            <text:p/>
          </draw:line>
          <draw:line draw:style-name="gr28" draw:text-style-name="P2" draw:layer="Wall" svg:x1="29.55cm" svg:y1="9.689cm" svg:x2="29.55cm" svg:y2="8.506cm">
            <text:p/>
          </draw:line>
          <draw:line draw:style-name="gr28" draw:text-style-name="P2" draw:layer="Wall" svg:x1="28.654cm" svg:y1="8.506cm" svg:x2="29.642cm" svg:y2="7.975cm">
            <text:p/>
          </draw:line>
          <draw:line draw:style-name="gr28" draw:text-style-name="P2" draw:layer="Wall" svg:x1="29.642cm" svg:y1="7.975cm" svg:x2="29.703cm" svg:y2="7.951cm">
            <text:p/>
          </draw:line>
          <draw:line draw:style-name="gr28" draw:text-style-name="P2" draw:layer="Wall" svg:x1="9.531cm" svg:y1="6.092cm" svg:x2="19.701cm" svg:y2="6.092cm">
            <text:p/>
          </draw:line>
          <draw:line draw:style-name="gr28" draw:text-style-name="P2" draw:layer="Wall" svg:x1="19.526cm" svg:y1="25.578cm" svg:x2="19.526cm" svg:y2="27.92cm">
            <text:p/>
          </draw:line>
          <draw:line draw:style-name="gr28" draw:text-style-name="P2" draw:layer="Wall" svg:x1="24.493cm" svg:y1="25.577cm" svg:x2="24.491cm" svg:y2="27.919cm">
            <text:p/>
          </draw:line>
          <draw:line draw:style-name="gr28" draw:text-style-name="P2" draw:layer="Wall" svg:x1="25.096cm" svg:y1="28.946cm" svg:x2="23.416cm" svg:y2="28.946cm">
            <text:p/>
          </draw:line>
          <draw:line draw:style-name="gr28" draw:text-style-name="P2" draw:layer="Wall" svg:x1="23.416cm" svg:y1="28.946cm" svg:x2="23.416cm" svg:y2="30.699cm">
            <text:p/>
          </draw:line>
          <draw:line draw:style-name="gr28" draw:text-style-name="P2" draw:layer="Wall" svg:x1="23.416cm" svg:y1="30.699cm" svg:x2="24.61cm" svg:y2="31.44cm">
            <text:p/>
          </draw:line>
          <draw:line draw:style-name="gr28" draw:text-style-name="P2" draw:layer="Wall" svg:x1="24.61cm" svg:y1="31.44cm" svg:x2="24.679cm" svg:y2="31.457cm">
            <text:p/>
          </draw:line>
          <draw:line draw:style-name="gr28" draw:text-style-name="P2" draw:layer="Wall" svg:x1="24.679cm" svg:y1="31.457cm" svg:x2="24.751cm" svg:y2="31.451cm">
            <text:p/>
          </draw:line>
          <draw:line draw:style-name="gr28" draw:text-style-name="P2" draw:layer="Wall" svg:x1="20.45cm" svg:y1="24.525cm" svg:x2="19.526cm" svg:y2="25.578cm">
            <text:p/>
          </draw:line>
          <draw:line draw:style-name="gr28" draw:text-style-name="P2" draw:layer="Wall" svg:x1="21.69cm" svg:y1="33.336cm" svg:x2="9.501cm" svg:y2="33.336cm">
            <text:p/>
          </draw:line>
          <draw:line draw:style-name="gr28" draw:text-style-name="P2" draw:layer="Wall" svg:x1="33.001cm" svg:y1="33.341cm" svg:x2="21.69cm" svg:y2="33.341cm">
            <text:p/>
          </draw:line>
          <draw:line draw:style-name="gr28" draw:text-style-name="P2" draw:layer="Wall" svg:x1="26.132cm" svg:y1="28.946cm" svg:x2="26.132cm" svg:y2="30.703cm">
            <text:p/>
          </draw:line>
          <draw:line draw:style-name="gr28" draw:text-style-name="P2" draw:layer="Wall" svg:x1="25.101cm" svg:y1="30.695cm" svg:x2="24.973cm" svg:y2="31.306cm">
            <text:p/>
          </draw:line>
          <draw:line draw:style-name="gr28" draw:text-style-name="P2" draw:layer="Wall" svg:x1="24.973cm" svg:y1="31.306cm" svg:x2="24.751cm" svg:y2="31.451cm">
            <text:p/>
          </draw:line>
          <draw:line draw:style-name="gr28" draw:text-style-name="P2" draw:layer="Wall" svg:x1="38.651cm" svg:y1="17.64cm" svg:x2="38.651cm" svg:y2="21.8cm">
            <text:p/>
          </draw:line>
          <draw:line draw:style-name="gr28" draw:text-style-name="P2" draw:layer="Wall" svg:x1="38.651cm" svg:y1="23.345cm" svg:x2="41.073cm" svg:y2="23.345cm">
            <text:p/>
          </draw:line>
          <draw:line draw:style-name="gr28" draw:text-style-name="P2" draw:layer="Wall" svg:x1="39.302cm" svg:y1="13.651cm" svg:x2="38.901cm" svg:y2="13.651cm">
            <text:p/>
          </draw:line>
          <draw:line draw:style-name="gr28" draw:text-style-name="P2" draw:layer="Wall" svg:x1="35.251cm" svg:y1="13.651cm" svg:x2="36.973cm" svg:y2="10.256cm">
            <text:p/>
          </draw:line>
          <draw:line draw:style-name="gr28" draw:text-style-name="P2" draw:layer="Wall" svg:x1="36.973cm" svg:y1="10.256cm" svg:x2="38.611cm" svg:y2="10.251cm">
            <text:p/>
          </draw:line>
          <draw:line draw:style-name="gr28" draw:text-style-name="P2" draw:layer="Wall" svg:x1="38.611cm" svg:y1="10.251cm" svg:x2="38.611cm" svg:y2="10.001cm">
            <text:p/>
          </draw:line>
          <draw:line draw:style-name="gr28" draw:text-style-name="P2" draw:layer="Wall" svg:x1="38.611cm" svg:y1="10.001cm" svg:x2="39.043cm" svg:y2="10.001cm">
            <text:p/>
          </draw:line>
          <draw:line draw:style-name="gr28" draw:text-style-name="P2" draw:layer="Wall" svg:x1="29.701cm" svg:y1="7.951cm" svg:x2="29.798cm" svg:y2="7.984cm">
            <text:p/>
          </draw:line>
          <draw:line draw:style-name="gr28" draw:text-style-name="P2" draw:layer="Wall" svg:x1="29.798cm" svg:y1="7.984cm" svg:x2="29.872cm" svg:y2="8.031cm">
            <text:p/>
          </draw:line>
          <draw:line draw:style-name="gr28" draw:text-style-name="P2" draw:layer="Wall" svg:x1="29.872cm" svg:y1="8.031cm" svg:x2="29.924cm" svg:y2="8.07cm">
            <text:p/>
          </draw:line>
          <draw:line draw:style-name="gr28" draw:text-style-name="P2" draw:layer="Wall" svg:x1="29.924cm" svg:y1="8.07cm" svg:x2="29.95cm" svg:y2="8.079cm">
            <text:p/>
          </draw:line>
          <draw:line draw:style-name="gr28" draw:text-style-name="P2" draw:layer="Wall" svg:x1="29.95cm" svg:y1="8.079cm" svg:x2="30.356cm" svg:y2="8.507cm">
            <text:p/>
          </draw:line>
          <draw:line draw:style-name="gr28" draw:text-style-name="P2" draw:layer="Wall" svg:x1="19.7cm" svg:y1="6.083cm" svg:x2="37.325cm" svg:y2="6.101cm">
            <text:p/>
          </draw:line>
          <draw:line draw:style-name="gr28" draw:text-style-name="P2" draw:layer="Wall" svg:x1="37.325cm" svg:y1="6.101cm" svg:x2="37.325cm" svg:y2="4.75cm">
            <text:p/>
          </draw:line>
          <draw:line draw:style-name="gr28" draw:text-style-name="P2" draw:layer="Wall" svg:x1="37.325cm" svg:y1="4.75cm" svg:x2="48.08cm" svg:y2="4.752cm">
            <text:p/>
          </draw:line>
          <draw:line draw:style-name="gr28" draw:text-style-name="P2" draw:layer="Wall" svg:x1="47.21cm" svg:y1="12.9cm" svg:x2="48.08cm" svg:y2="4.752cm">
            <text:p/>
          </draw:line>
          <draw:line draw:style-name="gr28" draw:text-style-name="P2" draw:layer="Wall" svg:x1="39.043cm" svg:y1="10.001cm" svg:x2="39.302cm" svg:y2="10.001cm">
            <text:p/>
          </draw:line>
          <draw:line draw:style-name="gr28" draw:text-style-name="P2" draw:layer="Wall" svg:x1="46.023cm" svg:y1="23.901cm" svg:x2="46.023cm" svg:y2="23.351cm">
            <text:p/>
          </draw:line>
          <draw:line draw:style-name="gr28" draw:text-style-name="P2" draw:layer="Wall" svg:x1="46.023cm" svg:y1="23.351cm" svg:x2="45.851cm" svg:y2="22.801cm">
            <text:p/>
          </draw:line>
          <draw:line draw:style-name="gr28" draw:text-style-name="P2" draw:layer="Wall" svg:x1="45.851cm" svg:y1="22.801cm" svg:x2="45.401cm" svg:y2="22.201cm">
            <text:p/>
          </draw:line>
          <draw:line draw:style-name="gr28" draw:text-style-name="P2" draw:layer="Wall" svg:x1="45.401cm" svg:y1="22.201cm" svg:x2="44.827cm" svg:y2="21.825cm">
            <text:p/>
          </draw:line>
          <draw:line draw:style-name="gr28" draw:text-style-name="P2" draw:layer="Wall" svg:x1="44.827cm" svg:y1="21.825cm" svg:x2="44.251cm" svg:y2="21.658cm">
            <text:p/>
          </draw:line>
          <draw:line draw:style-name="gr28" draw:text-style-name="P2" draw:layer="Wall" svg:x1="41.073cm" svg:y1="23.345cm" svg:x2="42.411cm" svg:y2="23.343cm">
            <text:p/>
          </draw:line>
          <draw:line draw:style-name="gr28" draw:text-style-name="P2" draw:layer="Wall" svg:x1="42.412cm" svg:y1="23.345cm" svg:x2="42.412cm" svg:y2="27.933cm">
            <text:p/>
          </draw:line>
          <draw:line draw:style-name="gr28" draw:text-style-name="P2" draw:layer="Wall" svg:x1="45.012cm" svg:y1="33.341cm" svg:x2="46.023cm" svg:y2="23.901cm">
            <text:p/>
          </draw:line>
          <draw:line draw:style-name="gr28" draw:text-style-name="P2" draw:layer="Wall" svg:x1="24.494cm" svg:y1="23.241cm" svg:x2="23.751cm" svg:y2="23.241cm">
            <text:p/>
          </draw:line>
          <draw:line draw:style-name="gr28" draw:text-style-name="P2" draw:layer="Wall" svg:x1="23.75cm" svg:y1="21.507cm" svg:x2="24.269cm" svg:y2="21.686cm">
            <text:p/>
          </draw:line>
          <draw:line draw:style-name="gr28" draw:text-style-name="P2" draw:layer="Wall" svg:x1="24.269cm" svg:y1="21.686cm" svg:x2="29.634cm" svg:y2="21.684cm">
            <text:p/>
          </draw:line>
          <draw:line draw:style-name="gr28" draw:text-style-name="P2" draw:layer="Wall" svg:x1="38.651cm" svg:y1="21.8cm" svg:x2="29.634cm" svg:y2="21.8cm">
            <text:p/>
          </draw:line>
          <draw:line draw:style-name="gr28" draw:text-style-name="P2" draw:layer="Wall" svg:x1="45.012cm" svg:y1="33.341cm" svg:x2="33.001cm" svg:y2="33.341cm">
            <text:p/>
          </draw:line>
          <draw:line draw:style-name="gr28" draw:text-style-name="P2" draw:layer="Wall" svg:x1="35.251cm" svg:y1="13.651cm" svg:x2="38.901cm" svg:y2="13.651cm">
            <text:p/>
          </draw:line>
          <draw:line draw:style-name="gr28" draw:text-style-name="P2" draw:layer="Wall" svg:x1="38.651cm" svg:y1="17.649cm" svg:x2="30.015cm" svg:y2="17.656cm">
            <text:p/>
          </draw:line>
          <draw:rect draw:style-name="gr29" draw:text-style-name="P2" draw:layer="Wall" svg:width="1.643cm" svg:height="1.028cm" svg:x="13.089cm" svg:y="11.289cm">
            <text:p/>
          </draw:rect>
          <draw:rect draw:style-name="gr30" draw:text-style-name="P2" draw:layer="Wall" svg:width="1.643cm" svg:height="1.031cm" svg:x="13.089cm" svg:y="14.632cm">
            <text:p/>
          </draw:rect>
          <draw:rect draw:style-name="gr31" draw:text-style-name="P2" draw:layer="Wall" svg:width="9.999cm" svg:height="4.375cm" svg:x="14.732cm" svg:y="11.288cm">
            <text:p/>
          </draw:rect>
          <draw:rect draw:style-name="gr32" draw:text-style-name="P2" draw:layer="Wall" svg:width="1.624cm" svg:height="2.349cm" svg:x="24.732cm" svg:y="13.314cm">
            <text:p/>
          </draw:rect>
          <draw:line draw:style-name="gr28" draw:text-style-name="P2" draw:layer="Wall" svg:x1="27.172cm" svg:y1="11.246cm" svg:x2="26.02cm" svg:y2="11.246cm">
            <text:p/>
          </draw:line>
          <draw:line draw:style-name="gr28" draw:text-style-name="P2" draw:layer="Wall" svg:x1="26.02cm" svg:y1="11.246cm" svg:x2="26.036cm" svg:y2="13.315cm">
            <text:p/>
          </draw:line>
          <draw:line draw:style-name="gr28" draw:text-style-name="P2" draw:layer="Wall" svg:x1="26.036cm" svg:y1="13.315cm" svg:x2="28.001cm" svg:y2="13.315cm">
            <text:p/>
          </draw:line>
          <draw:line draw:style-name="gr28" draw:text-style-name="P2" draw:layer="Wall" svg:x1="28.001cm" svg:y1="13.315cm" svg:x2="27.172cm" svg:y2="11.246cm">
            <text:p/>
          </draw:line>
          <draw:rect draw:style-name="gr33" draw:text-style-name="P2" draw:layer="Wall" svg:width="2.373cm" svg:height="1.7cm" svg:x="12.627cm" svg:y="16.7cm">
            <text:p/>
          </draw:rect>
          <draw:rect draw:style-name="gr34" draw:text-style-name="P2" draw:layer="Wall" svg:width="8.717cm" svg:height="4.574cm" svg:x="29.633cm" svg:y="23.345cm">
            <text:p/>
          </draw:rect>
          <draw:rect draw:style-name="gr35" draw:text-style-name="P2" draw:layer="Wall" svg:width="4.061cm" svg:height="2.829cm" svg:x="38.35cm" svg:y="23.344cm">
            <text:p/>
          </draw:rect>
          <draw:rect draw:style-name="gr36" draw:text-style-name="P2" draw:layer="Wall" svg:width="0.984cm" svg:height="1.745cm" svg:x="40.44cm" svg:y="26.173cm">
            <text:p/>
          </draw:rect>
          <draw:rect draw:style-name="gr37" draw:text-style-name="P2" draw:layer="Wall" svg:width="0.988cm" svg:height="1.745cm" svg:x="41.424cm" svg:y="26.173cm">
            <text:p/>
          </draw:rect>
          <draw:rect draw:style-name="gr38" draw:text-style-name="P2" draw:layer="Wall" svg:width="2.089cm" svg:height="1.745cm" svg:x="38.35cm" svg:y="26.173cm">
            <text:p/>
          </draw:rect>
          <draw:rect draw:style-name="gr39" draw:text-style-name="P2" draw:layer="Wall" svg:width="2.437cm" svg:height="2.337cm" svg:x="22.056cm" svg:y="23.24cm">
            <text:p/>
          </draw:rect>
          <draw:line draw:style-name="gr28" draw:text-style-name="P2" draw:layer="Wall" svg:x1="21.551cm" svg:y1="23.241cm" svg:x2="22.057cm" svg:y2="23.241cm">
            <text:p/>
          </draw:line>
          <draw:line draw:style-name="gr28" draw:text-style-name="P2" draw:layer="Wall" svg:x1="22.057cm" svg:y1="23.241cm" svg:x2="22.057cm" svg:y2="25.578cm">
            <text:p/>
          </draw:line>
          <draw:line draw:style-name="gr28" draw:text-style-name="P2" draw:layer="Wall" svg:x1="22.057cm" svg:y1="25.578cm" svg:x2="19.534cm" svg:y2="25.578cm">
            <text:p/>
          </draw:line>
          <draw:line draw:style-name="gr28" draw:text-style-name="P2" draw:layer="Wall" svg:x1="19.534cm" svg:y1="25.578cm" svg:x2="20.45cm" svg:y2="24.525cm">
            <text:p/>
          </draw:line>
          <draw:line draw:style-name="gr28" draw:text-style-name="P2" draw:layer="Wall" svg:x1="20.45cm" svg:y1="24.525cm" svg:x2="21.551cm" svg:y2="23.241cm">
            <text:p/>
          </draw:line>
          <draw:line draw:style-name="gr28" draw:text-style-name="P2" draw:layer="Wall" svg:x1="28.001cm" svg:y1="13.315cm" svg:x2="26.357cm" svg:y2="13.315cm">
            <text:p/>
          </draw:line>
          <draw:line draw:style-name="gr28" draw:text-style-name="P2" draw:layer="Wall" svg:x1="26.357cm" svg:y1="13.315cm" svg:x2="26.357cm" svg:y2="15.664cm">
            <text:p/>
          </draw:line>
          <draw:line draw:style-name="gr28" draw:text-style-name="P2" draw:layer="Wall" svg:x1="26.357cm" svg:y1="15.664cm" svg:x2="28.26cm" svg:y2="15.664cm">
            <text:p/>
          </draw:line>
          <draw:line draw:style-name="gr28" draw:text-style-name="P2" draw:layer="Wall" svg:x1="28.26cm" svg:y1="15.664cm" svg:x2="28.662cm" svg:y2="14.968cm">
            <text:p/>
          </draw:line>
          <draw:line draw:style-name="gr28" draw:text-style-name="P2" draw:layer="Wall" svg:x1="28.662cm" svg:y1="14.968cm" svg:x2="28.001cm" svg:y2="13.315cm">
            <text:p/>
          </draw:line>
          <draw:line draw:style-name="gr28" draw:text-style-name="P2" draw:layer="Wall" svg:x1="35.251cm" svg:y1="13.651cm" svg:x2="39.302cm" svg:y2="13.651cm">
            <text:p/>
          </draw:line>
          <draw:line draw:style-name="gr28" draw:text-style-name="P2" draw:layer="Wall" svg:x1="39.302cm" svg:y1="13.651cm" svg:x2="39.302cm" svg:y2="11.914cm">
            <text:p/>
          </draw:line>
          <draw:line draw:style-name="gr28" draw:text-style-name="P2" draw:layer="Wall" svg:x1="39.302cm" svg:y1="11.914cm" svg:x2="36.151cm" svg:y2="11.914cm">
            <text:p/>
          </draw:line>
          <draw:line draw:style-name="gr28" draw:text-style-name="P2" draw:layer="Wall" svg:x1="36.151cm" svg:y1="11.914cm" svg:x2="35.251cm" svg:y2="13.651cm">
            <text:p/>
          </draw:line>
          <draw:line draw:style-name="gr28" draw:text-style-name="P2" draw:layer="Wall" svg:x1="36.151cm" svg:y1="11.914cm" svg:x2="39.302cm" svg:y2="11.914cm">
            <text:p/>
          </draw:line>
          <draw:line draw:style-name="gr28" draw:text-style-name="P2" draw:layer="Wall" svg:x1="39.302cm" svg:y1="11.914cm" svg:x2="39.302cm" svg:y2="10.001cm">
            <text:p/>
          </draw:line>
          <draw:line draw:style-name="gr28" draw:text-style-name="P2" draw:layer="Wall" svg:x1="39.302cm" svg:y1="10.001cm" svg:x2="38.611cm" svg:y2="10.001cm">
            <text:p/>
          </draw:line>
          <draw:line draw:style-name="gr28" draw:text-style-name="P2" draw:layer="Wall" svg:x1="38.611cm" svg:y1="10.001cm" svg:x2="38.611cm" svg:y2="10.251cm">
            <text:p/>
          </draw:line>
          <draw:line draw:style-name="gr28" draw:text-style-name="P2" draw:layer="Wall" svg:x1="38.611cm" svg:y1="10.251cm" svg:x2="36.973cm" svg:y2="10.256cm">
            <text:p/>
          </draw:line>
          <draw:line draw:style-name="gr28" draw:text-style-name="P2" draw:layer="Wall" svg:x1="36.973cm" svg:y1="10.256cm" svg:x2="36.151cm" svg:y2="11.914cm">
            <text:p/>
          </draw:line>
          <draw:line draw:style-name="gr28" draw:text-style-name="P2" draw:layer="Wall" svg:x1="29.634cm" svg:y1="21.684cm" svg:x2="29.634cm" svg:y2="21.8cm">
            <text:p/>
          </draw:line>
          <draw:line draw:style-name="gr40" draw:text-style-name="P2" draw:layer="Wall" svg:x1="23cm" svg:y1="14.4cm" svg:x2="22.5cm" svg:y2="14.4cm">
            <text:p/>
          </draw:line>
          <draw:line draw:style-name="gr40" draw:text-style-name="P2" draw:layer="Wall" svg:x1="16.45cm" svg:y1="11.288cm" svg:x2="16.45cm" svg:y2="15.664cm">
            <text:p/>
          </draw:line>
          <draw:line draw:style-name="gr40" draw:text-style-name="P2" draw:layer="Wall" svg:x1="17.9cm" svg:y1="11.288cm" svg:x2="17.9cm" svg:y2="15.663cm">
            <text:p/>
          </draw:line>
          <draw:line draw:style-name="gr40" draw:text-style-name="P2" draw:layer="Wall" svg:x1="17.9cm" svg:y1="13.4cm" svg:x2="17.55cm" svg:y2="13.4cm">
            <text:p/>
          </draw:line>
          <draw:line draw:style-name="gr40" draw:text-style-name="P2" draw:layer="Wall" svg:x1="16.8cm" svg:y1="13.4cm" svg:x2="16.45cm" svg:y2="13.4cm">
            <text:p/>
          </draw:line>
          <draw:line draw:style-name="gr40" draw:text-style-name="P2" draw:layer="Wall" svg:x1="14.732cm" svg:y1="12.05cm" svg:x2="17.9cm" svg:y2="12.05cm">
            <text:p/>
          </draw:line>
          <draw:line draw:style-name="gr40" draw:text-style-name="P2" draw:layer="Wall" svg:x1="24.732cm" svg:y1="12.05cm" svg:x2="22.501cm" svg:y2="12.05cm">
            <text:p/>
          </draw:line>
          <draw:line draw:style-name="gr40" draw:text-style-name="P2" draw:layer="Wall" svg:x1="23cm" svg:y1="11.288cm" svg:x2="23cm" svg:y2="15.663cm">
            <text:p/>
          </draw:line>
          <draw:line draw:style-name="gr40" draw:text-style-name="P2" draw:layer="Wall" svg:x1="20.2cm" svg:y1="11.289cm" svg:x2="20.2cm" svg:y2="13.285cm">
            <text:p/>
          </draw:line>
          <draw:line draw:style-name="gr40" draw:text-style-name="P2" draw:layer="Wall" svg:x1="30.1cm" svg:y1="23.45cm" svg:x2="29.75cm" svg:y2="23.45cm">
            <text:p/>
          </draw:line>
          <draw:line draw:style-name="gr40" draw:text-style-name="P2" draw:layer="Wall" svg:x1="32.45cm" svg:y1="24.3cm" svg:x2="35.5cm" svg:y2="24.3cm">
            <text:p/>
          </draw:line>
          <draw:line draw:style-name="gr40" draw:text-style-name="P2" draw:layer="Wall" svg:x1="30.9cm" svg:y1="25.15cm" svg:x2="37.2cm" svg:y2="25.15cm">
            <text:p/>
          </draw:line>
          <draw:line draw:style-name="gr40" draw:text-style-name="P2" draw:layer="Wall" svg:x1="29.75cm" svg:y1="27.919cm" svg:x2="29.75cm" svg:y2="23.45cm">
            <text:p/>
          </draw:line>
          <draw:line draw:style-name="gr40" draw:text-style-name="P2" draw:layer="Wall" svg:x1="29.75cm" svg:y1="27.15cm" svg:x2="37cm" svg:y2="27.15cm">
            <text:p/>
          </draw:line>
          <draw:line draw:style-name="gr40" draw:text-style-name="P2" draw:layer="Wall" svg:x1="34.75cm" svg:y1="27.919cm" svg:x2="34.75cm" svg:y2="25.15cm">
            <text:p/>
          </draw:line>
          <draw:line draw:style-name="gr40" draw:text-style-name="P2" draw:layer="Wall" svg:x1="31.3cm" svg:y1="23.45cm" svg:x2="31.3cm" svg:y2="24.45cm">
            <text:p/>
          </draw:line>
          <draw:line draw:style-name="gr40" draw:text-style-name="P2" draw:layer="Wall" svg:x1="30.1cm" svg:y1="25.15cm" svg:x2="29.75cm" svg:y2="25.15cm">
            <text:p/>
          </draw:line>
          <draw:line draw:style-name="gr40" draw:text-style-name="P2" draw:layer="Wall" svg:x1="38.35cm" svg:y1="23.45cm" svg:x2="38cm" svg:y2="23.45cm">
            <text:p/>
          </draw:line>
          <draw:line draw:style-name="gr40" draw:text-style-name="P2" draw:layer="Wall" svg:x1="38.35cm" svg:y1="25.15cm" svg:x2="38cm" svg:y2="25.15cm">
            <text:p/>
          </draw:line>
          <draw:line draw:style-name="gr40" draw:text-style-name="P2" draw:layer="Wall" svg:x1="30.75cm" svg:y1="23.45cm" svg:x2="37.3cm" svg:y2="23.45cm">
            <text:p/>
          </draw:line>
          <draw:line draw:style-name="gr40" draw:text-style-name="P2" draw:layer="Wall" svg:x1="36.65cm" svg:y1="23.45cm" svg:x2="36.65cm" svg:y2="24.45cm">
            <text:p/>
          </draw:line>
          <draw:polygon draw:style-name="gr41" draw:text-style-name="P2" draw:layer="Wall" svg:width="0.899cm" svg:height="2.049cm" svg:x="14.3cm" svg:y="29.5cm" svg:viewBox="0 0 900 2050" draw:points="0,0 900,0 900,1550 550,2000 450,2050 400,2050 350,2000 0,1550">
            <text:p/>
          </draw:polygon>
          <draw:polygon draw:style-name="gr41" draw:text-style-name="P2" draw:layer="Wall" svg:width="0.899cm" svg:height="1.749cm" draw:transform="rotate (-3.14159265358979) translate (42.6cm 9.65cm)" svg:viewBox="0 0 900 1750" draw:points="0,0 900,0 900,1250 550,1700 450,1750 400,1750 350,1700 0,1250">
            <text:p/>
          </draw:polygon>
          <draw:rect draw:style-name="gr33" draw:text-style-name="P2" draw:layer="Wall" svg:width="2.373cm" svg:height="1.65cm" svg:x="12.627cm" svg:y="18.4cm">
            <text:p/>
          </draw:rect>
          <draw:rect draw:style-name="gr33" draw:text-style-name="P2" draw:layer="Wall" svg:width="2.373cm" svg:height="1.9cm" svg:x="12.627cm" svg:y="20.05cm">
            <text:p/>
          </draw:rect>
          <draw:line draw:style-name="gr42" draw:text-style-name="P2" draw:layer="Wall" svg:x1="47.21cm" svg:y1="12.9cm" svg:x2="46.85cm" svg:y2="14.25cm">
            <text:p/>
          </draw:line>
          <draw:line draw:style-name="gr42" draw:text-style-name="P2" draw:layer="Wall" svg:x1="46.85cm" svg:y1="14.25cm" svg:x2="46.022cm" svg:y2="15.45cm">
            <text:p/>
          </draw:line>
          <draw:line draw:style-name="gr42" draw:text-style-name="P2" draw:layer="Wall" svg:x1="46.022cm" svg:y1="15.45cm" svg:x2="42.901cm" svg:y2="17.55cm">
            <text:p/>
          </draw:line>
          <draw:line draw:style-name="gr42" draw:text-style-name="P2" draw:layer="Wall" svg:x1="42.901cm" svg:y1="17.55cm" svg:x2="42.881cm" svg:y2="21.655cm">
            <text:p/>
          </draw:line>
          <draw:line draw:style-name="gr42" draw:text-style-name="P2" draw:layer="Wall" svg:x1="42.9cm" svg:y1="17.75cm" svg:x2="42.5cm" svg:y2="18.05cm">
            <text:p/>
          </draw:line>
          <draw:line draw:style-name="gr42" draw:text-style-name="P2" draw:layer="Wall" svg:x1="42.5cm" svg:y1="18.05cm" svg:x2="42.349cm" svg:y2="18.25cm">
            <text:p/>
          </draw:line>
          <draw:line draw:style-name="gr42" draw:text-style-name="P2" draw:layer="Wall" svg:x1="42.349cm" svg:y1="18.25cm" svg:x2="42.2cm" svg:y2="18.599cm">
            <text:p/>
          </draw:line>
          <draw:line draw:style-name="gr42" draw:text-style-name="P2" draw:layer="Wall" svg:x1="42.2cm" svg:y1="18.6cm" svg:x2="42.2cm" svg:y2="21.656cm">
            <text:p/>
          </draw:line>
          <draw:line draw:style-name="gr42" draw:text-style-name="P2" draw:layer="Wall" svg:x1="42.2cm" svg:y1="21.656cm" svg:x2="44.251cm" svg:y2="21.656cm">
            <text:p/>
          </draw:line>
          <draw:rect draw:style-name="gr30" draw:text-style-name="P2" draw:layer="Wall" svg:width="1.643cm" svg:height="2.315cm" svg:x="13.09cm" svg:y="12.318cm">
            <text:p/>
          </draw:rect>
          <draw:line draw:style-name="gr40" draw:text-style-name="P2" draw:layer="Wall" svg:x1="15.55cm" svg:y1="11.288cm" svg:x2="15.55cm" svg:y2="12.05cm">
            <text:p/>
          </draw:line>
          <draw:line draw:style-name="gr28" draw:text-style-name="P2" draw:layer="Wall" svg:x1="24.6cm" svg:y1="30.702cm" svg:x2="24.6cm" svg:y2="28.946cm">
            <text:p/>
          </draw:line>
          <draw:line draw:style-name="gr28" draw:text-style-name="P2" draw:layer="Wall" svg:x1="26.132cm" svg:y1="30.699cm" svg:x2="23.416cm" svg:y2="30.699cm">
            <text:p/>
          </draw:line>
          <draw:line draw:style-name="gr28" draw:text-style-name="P2" draw:layer="Wall" svg:x1="24.6cm" svg:y1="29.847cm" svg:x2="23.416cm" svg:y2="29.847cm">
            <text:p/>
          </draw:line>
          <draw:line draw:style-name="gr28" draw:text-style-name="P2" draw:layer="Wall" svg:x1="26.132cm" svg:y1="28.946cm" svg:x2="25.7cm" svg:y2="28.946cm">
            <text:p/>
          </draw:line>
          <draw:line draw:style-name="gr28" draw:text-style-name="P2" draw:layer="Wall" svg:x1="19.525cm" svg:y1="27.919cm" svg:x2="24.491cm" svg:y2="27.919cm">
            <text:p/>
          </draw:line>
          <draw:line draw:style-name="gr28" draw:text-style-name="P2" draw:layer="Wall" svg:x1="22.818cm" svg:y1="25.577cm" svg:x2="22.816cm" svg:y2="27.919cm">
            <text:p/>
          </draw:line>
          <draw:line draw:style-name="gr28" draw:text-style-name="P2" draw:layer="Wall" svg:x1="21.204cm" svg:y1="25.577cm" svg:x2="21.202cm" svg:y2="27.919cm">
            <text:p/>
          </draw:line>
          <draw:line draw:style-name="gr28" draw:text-style-name="P2" draw:layer="Wall" svg:x1="30.361cm" svg:y1="10.139cm" svg:x2="30.361cm" svg:y2="8.506cm">
            <text:p/>
          </draw:line>
          <draw:line draw:style-name="gr28" draw:text-style-name="P2" draw:layer="Wall" svg:x1="30.361cm" svg:y1="11.283cm" svg:x2="30.361cm" svg:y2="10.772cm">
            <text:p/>
          </draw:line>
          <draw:line draw:style-name="gr28" draw:text-style-name="P2" draw:layer="Wall" svg:x1="30.362cm" svg:y1="9.689cm" svg:x2="28.654cm" svg:y2="9.686cm">
            <text:p/>
          </draw:line>
          <draw:line draw:style-name="gr28" draw:text-style-name="P2" draw:layer="Wall" svg:x1="30.362cm" svg:y1="8.517cm" svg:x2="28.654cm" svg:y2="8.514cm">
            <text:p/>
          </draw:line>
        </draw:g>
        <draw:line draw:style-name="gr43" draw:text-style-name="P2" draw:layer="Detail" svg:x1="35.2cm" svg:y1="17.656cm" svg:x2="35.2cm" svg:y2="15.65cm">
          <text:p/>
        </draw:line>
        <draw:line draw:style-name="gr43" draw:text-style-name="P2" draw:layer="Detail" svg:x1="35.2cm" svg:y1="15.65cm" svg:x2="38.9cm" svg:y2="15.65cm">
          <text:p/>
        </draw:line>
        <draw:line draw:style-name="gr43" draw:text-style-name="P2" draw:layer="Detail" svg:x1="38.9cm" svg:y1="15.65cm" svg:x2="38.9cm" svg:y2="17.655cm">
          <text:p/>
        </draw:line>
        <draw:line draw:style-name="gr43" draw:text-style-name="P2" draw:layer="Detail" svg:x1="38.9cm" svg:y1="17.655cm" svg:x2="38.651cm" svg:y2="17.655cm">
          <text:p/>
        </draw:line>
        <draw:line draw:style-name="gr43" draw:text-style-name="P2" draw:layer="Detail" svg:x1="30.1cm" svg:y1="25.8cm" svg:x2="30.1cm" svg:y2="23.45cm">
          <text:p/>
        </draw:line>
        <draw:line draw:style-name="gr43" draw:text-style-name="P2" draw:layer="Detail" svg:x1="29.75cm" svg:y1="23.9cm" svg:x2="30.1cm" svg:y2="23.9cm">
          <text:p/>
        </draw:line>
        <draw:line draw:style-name="gr43" draw:text-style-name="P2" draw:layer="Detail" svg:x1="30.95cm" svg:y1="25.15cm" svg:x2="30.95cm" svg:y2="27.15cm">
          <text:p/>
        </draw:line>
        <draw:line draw:style-name="gr43" draw:text-style-name="P2" draw:layer="Detail" svg:x1="29.75cm" svg:y1="25.8cm" svg:x2="30.95cm" svg:y2="25.8cm">
          <text:p/>
        </draw:line>
        <draw:line draw:style-name="gr43" draw:text-style-name="P2" draw:layer="Detail" svg:x1="34.2cm" svg:y1="26.35cm" svg:x2="30.95cm" svg:y2="26.35cm">
          <text:p/>
        </draw:line>
        <draw:line draw:style-name="gr43" draw:text-style-name="P2" draw:layer="Detail" svg:x1="31.15cm" svg:y1="26.35cm" svg:x2="31.15cm" svg:y2="27.15cm">
          <text:p/>
        </draw:line>
        <draw:line draw:style-name="gr43" draw:text-style-name="P2" draw:layer="Detail" svg:x1="31.6cm" svg:y1="26.35cm" svg:x2="31.6cm" svg:y2="27.15cm">
          <text:p/>
        </draw:line>
        <draw:line draw:style-name="gr43" draw:text-style-name="P2" draw:layer="Detail" svg:x1="32.05cm" svg:y1="26.35cm" svg:x2="32.05cm" svg:y2="27.15cm">
          <text:p/>
        </draw:line>
        <draw:line draw:style-name="gr43" draw:text-style-name="P2" draw:layer="Detail" svg:x1="32.45cm" svg:y1="26.355cm" svg:x2="32.45cm" svg:y2="27.155cm">
          <text:p/>
        </draw:line>
        <draw:line draw:style-name="gr43" draw:text-style-name="P2" draw:layer="Detail" svg:x1="32.9cm" svg:y1="26.35cm" svg:x2="32.9cm" svg:y2="27.15cm">
          <text:p/>
        </draw:line>
        <draw:line draw:style-name="gr43" draw:text-style-name="P2" draw:layer="Detail" svg:x1="33.35cm" svg:y1="26.355cm" svg:x2="33.35cm" svg:y2="27.155cm">
          <text:p/>
        </draw:line>
        <draw:line draw:style-name="gr43" draw:text-style-name="P2" draw:layer="Detail" svg:x1="33.75cm" svg:y1="26.35cm" svg:x2="33.75cm" svg:y2="27.15cm">
          <text:p/>
        </draw:line>
        <draw:line draw:style-name="gr43" draw:text-style-name="P2" draw:layer="Detail" svg:x1="34.2cm" svg:y1="25.15cm" svg:x2="34.2cm" svg:y2="27.15cm">
          <text:p/>
        </draw:line>
        <draw:line draw:style-name="gr43" draw:text-style-name="P2" draw:layer="Detail" svg:x1="32.4cm" svg:y1="25.7cm" svg:x2="31.55cm" svg:y2="25.7cm">
          <text:p/>
        </draw:line>
        <draw:line draw:style-name="gr43" draw:text-style-name="P2" draw:layer="Detail" svg:x1="31.55cm" svg:y1="25.15cm" svg:x2="31.55cm" svg:y2="25.7cm">
          <text:p/>
        </draw:line>
        <draw:line draw:style-name="gr43" draw:text-style-name="P2" draw:layer="Detail" svg:x1="32.4cm" svg:y1="25.15cm" svg:x2="32.4cm" svg:y2="25.7cm">
          <text:p/>
        </draw:line>
        <draw:line draw:style-name="gr43" draw:text-style-name="P2" draw:layer="Detail" svg:x1="30.75cm" svg:y1="24.2cm" svg:x2="31.3cm" svg:y2="24.2cm">
          <text:p/>
        </draw:line>
        <draw:line draw:style-name="gr43" draw:text-style-name="P2" draw:layer="Detail" svg:x1="30.75cm" svg:y1="24.2cm" svg:x2="30.75cm" svg:y2="23.45cm">
          <text:p/>
        </draw:line>
        <draw:line draw:style-name="gr43" draw:text-style-name="P2" draw:layer="Detail" svg:x1="35.25cm" svg:y1="25.15cm" svg:x2="35.25cm" svg:y2="27.15cm">
          <text:p/>
        </draw:line>
        <draw:line draw:style-name="gr43" draw:text-style-name="P2" draw:layer="Detail" svg:x1="35.25cm" svg:y1="25.85cm" svg:x2="34.2cm" svg:y2="25.85cm">
          <text:p/>
        </draw:line>
        <draw:line draw:style-name="gr43" draw:text-style-name="P2" draw:layer="Detail" svg:x1="35.65cm" svg:y1="26.35cm" svg:x2="35.65cm" svg:y2="27.15cm">
          <text:p/>
        </draw:line>
        <draw:line draw:style-name="gr43" draw:text-style-name="P2" draw:layer="Detail" svg:x1="36.1cm" svg:y1="26.35cm" svg:x2="36.1cm" svg:y2="27.15cm">
          <text:p/>
        </draw:line>
        <draw:line draw:style-name="gr43" draw:text-style-name="P2" draw:layer="Detail" svg:x1="37cm" svg:y1="26.35cm" svg:x2="35.25cm" svg:y2="26.35cm">
          <text:p/>
        </draw:line>
        <draw:line draw:style-name="gr43" draw:text-style-name="P2" draw:layer="Detail" svg:x1="36.55cm" svg:y1="26.35cm" svg:x2="36.55cm" svg:y2="27.15cm">
          <text:p/>
        </draw:line>
        <draw:line draw:style-name="gr43" draw:text-style-name="P2" draw:layer="Detail" svg:x1="37cm" svg:y1="26.35cm" svg:x2="37cm" svg:y2="27.15cm">
          <text:p/>
        </draw:line>
        <draw:line draw:style-name="gr43" draw:text-style-name="P2" draw:layer="Detail" svg:x1="35.6cm" svg:y1="25.35cm" svg:x2="35.6cm" svg:y2="25.7cm">
          <text:p/>
        </draw:line>
        <draw:line draw:style-name="gr43" draw:text-style-name="P2" draw:layer="Detail" svg:x1="35.95cm" svg:y1="25.35cm" svg:x2="35.95cm" svg:y2="25.7cm">
          <text:p/>
        </draw:line>
        <draw:line draw:style-name="gr43" draw:text-style-name="P2" draw:layer="Detail" svg:x1="36.35cm" svg:y1="25.35cm" svg:x2="35.25cm" svg:y2="25.35cm">
          <text:p/>
        </draw:line>
        <draw:line draw:style-name="gr43" draw:text-style-name="P2" draw:layer="Detail" svg:x1="36.35cm" svg:y1="25.15cm" svg:x2="36.35cm" svg:y2="25.7cm">
          <text:p/>
        </draw:line>
        <draw:line draw:style-name="gr43" draw:text-style-name="P2" draw:layer="Detail" svg:x1="36.55cm" svg:y1="25.15cm" svg:x2="36.55cm" svg:y2="25.7cm">
          <text:p/>
        </draw:line>
        <draw:line draw:style-name="gr43" draw:text-style-name="P2" draw:layer="Detail" svg:x1="36.55cm" svg:y1="25.7cm" svg:x2="36.35cm" svg:y2="25.7cm">
          <text:p/>
        </draw:line>
        <draw:line draw:style-name="gr43" draw:text-style-name="P2" draw:layer="Detail" svg:x1="37.15cm" svg:y1="25.75cm" svg:x2="37.15cm" svg:y2="25.15cm">
          <text:p/>
        </draw:line>
        <draw:line draw:style-name="gr43" draw:text-style-name="P2" draw:layer="Detail" svg:x1="37.15cm" svg:y1="25.75cm" svg:x2="38.35cm" svg:y2="25.75cm">
          <text:p/>
        </draw:line>
        <draw:line draw:style-name="gr43" draw:text-style-name="P2" draw:layer="Detail" svg:x1="38cm" svg:y1="25.75cm" svg:x2="38cm" svg:y2="23.45cm">
          <text:p/>
        </draw:line>
        <draw:line draw:style-name="gr43" draw:text-style-name="P2" draw:layer="Detail" svg:x1="36.65cm" svg:y1="24.2cm" svg:x2="37.2cm" svg:y2="24.2cm">
          <text:p/>
        </draw:line>
        <draw:line draw:style-name="gr43" draw:text-style-name="P2" draw:layer="Detail" svg:x1="37.2cm" svg:y1="24.2cm" svg:x2="37.2cm" svg:y2="23.45cm">
          <text:p/>
        </draw:line>
        <draw:g>
          <draw:g>
            <draw:line draw:style-name="gr43" draw:text-style-name="P2" draw:layer="Detail" svg:x1="32.692cm" svg:y1="24.2cm" svg:x2="32.692cm" svg:y2="23.55cm">
              <text:p/>
            </draw:line>
            <draw:line draw:style-name="gr43" draw:text-style-name="P2" draw:layer="Detail" svg:x1="32.808cm" svg:y1="24.2cm" svg:x2="32.808cm" svg:y2="23.55cm">
              <text:p/>
            </draw:line>
            <draw:line draw:style-name="gr43" draw:text-style-name="P2" draw:layer="Detail" svg:x1="32.925cm" svg:y1="24.2cm" svg:x2="32.925cm" svg:y2="23.55cm">
              <text:p/>
            </draw:line>
            <draw:line draw:style-name="gr43" draw:text-style-name="P2" draw:layer="Detail" svg:x1="33.042cm" svg:y1="24.2cm" svg:x2="33.042cm" svg:y2="23.55cm">
              <text:p/>
            </draw:line>
            <draw:line draw:style-name="gr43" draw:text-style-name="P2" draw:layer="Detail" svg:x1="33.158cm" svg:y1="24.2cm" svg:x2="33.158cm" svg:y2="23.55cm">
              <text:p/>
            </draw:line>
            <draw:line draw:style-name="gr43" draw:text-style-name="P2" draw:layer="Detail" svg:x1="33.275cm" svg:y1="24.2cm" svg:x2="33.275cm" svg:y2="23.55cm">
              <text:p/>
            </draw:line>
            <draw:line draw:style-name="gr43" draw:text-style-name="P2" draw:layer="Detail" svg:x1="33.392cm" svg:y1="24.2cm" svg:x2="33.392cm" svg:y2="23.55cm">
              <text:p/>
            </draw:line>
            <draw:line draw:style-name="gr43" draw:text-style-name="P2" draw:layer="Detail" svg:x1="33.508cm" svg:y1="24.2cm" svg:x2="33.508cm" svg:y2="23.55cm">
              <text:p/>
            </draw:line>
            <draw:line draw:style-name="gr43" draw:text-style-name="P2" draw:layer="Detail" svg:x1="33.625cm" svg:y1="24.2cm" svg:x2="33.625cm" svg:y2="23.55cm">
              <text:p/>
            </draw:line>
            <draw:line draw:style-name="gr43" draw:text-style-name="P2" draw:layer="Detail" svg:x1="33.742cm" svg:y1="24.2cm" svg:x2="33.742cm" svg:y2="23.55cm">
              <text:p/>
            </draw:line>
            <draw:line draw:style-name="gr43" draw:text-style-name="P2" draw:layer="Detail" svg:x1="33.858cm" svg:y1="24.2cm" svg:x2="33.858cm" svg:y2="23.55cm">
              <text:p/>
            </draw:line>
            <draw:line draw:style-name="gr43" draw:text-style-name="P2" draw:layer="Detail" svg:x1="33.975cm" svg:y1="24.2cm" svg:x2="33.975cm" svg:y2="23.55cm">
              <text:p/>
            </draw:line>
            <draw:line draw:style-name="gr43" draw:text-style-name="P2" draw:layer="Detail" svg:x1="34.092cm" svg:y1="24.2cm" svg:x2="34.092cm" svg:y2="23.55cm">
              <text:p/>
            </draw:line>
            <draw:line draw:style-name="gr43" draw:text-style-name="P2" draw:layer="Detail" svg:x1="34.208cm" svg:y1="24.2cm" svg:x2="34.208cm" svg:y2="23.55cm">
              <text:p/>
            </draw:line>
            <draw:line draw:style-name="gr43" draw:text-style-name="P2" draw:layer="Detail" svg:x1="34.325cm" svg:y1="24.2cm" svg:x2="34.325cm" svg:y2="23.55cm">
              <text:p/>
            </draw:line>
            <draw:line draw:style-name="gr43" draw:text-style-name="P2" draw:layer="Detail" svg:x1="34.442cm" svg:y1="24.2cm" svg:x2="34.442cm" svg:y2="23.55cm">
              <text:p/>
            </draw:line>
            <draw:line draw:style-name="gr43" draw:text-style-name="P2" draw:layer="Detail" svg:x1="34.558cm" svg:y1="24.2cm" svg:x2="34.558cm" svg:y2="23.55cm">
              <text:p/>
            </draw:line>
            <draw:line draw:style-name="gr43" draw:text-style-name="P2" draw:layer="Detail" svg:x1="34.675cm" svg:y1="24.2cm" svg:x2="34.675cm" svg:y2="23.55cm">
              <text:p/>
            </draw:line>
            <draw:line draw:style-name="gr43" draw:text-style-name="P2" draw:layer="Detail" svg:x1="34.792cm" svg:y1="24.2cm" svg:x2="34.792cm" svg:y2="23.55cm">
              <text:p/>
            </draw:line>
            <draw:line draw:style-name="gr43" draw:text-style-name="P2" draw:layer="Detail" svg:x1="34.908cm" svg:y1="24.2cm" svg:x2="34.908cm" svg:y2="23.55cm">
              <text:p/>
            </draw:line>
            <draw:line draw:style-name="gr43" draw:text-style-name="P2" draw:layer="Detail" svg:x1="35.025cm" svg:y1="24.2cm" svg:x2="35.025cm" svg:y2="23.55cm">
              <text:p/>
            </draw:line>
            <draw:line draw:style-name="gr43" draw:text-style-name="P2" draw:layer="Detail" svg:x1="35.142cm" svg:y1="24.2cm" svg:x2="35.142cm" svg:y2="23.55cm">
              <text:p/>
            </draw:line>
            <draw:line draw:style-name="gr43" draw:text-style-name="P2" draw:layer="Detail" svg:x1="35.258cm" svg:y1="24.2cm" svg:x2="35.258cm" svg:y2="23.55cm">
              <text:p/>
            </draw:line>
            <draw:line draw:style-name="gr43" draw:text-style-name="P2" draw:layer="Detail" svg:x1="35.375cm" svg:y1="24.2cm" svg:x2="35.375cm" svg:y2="23.55cm">
              <text:p/>
            </draw:line>
            <draw:line draw:style-name="gr43" draw:text-style-name="P2" draw:layer="Detail" svg:x1="32.575cm" svg:y1="25.05cm" svg:x2="32.575cm" svg:y2="24.4cm">
              <text:p/>
            </draw:line>
            <draw:line draw:style-name="gr43" draw:text-style-name="P2" draw:layer="Detail" svg:x1="32.692cm" svg:y1="25.05cm" svg:x2="32.692cm" svg:y2="24.4cm">
              <text:p/>
            </draw:line>
            <draw:line draw:style-name="gr43" draw:text-style-name="P2" draw:layer="Detail" svg:x1="32.808cm" svg:y1="25.05cm" svg:x2="32.808cm" svg:y2="24.4cm">
              <text:p/>
            </draw:line>
            <draw:line draw:style-name="gr43" draw:text-style-name="P2" draw:layer="Detail" svg:x1="32.925cm" svg:y1="25.05cm" svg:x2="32.925cm" svg:y2="24.4cm">
              <text:p/>
            </draw:line>
            <draw:line draw:style-name="gr43" draw:text-style-name="P2" draw:layer="Detail" svg:x1="33.042cm" svg:y1="25.05cm" svg:x2="33.042cm" svg:y2="24.4cm">
              <text:p/>
            </draw:line>
            <draw:line draw:style-name="gr43" draw:text-style-name="P2" draw:layer="Detail" svg:x1="33.158cm" svg:y1="25.05cm" svg:x2="33.158cm" svg:y2="24.4cm">
              <text:p/>
            </draw:line>
            <draw:line draw:style-name="gr43" draw:text-style-name="P2" draw:layer="Detail" svg:x1="33.275cm" svg:y1="25.05cm" svg:x2="33.275cm" svg:y2="24.4cm">
              <text:p/>
            </draw:line>
            <draw:line draw:style-name="gr43" draw:text-style-name="P2" draw:layer="Detail" svg:x1="33.392cm" svg:y1="25.05cm" svg:x2="33.392cm" svg:y2="24.4cm">
              <text:p/>
            </draw:line>
            <draw:line draw:style-name="gr43" draw:text-style-name="P2" draw:layer="Detail" svg:x1="33.508cm" svg:y1="25.05cm" svg:x2="33.508cm" svg:y2="24.4cm">
              <text:p/>
            </draw:line>
            <draw:line draw:style-name="gr43" draw:text-style-name="P2" draw:layer="Detail" svg:x1="33.625cm" svg:y1="25.05cm" svg:x2="33.625cm" svg:y2="24.4cm">
              <text:p/>
            </draw:line>
            <draw:line draw:style-name="gr43" draw:text-style-name="P2" draw:layer="Detail" svg:x1="33.742cm" svg:y1="25.05cm" svg:x2="33.742cm" svg:y2="24.4cm">
              <text:p/>
            </draw:line>
            <draw:line draw:style-name="gr43" draw:text-style-name="P2" draw:layer="Detail" svg:x1="33.858cm" svg:y1="25.05cm" svg:x2="33.858cm" svg:y2="24.4cm">
              <text:p/>
            </draw:line>
            <draw:line draw:style-name="gr43" draw:text-style-name="P2" draw:layer="Detail" svg:x1="33.975cm" svg:y1="25.05cm" svg:x2="33.975cm" svg:y2="24.4cm">
              <text:p/>
            </draw:line>
            <draw:line draw:style-name="gr43" draw:text-style-name="P2" draw:layer="Detail" svg:x1="34.092cm" svg:y1="25.05cm" svg:x2="34.092cm" svg:y2="24.4cm">
              <text:p/>
            </draw:line>
            <draw:line draw:style-name="gr43" draw:text-style-name="P2" draw:layer="Detail" svg:x1="34.208cm" svg:y1="25.05cm" svg:x2="34.208cm" svg:y2="24.4cm">
              <text:p/>
            </draw:line>
            <draw:line draw:style-name="gr43" draw:text-style-name="P2" draw:layer="Detail" svg:x1="34.325cm" svg:y1="25.05cm" svg:x2="34.325cm" svg:y2="24.4cm">
              <text:p/>
            </draw:line>
            <draw:line draw:style-name="gr43" draw:text-style-name="P2" draw:layer="Detail" svg:x1="34.442cm" svg:y1="25.05cm" svg:x2="34.442cm" svg:y2="24.4cm">
              <text:p/>
            </draw:line>
            <draw:line draw:style-name="gr43" draw:text-style-name="P2" draw:layer="Detail" svg:x1="34.558cm" svg:y1="25.05cm" svg:x2="34.558cm" svg:y2="24.4cm">
              <text:p/>
            </draw:line>
            <draw:line draw:style-name="gr43" draw:text-style-name="P2" draw:layer="Detail" svg:x1="34.675cm" svg:y1="25.05cm" svg:x2="34.675cm" svg:y2="24.4cm">
              <text:p/>
            </draw:line>
            <draw:line draw:style-name="gr43" draw:text-style-name="P2" draw:layer="Detail" svg:x1="34.792cm" svg:y1="25.05cm" svg:x2="34.792cm" svg:y2="24.4cm">
              <text:p/>
            </draw:line>
            <draw:line draw:style-name="gr43" draw:text-style-name="P2" draw:layer="Detail" svg:x1="34.908cm" svg:y1="25.05cm" svg:x2="34.908cm" svg:y2="24.4cm">
              <text:p/>
            </draw:line>
            <draw:line draw:style-name="gr43" draw:text-style-name="P2" draw:layer="Detail" svg:x1="35.025cm" svg:y1="25.05cm" svg:x2="35.025cm" svg:y2="24.4cm">
              <text:p/>
            </draw:line>
            <draw:line draw:style-name="gr43" draw:text-style-name="P2" draw:layer="Detail" svg:x1="35.142cm" svg:y1="25.05cm" svg:x2="35.142cm" svg:y2="24.4cm">
              <text:p/>
            </draw:line>
            <draw:line draw:style-name="gr43" draw:text-style-name="P2" draw:layer="Detail" svg:x1="35.258cm" svg:y1="25.05cm" svg:x2="35.258cm" svg:y2="24.4cm">
              <text:p/>
            </draw:line>
            <draw:line draw:style-name="gr43" draw:text-style-name="P2" draw:layer="Detail" svg:x1="35.375cm" svg:y1="25.05cm" svg:x2="35.375cm" svg:y2="24.4cm">
              <text:p/>
            </draw:line>
            <draw:line draw:style-name="gr43" draw:text-style-name="P2" draw:layer="Detail" svg:x1="32.575cm" svg:y1="24.2cm" svg:x2="32.575cm" svg:y2="23.55cm">
              <text:p/>
            </draw:line>
          </draw:g>
          <draw:g>
            <draw:line draw:style-name="gr43" draw:text-style-name="P2" draw:layer="Detail" svg:x1="32.3cm" svg:y1="23.55cm" svg:x2="35.65cm" svg:y2="23.55cm">
              <text:p/>
            </draw:line>
            <draw:line draw:style-name="gr43" draw:text-style-name="P2" draw:layer="Detail" svg:x1="32.3cm" svg:y1="25.05cm" svg:x2="35.65cm" svg:y2="25.05cm">
              <text:p/>
            </draw:line>
          </draw:g>
          <draw:g>
            <draw:line draw:style-name="gr43" draw:text-style-name="P2" draw:layer="Detail" svg:x1="32.4cm" svg:y1="24.2cm" svg:x2="35.55cm" svg:y2="24.2cm">
              <text:p/>
            </draw:line>
            <draw:line draw:style-name="gr43" draw:text-style-name="P2" draw:layer="Detail" svg:x1="32.4cm" svg:y1="24.4cm" svg:x2="35.55cm" svg:y2="24.4cm">
              <text:p/>
            </draw:line>
            <draw:line draw:style-name="gr43" draw:text-style-name="P2" draw:layer="Detail" svg:x1="32.4cm" svg:y1="24.2cm" svg:x2="32.4cm" svg:y2="24.4cm">
              <text:p/>
            </draw:line>
            <draw:line draw:style-name="gr43" draw:text-style-name="P2" draw:layer="Detail" svg:x1="35.55cm" svg:y1="24.2cm" svg:x2="35.55cm" svg:y2="24.4cm">
              <text:p/>
            </draw:line>
          </draw:g>
        </draw:g>
        <draw:line draw:style-name="gr43" draw:text-style-name="P2" draw:layer="Detail" svg:x1="36.65cm" svg:y1="25.15cm" svg:x2="36.65cm" svg:y2="24.45cm">
          <text:p/>
        </draw:line>
        <draw:line draw:style-name="gr43" draw:text-style-name="P2" draw:layer="Detail" svg:x1="30.05cm" svg:y1="27.15cm" svg:x2="30.05cm" svg:y2="27.919cm">
          <text:p/>
        </draw:line>
        <draw:line draw:style-name="gr43" draw:text-style-name="P2" draw:layer="Detail" svg:x1="32.5cm" svg:y1="27.15cm" svg:x2="32.5cm" svg:y2="27.919cm">
          <text:p/>
        </draw:line>
        <draw:line draw:style-name="gr43" draw:text-style-name="P2" draw:layer="Detail" svg:x1="35.15cm" svg:y1="27.15cm" svg:x2="35.15cm" svg:y2="27.919cm">
          <text:p/>
        </draw:line>
        <draw:line draw:style-name="gr43" draw:text-style-name="P2" draw:layer="Detail" svg:x1="36.7cm" svg:y1="27.15cm" svg:x2="36.7cm" svg:y2="27.919cm">
          <text:p/>
        </draw:line>
        <draw:line draw:style-name="gr43" draw:text-style-name="P2" draw:layer="Detail" svg:x1="29.75cm" svg:y1="27.2cm" svg:x2="38.35cm" svg:y2="27.2cm">
          <text:p/>
        </draw:line>
        <draw:line draw:style-name="gr43" draw:text-style-name="P2" draw:layer="Detail" svg:x1="31.3cm" svg:y1="25.15cm" svg:x2="31.3cm" svg:y2="24.45cm">
          <text:p/>
        </draw:line>
        <draw:line draw:style-name="gr43" draw:text-style-name="P2" draw:layer="Detail" svg:x1="38cm" svg:y1="23.9cm" svg:x2="38.35cm" svg:y2="23.9cm">
          <text:p/>
        </draw:line>
        <draw:line draw:style-name="gr43" draw:text-style-name="P2" draw:layer="Detail" svg:x1="38cm" svg:y1="24.7cm" svg:x2="38.35cm" svg:y2="24.7cm">
          <text:p/>
        </draw:line>
        <draw:line draw:style-name="gr43" draw:text-style-name="P2" draw:layer="Detail" svg:x1="14.3cm" svg:y1="29.756cm" svg:x2="15.2cm" svg:y2="29.756cm">
          <text:p/>
        </draw:line>
        <draw:line draw:style-name="gr43" draw:text-style-name="P2" draw:layer="Detail" svg:x1="14.3cm" svg:y1="30.926cm" svg:x2="15.2cm" svg:y2="30.926cm">
          <text:p/>
        </draw:line>
        <draw:line draw:style-name="gr43" draw:text-style-name="P2" draw:layer="Detail" svg:x1="16.45cm" svg:y1="15.235cm" svg:x2="16.8cm" svg:y2="15.235cm">
          <text:p/>
        </draw:line>
        <draw:line draw:style-name="gr43" draw:text-style-name="P2" draw:layer="Detail" svg:x1="17.575cm" svg:y1="13.4cm" svg:x2="17.575cm" svg:y2="15.663cm">
          <text:p/>
        </draw:line>
        <draw:line draw:style-name="gr43" draw:text-style-name="P2" draw:layer="Detail" svg:x1="16.8cm" svg:y1="13.401cm" svg:x2="16.8cm" svg:y2="15.664cm">
          <text:p/>
        </draw:line>
        <draw:line draw:style-name="gr43" draw:text-style-name="P2" draw:layer="Detail" svg:x1="17.576cm" svg:y1="15.3cm" svg:x2="17.9cm" svg:y2="15.3cm">
          <text:p/>
        </draw:line>
        <draw:line draw:style-name="gr43" draw:text-style-name="P2" draw:layer="Detail" svg:x1="17.576cm" svg:y1="14.962cm" svg:x2="17.9cm" svg:y2="14.962cm">
          <text:p/>
        </draw:line>
        <draw:line draw:style-name="gr43" draw:text-style-name="P2" draw:layer="Detail" svg:x1="17.576cm" svg:y1="14.299cm" svg:x2="17.9cm" svg:y2="14.299cm">
          <text:p/>
        </draw:line>
        <draw:line draw:style-name="gr43" draw:text-style-name="P2" draw:layer="Detail" svg:x1="18.407cm" svg:y1="15.664cm" svg:x2="18.407cm" svg:y2="15.313cm">
          <text:p/>
        </draw:line>
        <draw:line draw:style-name="gr43" draw:text-style-name="P2" draw:layer="Detail" svg:x1="17.901cm" svg:y1="15.313cm" svg:x2="18.408cm" svg:y2="15.313cm">
          <text:p/>
        </draw:line>
        <draw:line draw:style-name="gr43" draw:text-style-name="P2" draw:layer="Detail" svg:x1="19.018cm" svg:y1="15.313cm" svg:x2="20.266cm" svg:y2="15.313cm">
          <text:p/>
        </draw:line>
        <draw:line draw:style-name="gr43" draw:text-style-name="P2" draw:layer="Detail" svg:x1="17.9cm" svg:y1="14.676cm" svg:x2="21.462cm" svg:y2="14.676cm">
          <text:p/>
        </draw:line>
        <draw:line draw:style-name="gr43" draw:text-style-name="P2" draw:layer="Detail" svg:x1="20.266cm" svg:y1="15.664cm" svg:x2="20.266cm" svg:y2="15.313cm">
          <text:p/>
        </draw:line>
        <draw:line draw:style-name="gr43" draw:text-style-name="P2" draw:layer="Detail" svg:x1="19.018cm" svg:y1="15.664cm" svg:x2="19.018cm" svg:y2="14.676cm">
          <text:p/>
        </draw:line>
        <draw:line draw:style-name="gr43" draw:text-style-name="P2" draw:layer="Detail" svg:x1="19.876cm" svg:y1="13.285cm" svg:x2="19.876cm" svg:y2="14.676cm">
          <text:p/>
        </draw:line>
        <draw:line draw:style-name="gr43" draw:text-style-name="P2" draw:layer="Detail" svg:x1="19.408cm" svg:y1="13.935cm" svg:x2="19.408cm" svg:y2="13.285cm">
          <text:p/>
        </draw:line>
        <draw:line draw:style-name="gr43" draw:text-style-name="P2" draw:layer="Detail" svg:x1="19.876cm" svg:y1="13.935cm" svg:x2="19.07cm" svg:y2="13.935cm">
          <text:p/>
        </draw:line>
        <draw:line draw:style-name="gr43" draw:text-style-name="P2" draw:layer="Detail" svg:x1="21.02cm" svg:y1="13.285cm" svg:x2="19.408cm" svg:y2="13.285cm">
          <text:p/>
        </draw:line>
        <draw:line draw:style-name="gr43" draw:text-style-name="P2" draw:layer="Detail" svg:x1="18.849cm" svg:y1="13.285cm" svg:x2="17.9cm" svg:y2="13.285cm">
          <text:p/>
        </draw:line>
        <draw:line draw:style-name="gr43" draw:text-style-name="P2" draw:layer="Detail" svg:x1="18.849cm" svg:y1="12.843cm" svg:x2="18.095cm" svg:y2="12.843cm">
          <text:p/>
        </draw:line>
        <draw:line draw:style-name="gr43" draw:text-style-name="P2" draw:layer="Detail" svg:x1="18.849cm" svg:y1="12.388cm" svg:x2="18.095cm" svg:y2="12.388cm">
          <text:p/>
        </draw:line>
        <draw:line draw:style-name="gr43" draw:text-style-name="P2" draw:layer="Detail" svg:x1="18.095cm" svg:y1="11.478cm" svg:x2="19.408cm" svg:y2="11.478cm">
          <text:p/>
        </draw:line>
        <draw:line draw:style-name="gr43" draw:text-style-name="P2" draw:layer="Detail" svg:x1="20.2cm" svg:y1="11.959cm" svg:x2="18.095cm" svg:y2="11.959cm">
          <text:p/>
        </draw:line>
        <draw:line draw:style-name="gr43" draw:text-style-name="P2" draw:layer="Detail" svg:x1="18.095cm" svg:y1="11.479cm" svg:x2="18.095cm" svg:y2="13.286cm">
          <text:p/>
        </draw:line>
        <draw:line draw:style-name="gr43" draw:text-style-name="P2" draw:layer="Detail" svg:x1="21.02cm" svg:y1="12.843cm" svg:x2="19.408cm" svg:y2="12.843cm">
          <text:p/>
        </draw:line>
        <draw:line draw:style-name="gr43" draw:text-style-name="P2" draw:layer="Detail" svg:x1="21.02cm" svg:y1="12.388cm" svg:x2="19.408cm" svg:y2="12.388cm">
          <text:p/>
        </draw:line>
        <draw:line draw:style-name="gr43" draw:text-style-name="P2" draw:layer="Detail" svg:x1="18.849cm" svg:y1="11.959cm" svg:x2="18.849cm" svg:y2="13.285cm">
          <text:p/>
        </draw:line>
        <draw:line draw:style-name="gr43" draw:text-style-name="P2" draw:layer="Detail" svg:x1="19.408cm" svg:y1="11.288cm" svg:x2="19.408cm" svg:y2="13.285cm">
          <text:p/>
        </draw:line>
        <draw:line draw:style-name="gr43" draw:text-style-name="P2" draw:layer="Detail" svg:x1="21.462cm" svg:y1="13.844cm" svg:x2="21.462cm" svg:y2="15.664cm">
          <text:p/>
        </draw:line>
        <draw:line draw:style-name="gr43" draw:text-style-name="P2" draw:layer="Detail" svg:x1="21.462cm" svg:y1="15.495cm" svg:x2="21.072cm" svg:y2="15.495cm">
          <text:p/>
        </draw:line>
        <draw:line draw:style-name="gr43" draw:text-style-name="P2" draw:layer="Detail" svg:x1="21.072cm" svg:y1="15.665cm" svg:x2="21.072cm" svg:y2="15.496cm">
          <text:p/>
        </draw:line>
        <draw:line draw:style-name="gr43" draw:text-style-name="P2" draw:layer="Detail" svg:x1="22.814cm" svg:y1="15.663cm" svg:x2="22.814cm" svg:y2="14.4cm">
          <text:p/>
        </draw:line>
        <draw:line draw:style-name="gr43" draw:text-style-name="P2" draw:layer="Detail" svg:x1="22.333cm" svg:y1="15.664cm" svg:x2="22.333cm" svg:y2="15.417cm">
          <text:p/>
        </draw:line>
        <draw:line draw:style-name="gr43" draw:text-style-name="P2" draw:layer="Detail" svg:x1="22.815cm" svg:y1="15.416cm" svg:x2="22.334cm" svg:y2="15.416cm">
          <text:p/>
        </draw:line>
        <draw:line draw:style-name="gr43" draw:text-style-name="P2" draw:layer="Detail" svg:x1="22.815cm" svg:y1="14.4cm" svg:x2="21.462cm" svg:y2="14.4cm">
          <text:p/>
        </draw:line>
        <draw:line draw:style-name="gr43" draw:text-style-name="P2" draw:layer="Detail" svg:x1="22.359cm" svg:y1="11.907cm" svg:x2="22.359cm" svg:y2="14.4cm">
          <text:p/>
        </draw:line>
        <draw:line draw:style-name="gr43" draw:text-style-name="P2" draw:layer="Detail" svg:x1="22.58cm" svg:y1="12.05cm" svg:x2="22.58cm" svg:y2="14.4cm">
          <text:p/>
        </draw:line>
        <draw:line draw:style-name="gr43" draw:text-style-name="P2" draw:layer="Detail" svg:x1="22.489cm" svg:y1="11.907cm" svg:x2="20.773cm" svg:y2="11.907cm">
          <text:p/>
        </draw:line>
        <draw:line draw:style-name="gr43" draw:text-style-name="P2" draw:layer="Detail" svg:x1="22.489cm" svg:y1="11.908cm" svg:x2="22.489cm" svg:y2="12.051cm">
          <text:p/>
        </draw:line>
        <draw:line draw:style-name="gr43" draw:text-style-name="P2" draw:layer="Detail" svg:x1="22.359cm" svg:y1="13.285cm" svg:x2="21.605cm" svg:y2="13.285cm">
          <text:p/>
        </draw:line>
        <draw:line draw:style-name="gr43" draw:text-style-name="P2" draw:layer="Detail" svg:x1="22.359cm" svg:y1="12.843cm" svg:x2="21.605cm" svg:y2="12.843cm">
          <text:p/>
        </draw:line>
        <draw:line draw:style-name="gr43" draw:text-style-name="P2" draw:layer="Detail" svg:x1="22.359cm" svg:y1="12.388cm" svg:x2="21.605cm" svg:y2="12.388cm">
          <text:p/>
        </draw:line>
        <draw:line draw:style-name="gr43" draw:text-style-name="P2" draw:layer="Detail" svg:x1="21.605cm" svg:y1="11.907cm" svg:x2="21.605cm" svg:y2="13.285cm">
          <text:p/>
        </draw:line>
        <draw:line draw:style-name="gr43" draw:text-style-name="P2" draw:layer="Detail" svg:x1="21.02cm" svg:y1="11.907cm" svg:x2="21.02cm" svg:y2="13.285cm">
          <text:p/>
        </draw:line>
        <draw:line draw:style-name="gr43" draw:text-style-name="P2" draw:layer="Detail" svg:x1="20.773cm" svg:y1="11.908cm" svg:x2="20.773cm" svg:y2="11.288cm">
          <text:p/>
        </draw:line>
        <draw:line draw:style-name="gr43" draw:text-style-name="P2" draw:layer="Detail" svg:x1="21.462cm" svg:y1="13.844cm" svg:x2="20.968cm" svg:y2="13.844cm">
          <text:p/>
        </draw:line>
        <draw:line draw:style-name="gr43" draw:text-style-name="P2" draw:layer="Detail" svg:x1="22.359cm" svg:y1="13.662cm" svg:x2="22.047cm" svg:y2="13.662cm">
          <text:p/>
        </draw:line>
        <draw:line draw:style-name="gr43" draw:text-style-name="P2" draw:layer="Detail" svg:x1="22.359cm" svg:y1="14.039cm" svg:x2="22.047cm" svg:y2="14.039cm">
          <text:p/>
        </draw:line>
        <draw:line draw:style-name="gr43" draw:text-style-name="P2" draw:layer="Detail" svg:x1="23cm" svg:y1="13.09cm" svg:x2="22.58cm" svg:y2="13.09cm">
          <text:p/>
        </draw:line>
        <draw:line draw:style-name="gr43" draw:text-style-name="P2" draw:layer="Detail" svg:x1="23cm" svg:y1="12.479cm" svg:x2="22.58cm" svg:y2="12.479cm">
          <text:p/>
        </draw:line>
        <draw:line draw:style-name="gr43" draw:text-style-name="P2" draw:layer="Detail" svg:x1="23.921cm" svg:y1="11.288cm" svg:x2="23.921cm" svg:y2="12.05cm">
          <text:p/>
        </draw:line>
        <draw:line draw:style-name="gr43" draw:text-style-name="P2" draw:layer="Detail" svg:x1="30.159cm" svg:y1="21.709cm" svg:x2="29.743cm" svg:y2="21.709cm">
          <text:p/>
        </draw:line>
        <draw:line draw:style-name="gr43" draw:text-style-name="P2" draw:layer="Detail" svg:x1="29.743cm" svg:y1="20.995cm" svg:x2="29.743cm" svg:y2="21.71cm">
          <text:p/>
        </draw:line>
        <draw:line draw:style-name="gr43" draw:text-style-name="P2" draw:layer="Detail" svg:x1="32.629cm" svg:y1="20.995cm" svg:x2="32.629cm" svg:y2="21.71cm">
          <text:p/>
        </draw:line>
        <draw:line draw:style-name="gr43" draw:text-style-name="P2" draw:layer="Detail" svg:x1="31.576cm" svg:y1="21.709cm" svg:x2="30.796cm" svg:y2="21.709cm">
          <text:p/>
        </draw:line>
        <draw:line draw:style-name="gr43" draw:text-style-name="P2" draw:layer="Detail" svg:x1="33.019cm" svg:y1="21.709cm" svg:x2="32.239cm" svg:y2="21.709cm">
          <text:p/>
        </draw:line>
        <draw:line draw:style-name="gr43" draw:text-style-name="P2" draw:layer="Detail" svg:x1="31.212cm" svg:y1="20.617cm" svg:x2="31.212cm" svg:y2="21.71cm">
          <text:p/>
        </draw:line>
        <draw:line draw:style-name="gr43" draw:text-style-name="P2" draw:layer="Detail" svg:x1="35.476cm" svg:y1="20.995cm" svg:x2="35.476cm" svg:y2="21.71cm">
          <text:p/>
        </draw:line>
        <draw:line draw:style-name="gr43" draw:text-style-name="P2" draw:layer="Detail" svg:x1="34.462cm" svg:y1="21.709cm" svg:x2="33.682cm" svg:y2="21.709cm">
          <text:p/>
        </draw:line>
        <draw:line draw:style-name="gr43" draw:text-style-name="P2" draw:layer="Detail" svg:x1="35.905cm" svg:y1="21.709cm" svg:x2="35.125cm" svg:y2="21.709cm">
          <text:p/>
        </draw:line>
        <draw:line draw:style-name="gr43" draw:text-style-name="P2" draw:layer="Detail" svg:x1="34.046cm" svg:y1="20.617cm" svg:x2="34.046cm" svg:y2="21.71cm">
          <text:p/>
        </draw:line>
        <draw:line draw:style-name="gr43" draw:text-style-name="P2" draw:layer="Detail" svg:x1="37.296cm" svg:y1="21.709cm" svg:x2="36.516cm" svg:y2="21.709cm">
          <text:p/>
        </draw:line>
        <draw:line draw:style-name="gr43" draw:text-style-name="P2" draw:layer="Detail" svg:x1="36.906cm" svg:y1="20.617cm" svg:x2="36.906cm" svg:y2="21.71cm">
          <text:p/>
        </draw:line>
        <draw:line draw:style-name="gr43" draw:text-style-name="P2" draw:layer="Detail" svg:x1="38.375cm" svg:y1="21.71cm" svg:x2="37.959cm" svg:y2="21.71cm">
          <text:p/>
        </draw:line>
        <draw:line draw:style-name="gr43" draw:text-style-name="P2" draw:layer="Detail" svg:x1="38.375cm" svg:y1="20.996cm" svg:x2="38.375cm" svg:y2="21.711cm">
          <text:p/>
        </draw:line>
        <draw:g>
          <draw:line draw:style-name="gr43" draw:text-style-name="P2" draw:layer="Detail" svg:x1="29.99cm" svg:y1="20.526cm" svg:x2="29.99cm" svg:y2="21.553cm">
            <text:p/>
          </draw:line>
          <draw:line draw:style-name="gr43" draw:text-style-name="P2" draw:layer="Detail" svg:x1="30.978cm" svg:y1="20.526cm" svg:x2="29.99cm" svg:y2="20.526cm">
            <text:p/>
          </draw:line>
          <draw:line draw:style-name="gr43" draw:text-style-name="P2" draw:layer="Detail" svg:x1="30.978cm" svg:y1="20.527cm" svg:x2="30.978cm" svg:y2="21.554cm">
            <text:p/>
          </draw:line>
          <draw:line draw:style-name="gr43" draw:text-style-name="P2" draw:layer="Detail" svg:x1="30.978cm" svg:y1="20.526cm" svg:x2="29.99cm" svg:y2="21.553cm">
            <text:p/>
          </draw:line>
          <draw:line draw:style-name="gr43" draw:text-style-name="P2" draw:layer="Detail" svg:x1="30.978cm" svg:y1="21.553cm" svg:x2="29.99cm" svg:y2="21.553cm">
            <text:p/>
          </draw:line>
          <draw:line draw:style-name="gr43" draw:text-style-name="P2" draw:layer="Detail" svg:x1="30.978cm" svg:y1="21.553cm" svg:x2="29.99cm" svg:y2="20.526cm">
            <text:p/>
          </draw:line>
        </draw:g>
        <draw:g>
          <draw:line draw:style-name="gr43" draw:text-style-name="P2" draw:layer="Detail" svg:x1="31.433cm" svg:y1="20.526cm" svg:x2="31.433cm" svg:y2="21.553cm">
            <text:p/>
          </draw:line>
          <draw:line draw:style-name="gr43" draw:text-style-name="P2" draw:layer="Detail" svg:x1="32.421cm" svg:y1="20.526cm" svg:x2="31.433cm" svg:y2="20.526cm">
            <text:p/>
          </draw:line>
          <draw:line draw:style-name="gr43" draw:text-style-name="P2" draw:layer="Detail" svg:x1="32.421cm" svg:y1="20.527cm" svg:x2="32.421cm" svg:y2="21.554cm">
            <text:p/>
          </draw:line>
          <draw:line draw:style-name="gr43" draw:text-style-name="P2" draw:layer="Detail" svg:x1="32.421cm" svg:y1="20.526cm" svg:x2="31.433cm" svg:y2="21.553cm">
            <text:p/>
          </draw:line>
          <draw:line draw:style-name="gr43" draw:text-style-name="P2" draw:layer="Detail" svg:x1="32.421cm" svg:y1="21.553cm" svg:x2="31.433cm" svg:y2="21.553cm">
            <text:p/>
          </draw:line>
          <draw:line draw:style-name="gr43" draw:text-style-name="P2" draw:layer="Detail" svg:x1="32.421cm" svg:y1="21.553cm" svg:x2="31.433cm" svg:y2="20.526cm">
            <text:p/>
          </draw:line>
        </draw:g>
        <draw:g>
          <draw:line draw:style-name="gr43" draw:text-style-name="P2" draw:layer="Detail" svg:x1="32.85cm" svg:y1="20.526cm" svg:x2="32.85cm" svg:y2="21.553cm">
            <text:p/>
          </draw:line>
          <draw:line draw:style-name="gr43" draw:text-style-name="P2" draw:layer="Detail" svg:x1="33.838cm" svg:y1="20.526cm" svg:x2="32.85cm" svg:y2="20.526cm">
            <text:p/>
          </draw:line>
          <draw:line draw:style-name="gr43" draw:text-style-name="P2" draw:layer="Detail" svg:x1="33.838cm" svg:y1="20.527cm" svg:x2="33.838cm" svg:y2="21.554cm">
            <text:p/>
          </draw:line>
          <draw:line draw:style-name="gr43" draw:text-style-name="P2" draw:layer="Detail" svg:x1="33.838cm" svg:y1="20.526cm" svg:x2="32.85cm" svg:y2="21.553cm">
            <text:p/>
          </draw:line>
          <draw:line draw:style-name="gr43" draw:text-style-name="P2" draw:layer="Detail" svg:x1="33.838cm" svg:y1="21.553cm" svg:x2="32.85cm" svg:y2="21.553cm">
            <text:p/>
          </draw:line>
          <draw:line draw:style-name="gr43" draw:text-style-name="P2" draw:layer="Detail" svg:x1="33.838cm" svg:y1="21.553cm" svg:x2="32.85cm" svg:y2="20.526cm">
            <text:p/>
          </draw:line>
        </draw:g>
        <draw:g>
          <draw:line draw:style-name="gr43" draw:text-style-name="P2" draw:layer="Detail" svg:x1="34.28cm" svg:y1="20.526cm" svg:x2="34.28cm" svg:y2="21.553cm">
            <text:p/>
          </draw:line>
          <draw:line draw:style-name="gr43" draw:text-style-name="P2" draw:layer="Detail" svg:x1="35.268cm" svg:y1="20.526cm" svg:x2="34.28cm" svg:y2="20.526cm">
            <text:p/>
          </draw:line>
          <draw:line draw:style-name="gr43" draw:text-style-name="P2" draw:layer="Detail" svg:x1="35.268cm" svg:y1="20.527cm" svg:x2="35.268cm" svg:y2="21.554cm">
            <text:p/>
          </draw:line>
          <draw:line draw:style-name="gr43" draw:text-style-name="P2" draw:layer="Detail" svg:x1="35.268cm" svg:y1="20.526cm" svg:x2="34.28cm" svg:y2="21.553cm">
            <text:p/>
          </draw:line>
          <draw:line draw:style-name="gr43" draw:text-style-name="P2" draw:layer="Detail" svg:x1="35.268cm" svg:y1="21.553cm" svg:x2="34.28cm" svg:y2="21.553cm">
            <text:p/>
          </draw:line>
          <draw:line draw:style-name="gr43" draw:text-style-name="P2" draw:layer="Detail" svg:x1="35.268cm" svg:y1="21.553cm" svg:x2="34.28cm" svg:y2="20.526cm">
            <text:p/>
          </draw:line>
        </draw:g>
        <draw:g>
          <draw:line draw:style-name="gr43" draw:text-style-name="P2" draw:layer="Detail" svg:x1="35.697cm" svg:y1="20.526cm" svg:x2="35.697cm" svg:y2="21.553cm">
            <text:p/>
          </draw:line>
          <draw:line draw:style-name="gr43" draw:text-style-name="P2" draw:layer="Detail" svg:x1="36.685cm" svg:y1="20.526cm" svg:x2="35.697cm" svg:y2="20.526cm">
            <text:p/>
          </draw:line>
          <draw:line draw:style-name="gr43" draw:text-style-name="P2" draw:layer="Detail" svg:x1="36.685cm" svg:y1="20.527cm" svg:x2="36.685cm" svg:y2="21.554cm">
            <text:p/>
          </draw:line>
          <draw:line draw:style-name="gr43" draw:text-style-name="P2" draw:layer="Detail" svg:x1="36.685cm" svg:y1="20.526cm" svg:x2="35.697cm" svg:y2="21.553cm">
            <text:p/>
          </draw:line>
          <draw:line draw:style-name="gr43" draw:text-style-name="P2" draw:layer="Detail" svg:x1="36.685cm" svg:y1="21.553cm" svg:x2="35.697cm" svg:y2="21.553cm">
            <text:p/>
          </draw:line>
          <draw:line draw:style-name="gr43" draw:text-style-name="P2" draw:layer="Detail" svg:x1="36.685cm" svg:y1="21.553cm" svg:x2="35.697cm" svg:y2="20.526cm">
            <text:p/>
          </draw:line>
        </draw:g>
        <draw:g>
          <draw:line draw:style-name="gr43" draw:text-style-name="P2" draw:layer="Detail" svg:x1="37.127cm" svg:y1="20.526cm" svg:x2="37.127cm" svg:y2="21.553cm">
            <text:p/>
          </draw:line>
          <draw:line draw:style-name="gr43" draw:text-style-name="P2" draw:layer="Detail" svg:x1="38.115cm" svg:y1="20.526cm" svg:x2="37.127cm" svg:y2="20.526cm">
            <text:p/>
          </draw:line>
          <draw:line draw:style-name="gr43" draw:text-style-name="P2" draw:layer="Detail" svg:x1="38.115cm" svg:y1="20.527cm" svg:x2="38.115cm" svg:y2="21.554cm">
            <text:p/>
          </draw:line>
          <draw:line draw:style-name="gr43" draw:text-style-name="P2" draw:layer="Detail" svg:x1="38.115cm" svg:y1="20.526cm" svg:x2="37.127cm" svg:y2="21.553cm">
            <text:p/>
          </draw:line>
          <draw:line draw:style-name="gr43" draw:text-style-name="P2" draw:layer="Detail" svg:x1="38.115cm" svg:y1="21.553cm" svg:x2="37.127cm" svg:y2="21.553cm">
            <text:p/>
          </draw:line>
          <draw:line draw:style-name="gr43" draw:text-style-name="P2" draw:layer="Detail" svg:x1="38.115cm" svg:y1="21.553cm" svg:x2="37.127cm" svg:y2="20.526cm">
            <text:p/>
          </draw:line>
        </draw:g>
        <draw:g>
          <draw:line draw:style-name="gr44" draw:text-style-name="P2" draw:layer="Door" svg:x1="30.1cm" svg:y1="23.9cm" svg:x2="30.276cm" svg:y2="23.581cm">
            <text:p/>
          </draw:line>
          <draw:path draw:style-name="gr44" draw:text-style-name="P2" draw:layer="Door" svg:width="0.125cm" svg:height="0.133cm" draw:transform="rotate (0.529707427980279) translate (30.1cm 23.529cm)" svg:viewBox="0 0 126 134" svg:d="M0 0c102 45 126 134 126 134">
            <text:p/>
          </draw:path>
        </draw:g>
        <draw:g>
          <draw:line draw:style-name="gr44" draw:text-style-name="P2" draw:layer="Door" svg:x1="30.1cm" svg:y1="23.899cm" svg:x2="30.276cm" svg:y2="24.261cm">
            <text:p/>
          </draw:line>
          <draw:path draw:style-name="gr44" draw:text-style-name="P2" draw:layer="Door" svg:width="0.13cm" svg:height="0.146cm" draw:transform="skewX (-0.118158790360016) rotate (2.5551620249197) translate (30.2094070173172cm 24.3924217519992cm)" svg:viewBox="0 0 131 147" svg:d="M131 0c-106 49-131 147-131 147">
            <text:p/>
          </draw:path>
        </draw:g>
        <draw:g>
          <draw:line draw:style-name="gr44" draw:text-style-name="P2" draw:layer="Door" svg:x1="30.1cm" svg:y1="24.744cm" svg:x2="30.276cm" svg:y2="24.382cm">
            <text:p/>
          </draw:line>
          <draw:path draw:style-name="gr44" draw:text-style-name="P2" draw:layer="Door" svg:width="0.13cm" svg:height="0.145cm" draw:transform="skewX (0.114319066005629) rotate (0.583289036016505) translate (30.1cm 24.3232680965147cm)" svg:viewBox="0 0 131 146" svg:d="M0 0c106 49 131 146 131 146">
            <text:p/>
          </draw:path>
        </draw:g>
        <draw:g>
          <draw:line draw:style-name="gr44" draw:text-style-name="P2" draw:layer="Door" svg:x1="30.1cm" svg:y1="25.115cm" svg:x2="30.276cm" svg:y2="24.796cm">
            <text:p/>
          </draw:line>
          <draw:path draw:style-name="gr44" draw:text-style-name="P2" draw:layer="Door" svg:width="0.125cm" svg:height="0.133cm" draw:transform="rotate (0.529707427980279) translate (30.1cm 24.744cm)" svg:viewBox="0 0 126 134" svg:d="M0 0c102 45 126 134 126 134">
            <text:p/>
          </draw:path>
        </draw:g>
        <draw:g>
          <draw:line draw:style-name="gr44" draw:text-style-name="P2" draw:layer="Door" svg:x1="30.1cm" svg:y1="25.739cm" svg:x2="30.224cm" svg:y2="25.517cm">
            <text:p/>
          </draw:line>
          <draw:path draw:style-name="gr44" draw:text-style-name="P2" draw:layer="Door" svg:width="0.086cm" svg:height="0.093cm" draw:transform="skewX (-0.0256563400043166) rotate (0.525169571925094) translate (30.1cm 25.4803941018767cm)" svg:viewBox="0 0 87 94" svg:d="M0 0c71 31 87 94 87 94">
            <text:p/>
          </draw:path>
        </draw:g>
        <draw:g>
          <draw:line draw:style-name="gr44" draw:text-style-name="P2" draw:layer="Door" svg:x1="30.1cm" svg:y1="25.219cm" svg:x2="30.224cm" svg:y2="25.441cm">
            <text:p/>
          </draw:line>
          <draw:path draw:style-name="gr44" draw:text-style-name="P2" draw:layer="Door" svg:width="0.086cm" svg:height="0.093cm" draw:transform="skewX (0.0263544717051143) rotate (2.6164230816647) translate (30.174974249406cm 25.5210494695661cm)" svg:viewBox="0 0 87 94" svg:d="M87 0c-72 31-87 94-87 94">
            <text:p/>
          </draw:path>
        </draw:g>
        <draw:g>
          <draw:line draw:style-name="gr44" draw:text-style-name="P2" draw:layer="Door" svg:x1="38cm" svg:y1="23.9cm" svg:x2="37.824cm" svg:y2="23.581cm">
            <text:p/>
          </draw:line>
          <draw:path draw:style-name="gr44" draw:text-style-name="P2" draw:layer="Door" svg:width="0.125cm" svg:height="0.133cm" draw:transform="rotate (-0.52970742798028) translate (37.8916081453293cm 23.4655339602805cm)" svg:viewBox="0 0 126 134" svg:d="M126 0c-103 45-126 134-126 134">
            <text:p/>
          </draw:path>
        </draw:g>
        <draw:g>
          <draw:line draw:style-name="gr44" draw:text-style-name="P2" draw:layer="Door" svg:x1="38cm" svg:y1="23.899cm" svg:x2="37.824cm" svg:y2="24.261cm">
            <text:p/>
          </draw:line>
          <draw:path draw:style-name="gr44" draw:text-style-name="P2" draw:layer="Door" svg:width="0.13cm" svg:height="0.145cm" draw:transform="skewX (0.114319066005629) rotate (-2.55830361757329) translate (38cm 24.3197319034853cm)" svg:viewBox="0 0 131 146" svg:d="M0 0c106 49 131 146 131 146">
            <text:p/>
          </draw:path>
        </draw:g>
        <draw:g>
          <draw:line draw:style-name="gr44" draw:text-style-name="P2" draw:layer="Door" svg:x1="38cm" svg:y1="24.744cm" svg:x2="37.824cm" svg:y2="24.382cm">
            <text:p/>
          </draw:line>
          <draw:path draw:style-name="gr44" draw:text-style-name="P2" draw:layer="Door" svg:width="0.13cm" svg:height="0.145cm" draw:transform="skewX (-0.114319066005629) rotate (-0.583289036016505) translate (37.8904917875155cm 24.2510058766199cm)" svg:viewBox="0 0 131 146" svg:d="M131 0c-106 49-131 146-131 146">
            <text:p/>
          </draw:path>
        </draw:g>
        <draw:g>
          <draw:line draw:style-name="gr44" draw:text-style-name="P2" draw:layer="Door" svg:x1="38cm" svg:y1="25.739cm" svg:x2="37.876cm" svg:y2="25.517cm">
            <text:p/>
          </draw:line>
          <draw:path draw:style-name="gr44" draw:text-style-name="P2" draw:layer="Door" svg:width="0.086cm" svg:height="0.093cm" draw:transform="skewX (0.0263544717051143) rotate (-0.525169571925094) translate (37.925025750594cm 25.4369505304339cm)" svg:viewBox="0 0 87 94" svg:d="M87 0c-72 31-87 94-87 94">
            <text:p/>
          </draw:path>
        </draw:g>
        <draw:g>
          <draw:line draw:style-name="gr44" draw:text-style-name="P2" draw:layer="Door" svg:x1="38cm" svg:y1="25.219cm" svg:x2="37.876cm" svg:y2="25.441cm">
            <text:p/>
          </draw:line>
          <draw:path draw:style-name="gr44" draw:text-style-name="P2" draw:layer="Door" svg:width="0.086cm" svg:height="0.093cm" draw:transform="skewX (-0.0256563400043166) rotate (-2.6164230816647) translate (38cm 25.4776058981233cm)" svg:viewBox="0 0 87 94" svg:d="M0 0c71 31 87 94 87 94">
            <text:p/>
          </draw:path>
        </draw:g>
        <draw:g>
          <draw:line draw:style-name="gr44" draw:text-style-name="P2" draw:layer="Door" svg:x1="38cm" svg:y1="24.743cm" svg:x2="37.824cm" svg:y2="25.016cm">
            <text:p/>
          </draw:line>
          <draw:path draw:style-name="gr44" draw:text-style-name="P2" draw:layer="Door" svg:width="0.122cm" svg:height="0.117cm" draw:transform="skewX (-0.124441975667196) rotate (-2.6778586713349) translate (38cm 25.0602895442359cm)" svg:viewBox="0 0 123 118" svg:d="M0 0c99 40 123 118 123 118">
            <text:p/>
          </draw:path>
        </draw:g>
        <draw:g>
          <draw:line draw:style-name="gr44" draw:text-style-name="P2" draw:layer="Door" svg:x1="31.225cm" svg:y1="26.649cm" svg:x2="31.225cm" svg:y2="26.35cm">
            <text:p/>
          </draw:line>
          <draw:path draw:style-name="gr44" draw:text-style-name="P2" draw:layer="Door" svg:width="0.336cm" svg:height="0.255cm" draw:transform="rotate (-1.70640840967486) translate (31.5240000017224cm 26.350000000235cm)" svg:viewBox="0 0 337 256" svg:d="M0 0c289 0 337 256 337 256">
            <text:p/>
          </draw:path>
        </draw:g>
        <draw:g>
          <draw:line draw:style-name="gr44" draw:text-style-name="P2" draw:layer="Door" svg:x1="31.654cm" svg:y1="26.649cm" svg:x2="31.654cm" svg:y2="26.35cm">
            <text:p/>
          </draw:line>
          <draw:path draw:style-name="gr44" draw:text-style-name="P2" draw:layer="Door" svg:width="0.336cm" svg:height="0.255cm" draw:transform="rotate (-1.70640840967486) translate (31.9530000017224cm 26.350000000235cm)" svg:viewBox="0 0 337 256" svg:d="M0 0c289 0 337 256 337 256">
            <text:p/>
          </draw:path>
        </draw:g>
        <draw:g>
          <draw:line draw:style-name="gr44" draw:text-style-name="P2" draw:layer="Door" svg:x1="32.109cm" svg:y1="26.649cm" svg:x2="32.109cm" svg:y2="26.35cm">
            <text:p/>
          </draw:line>
          <draw:path draw:style-name="gr44" draw:text-style-name="P2" draw:layer="Door" svg:width="0.336cm" svg:height="0.255cm" draw:transform="rotate (-1.70640840967486) translate (32.4080000017224cm 26.350000000235cm)" svg:viewBox="0 0 337 256" svg:d="M0 0c289 0 337 256 337 256">
            <text:p/>
          </draw:path>
        </draw:g>
        <draw:g>
          <draw:line draw:style-name="gr44" draw:text-style-name="P2" draw:layer="Door" svg:x1="32.512cm" svg:y1="26.649cm" svg:x2="32.512cm" svg:y2="26.35cm">
            <text:p/>
          </draw:line>
          <draw:path draw:style-name="gr44" draw:text-style-name="P2" draw:layer="Door" svg:width="0.336cm" svg:height="0.255cm" draw:transform="rotate (-1.70640840967486) translate (32.8110000017224cm 26.350000000235cm)" svg:viewBox="0 0 337 256" svg:d="M0 0c289 0 337 256 337 256">
            <text:p/>
          </draw:path>
        </draw:g>
        <draw:g>
          <draw:line draw:style-name="gr44" draw:text-style-name="P2" draw:layer="Door" svg:x1="32.954cm" svg:y1="26.649cm" svg:x2="32.954cm" svg:y2="26.35cm">
            <text:p/>
          </draw:line>
          <draw:path draw:style-name="gr44" draw:text-style-name="P2" draw:layer="Door" svg:width="0.336cm" svg:height="0.255cm" draw:transform="rotate (-1.70640840967486) translate (33.2530000017224cm 26.350000000235cm)" svg:viewBox="0 0 337 256" svg:d="M0 0c289 0 337 256 337 256">
            <text:p/>
          </draw:path>
        </draw:g>
        <draw:g>
          <draw:line draw:style-name="gr44" draw:text-style-name="P2" draw:layer="Door" svg:x1="33.409cm" svg:y1="26.649cm" svg:x2="33.409cm" svg:y2="26.35cm">
            <text:p/>
          </draw:line>
          <draw:path draw:style-name="gr44" draw:text-style-name="P2" draw:layer="Door" svg:width="0.336cm" svg:height="0.255cm" draw:transform="rotate (-1.70640840967486) translate (33.7080000017224cm 26.350000000235cm)" svg:viewBox="0 0 337 256" svg:d="M0 0c289 0 337 256 337 256">
            <text:p/>
          </draw:path>
        </draw:g>
        <draw:g>
          <draw:line draw:style-name="gr44" draw:text-style-name="P2" draw:layer="Door" svg:x1="33.838cm" svg:y1="26.649cm" svg:x2="33.838cm" svg:y2="26.35cm">
            <text:p/>
          </draw:line>
          <draw:path draw:style-name="gr44" draw:text-style-name="P2" draw:layer="Door" svg:width="0.336cm" svg:height="0.255cm" draw:transform="rotate (-1.70640840967486) translate (34.1370000017224cm 26.350000000235cm)" svg:viewBox="0 0 337 256" svg:d="M0 0c289 0 337 256 337 256">
            <text:p/>
          </draw:path>
        </draw:g>
        <draw:g>
          <draw:line draw:style-name="gr44" draw:text-style-name="P2" draw:layer="Door" svg:x1="34.904cm" svg:y1="25.931cm" svg:x2="35.249cm" svg:y2="25.931cm">
            <text:p/>
          </draw:line>
          <draw:path draw:style-name="gr44" draw:text-style-name="P2" draw:layer="Door" svg:width="0.386cm" svg:height="0.256cm" draw:transform="skewX (0.0368264472170803) rotate (3.02517919248177) translate (35.2487181071816cm 26.2299963449157cm)" svg:viewBox="0 0 387 257" svg:d="M0 0c332 0 387 257 387 257">
            <text:p/>
          </draw:path>
        </draw:g>
        <draw:g>
          <draw:line draw:style-name="gr44" draw:text-style-name="P2" draw:layer="Door" svg:x1="34.544cm" svg:y1="25.929cm" svg:x2="34.199cm" svg:y2="25.929cm">
            <text:p/>
          </draw:line>
          <draw:path draw:style-name="gr44" draw:text-style-name="P2" draw:layer="Door" svg:width="0.386cm" svg:height="0.256cm" draw:transform="skewX (-0.0368264472170803) rotate (-3.02552825833217) translate (34.5834539740021cm 26.1832063425846cm)" svg:viewBox="0 0 387 257" svg:d="M387 0c-333 1-387 257-387 257">
            <text:p/>
          </draw:path>
        </draw:g>
        <draw:g>
          <draw:line draw:style-name="gr44" draw:text-style-name="P2" draw:layer="Door" svg:x1="35.605cm" svg:y1="26.647cm" svg:x2="35.605cm" svg:y2="26.348cm">
            <text:p/>
          </draw:line>
          <draw:path draw:style-name="gr44" draw:text-style-name="P2" draw:layer="Door" svg:width="0.335cm" svg:height="0.255cm" draw:transform="rotate (1.70518667919846) translate (35.3510683766313cm 26.6813329024973cm)" svg:viewBox="0 0 336 256" svg:d="M336 0c-288 0-336 256-336 256">
            <text:p/>
          </draw:path>
        </draw:g>
        <draw:g>
          <draw:line draw:style-name="gr44" draw:text-style-name="P2" draw:layer="Door" svg:x1="36.035cm" svg:y1="26.647cm" svg:x2="36.035cm" svg:y2="26.348cm">
            <text:p/>
          </draw:line>
          <draw:path draw:style-name="gr44" draw:text-style-name="P2" draw:layer="Door" svg:width="0.335cm" svg:height="0.255cm" draw:transform="rotate (1.70518667919846) translate (35.7810683766313cm 26.6813329024973cm)" svg:viewBox="0 0 336 256" svg:d="M336 0c-288 0-336 256-336 256">
            <text:p/>
          </draw:path>
        </draw:g>
        <draw:g>
          <draw:line draw:style-name="gr44" draw:text-style-name="P2" draw:layer="Door" svg:x1="36.477cm" svg:y1="26.647cm" svg:x2="36.477cm" svg:y2="26.348cm">
            <text:p/>
          </draw:line>
          <draw:path draw:style-name="gr44" draw:text-style-name="P2" draw:layer="Door" svg:width="0.335cm" svg:height="0.255cm" draw:transform="rotate (1.70518667919846) translate (36.2230683766313cm 26.6813329024973cm)" svg:viewBox="0 0 336 256" svg:d="M336 0c-288 0-336 256-336 256">
            <text:p/>
          </draw:path>
        </draw:g>
        <draw:g>
          <draw:line draw:style-name="gr44" draw:text-style-name="P2" draw:layer="Door" svg:x1="36.919cm" svg:y1="26.647cm" svg:x2="36.919cm" svg:y2="26.348cm">
            <text:p/>
          </draw:line>
          <draw:path draw:style-name="gr44" draw:text-style-name="P2" draw:layer="Door" svg:width="0.335cm" svg:height="0.255cm" draw:transform="rotate (1.70518667919846) translate (36.6650683766313cm 26.6813329024973cm)" svg:viewBox="0 0 336 256" svg:d="M336 0c-288 0-336 256-336 256">
            <text:p/>
          </draw:path>
        </draw:g>
        <draw:g>
          <draw:line draw:style-name="gr44" draw:text-style-name="P2" draw:layer="Door" svg:x1="36.724cm" svg:y1="25.271cm" svg:x2="37.15cm" svg:y2="25.271cm">
            <text:p/>
          </draw:line>
          <draw:path draw:style-name="gr44" draw:text-style-name="P2" draw:layer="Door" svg:width="0.479cm" svg:height="0.367cm" draw:transform="rotate (3.00737683411143) translate (37.15cm 25.7cm)" svg:viewBox="0 0 480 368" svg:d="M0 0c411 1 480 368 480 368">
            <text:p/>
          </draw:path>
        </draw:g>
        <draw:g>
          <draw:line draw:style-name="gr44" draw:text-style-name="P2" draw:layer="Door" svg:x1="31.376cm" svg:y1="25.262cm" svg:x2="30.95cm" svg:y2="25.262cm">
            <text:p/>
          </draw:line>
          <draw:path draw:style-name="gr44" draw:text-style-name="P2" draw:layer="Door" svg:width="0.479cm" svg:height="0.367cm" draw:transform="rotate (-3.00737683411143) translate (31.4255059468877cm 25.6268223027152cm)" svg:viewBox="0 0 480 368" svg:d="M480 0c-412 1-480 368-480 368">
            <text:p/>
          </draw:path>
        </draw:g>
        <draw:g>
          <draw:line draw:style-name="gr44" draw:text-style-name="P2" draw:layer="Door" svg:x1="30.847cm" svg:y1="26.226cm" svg:x2="30.847cm" svg:y2="25.8cm">
            <text:p/>
          </draw:line>
          <draw:path draw:style-name="gr44" draw:text-style-name="P2" draw:layer="Door" svg:width="0.479cm" svg:height="0.367cm" draw:transform="rotate (1.70501214627326) translate (30.4822380460424cm 26.2756421428719cm)" svg:viewBox="0 0 480 368" svg:d="M480 0c-412 1-480 368-480 368">
            <text:p/>
          </draw:path>
        </draw:g>
        <draw:g>
          <draw:line draw:style-name="gr44" draw:text-style-name="P2" draw:layer="Door" svg:x1="31.875cm" svg:y1="24.998cm" svg:x2="31.3cm" svg:y2="24.998cm">
            <text:p/>
          </draw:line>
          <draw:path draw:style-name="gr44" draw:text-style-name="P2" draw:layer="Door" svg:width="0.645cm" svg:height="0.435cm" draw:transform="skewX (0.0354301838154849) rotate (-0.116937059883621) translate (31.3003297428972cm 24.491005039522cm)" svg:viewBox="0 0 646 436" svg:d="M0 0c554 2 646 436 646 436">
            <text:p/>
          </draw:path>
        </draw:g>
        <draw:g>
          <draw:line draw:style-name="gr44" draw:text-style-name="P2" draw:layer="Door" svg:x1="36.074cm" svg:y1="24.998cm" svg:x2="36.649cm" svg:y2="24.998cm">
            <text:p/>
          </draw:line>
          <draw:path draw:style-name="gr44" draw:text-style-name="P2" draw:layer="Door" svg:width="0.645cm" svg:height="0.436cm" draw:transform="skewX (-0.0354301838154849) rotate (0.116762526958421) translate (36.0074433617286cm 24.5662184301971cm)" svg:viewBox="0 0 646 437" svg:d="M646 0c-554 2-646 437-646 437">
            <text:p/>
          </draw:path>
        </draw:g>
        <draw:g>
          <draw:line draw:style-name="gr44" draw:text-style-name="P2" draw:layer="Door" svg:x1="40.156cm" svg:y1="27.429cm" svg:x2="40.156cm" svg:y2="27.92cm">
            <text:p/>
          </draw:line>
          <draw:path draw:style-name="gr44" draw:text-style-name="P2" draw:layer="Door" svg:width="0.549cm" svg:height="0.368cm" draw:transform="skewX (0.0349065850398866) rotate (1.45420833276168) translate (39.727cm 27.92cm)" svg:viewBox="0 0 550 369" svg:d="M0 0c473 1 550 369 550 369">
            <text:p/>
          </draw:path>
        </draw:g>
        <draw:g>
          <draw:line draw:style-name="gr44" draw:text-style-name="P2" draw:layer="Door" svg:x1="42.262cm" svg:y1="27.429cm" svg:x2="42.262cm" svg:y2="27.92cm">
            <text:p/>
          </draw:line>
          <draw:path draw:style-name="gr44" draw:text-style-name="P2" draw:layer="Door" svg:width="0.549cm" svg:height="0.368cm" draw:transform="skewX (0.0349065850398866) rotate (1.45420833276168) translate (41.833cm 27.92cm)" svg:viewBox="0 0 550 369" svg:d="M0 0c473 1 550 369 550 369">
            <text:p/>
          </draw:path>
        </draw:g>
        <draw:g>
          <draw:line draw:style-name="gr44" draw:text-style-name="P2" draw:layer="Door" svg:x1="40.545cm" svg:y1="27.429cm" svg:x2="40.545cm" svg:y2="27.92cm">
            <text:p/>
          </draw:line>
          <draw:path draw:style-name="gr44" draw:text-style-name="P2" draw:layer="Door" svg:width="0.549cm" svg:height="0.368cm" draw:transform="skewX (-0.0345575191894877) rotate (-1.45403379983648) translate (40.9098813751707cm 27.3733608129365cm)" svg:viewBox="0 0 550 369" svg:d="M550 0c-473 1-550 369-550 369">
            <text:p/>
          </draw:path>
        </draw:g>
        <draw:g>
          <draw:line draw:style-name="gr44" draw:text-style-name="P2" draw:layer="Door" svg:x1="39.363cm" svg:y1="23.438cm" svg:x2="39.935cm" svg:y2="23.438cm">
            <text:p/>
          </draw:line>
          <draw:line draw:style-name="gr44" draw:text-style-name="P2" draw:layer="Door" svg:x1="40.897cm" svg:y1="23.438cm" svg:x2="41.469cm" svg:y2="23.438cm">
            <text:p/>
          </draw:line>
        </draw:g>
        <draw:g>
          <draw:line draw:style-name="gr44" draw:text-style-name="P2" draw:layer="Door" svg:x1="23.555cm" svg:y1="29.457cm" svg:x2="23.555cm" svg:y2="28.953cm">
            <text:p/>
          </draw:line>
          <draw:path draw:style-name="gr44" draw:text-style-name="P2" draw:layer="Door" svg:width="0.565cm" svg:height="0.368cm" draw:transform="skewX (0.0441568300754565) rotate (-1.68459179402493) translate (23.9837682644203cm 28.9526094979388cm)" svg:viewBox="0 0 566 369" svg:d="M0 0c485 1 566 369 566 369">
            <text:p/>
          </draw:path>
        </draw:g>
        <draw:g>
          <draw:line draw:style-name="gr44" draw:text-style-name="P2" draw:layer="Door" svg:x1="23.919cm" svg:y1="30.588cm" svg:x2="23.415cm" svg:y2="30.588cm">
            <text:p/>
          </draw:line>
          <draw:path draw:style-name="gr44" draw:text-style-name="P2" draw:layer="Door" svg:width="0.565cm" svg:height="0.368cm" draw:transform="skewX (0.0441568300754565) rotate (-0.113795467230031) translate (23.4146094979388cm 30.1592317355797cm)" svg:viewBox="0 0 566 369" svg:d="M0 0c485 1 566 369 566 369">
            <text:p/>
          </draw:path>
        </draw:g>
        <draw:g>
          <draw:line draw:style-name="gr44" draw:text-style-name="P2" draw:layer="Door" svg:x1="24.049cm" svg:y1="27.78cm" svg:x2="24.493cm" svg:y2="27.78cm">
            <text:p/>
          </draw:line>
          <draw:path draw:style-name="gr44" draw:text-style-name="P2" draw:layer="Door" svg:width="0.498cm" svg:height="0.367cm" draw:transform="skewX (-0.00802851455917393) rotate (0.129852496348378) translate (23.9987771360139cm 27.4158158868682cm)" svg:viewBox="0 0 499 368" svg:d="M499 0c-429 0-499 368-499 368">
            <text:p/>
          </draw:path>
        </draw:g>
        <draw:g>
          <draw:line draw:style-name="gr44" draw:text-style-name="P2" draw:layer="Door" svg:x1="21.28cm" svg:y1="27.453cm" svg:x2="21.28cm" svg:y2="27.91cm">
            <text:p/>
          </draw:line>
          <draw:path draw:style-name="gr44" draw:text-style-name="P2" draw:layer="Door" svg:width="0.512cm" svg:height="0.367cm" draw:transform="skewX (-0.0158824961931484) rotate (-1.44460902187571) translate (21.6441802128071cm 27.4012309992353cm)" svg:viewBox="0 0 513 368" svg:d="M513 0c-441 0-513 368-513 368">
            <text:p/>
          </draw:path>
        </draw:g>
        <draw:g>
          <draw:line draw:style-name="gr44" draw:text-style-name="P2" draw:layer="Door" svg:x1="19.97cm" svg:y1="27.778cm" svg:x2="19.526cm" svg:y2="27.778cm">
            <text:p/>
          </draw:line>
          <draw:path draw:style-name="gr44" draw:text-style-name="P2" draw:layer="Door" svg:width="0.498cm" svg:height="0.367cm" draw:transform="skewX (0.00925024503556994) rotate (-0.128805298797183) translate (19.5256559862794cm 27.3492317355797cm)" svg:viewBox="0 0 499 368" svg:d="M0 0c428 1 499 368 499 368">
            <text:p/>
          </draw:path>
        </draw:g>
        <draw:g>
          <draw:line draw:style-name="gr44" draw:text-style-name="P2" draw:layer="Door" svg:x1="24.348cm" svg:y1="23.685cm" svg:x2="24.348cm" svg:y2="23.241cm">
            <text:p/>
          </draw:line>
          <draw:path draw:style-name="gr44" draw:text-style-name="P2" draw:layer="Door" svg:width="0.498cm" svg:height="0.367cm" draw:transform="skewX (-0.00802851455917393) rotate (1.70064882314327) translate (23.9838158868682cm 23.7352228639861cm)" svg:viewBox="0 0 499 368" svg:d="M499 0c-429 0-499 368-499 368">
            <text:p/>
          </draw:path>
        </draw:g>
        <draw:g>
          <draw:line draw:style-name="gr44" draw:text-style-name="P2" draw:layer="Door" svg:x1="20.026cm" svg:y1="25.123cm" svg:x2="20.401cm" svg:y2="24.691cm">
            <text:p/>
          </draw:line>
          <draw:line draw:style-name="gr44" draw:text-style-name="P2" draw:layer="Door" svg:x1="21.033cm" svg:y1="23.965cm" svg:x2="21.408cm" svg:y2="23.533cm">
            <text:p/>
          </draw:line>
        </draw:g>
        <draw:g>
          <draw:line draw:style-name="gr44" draw:text-style-name="P2" draw:layer="Door" svg:x1="14.372cm" svg:y1="29.067cm" svg:x2="14.372cm" svg:y2="29.511cm">
            <text:p/>
          </draw:line>
          <draw:path draw:style-name="gr44" draw:text-style-name="P2" draw:layer="Door" svg:width="0.498cm" svg:height="0.368cm" draw:transform="skewX (-0.00907571211037052) rotate (-1.44216556092291) translate (14.7368657737662cm 29.0167577783774cm)" svg:viewBox="0 0 499 369" svg:d="M499 0c-429 1-499 369-499 369">
            <text:p/>
          </draw:path>
        </draw:g>
        <draw:g>
          <draw:line draw:style-name="gr44" draw:text-style-name="P2" draw:layer="Door" svg:x1="13.079cm" svg:y1="21.761cm" svg:x2="12.635cm" svg:y2="21.761cm">
            <text:p/>
          </draw:line>
          <draw:path draw:style-name="gr44" draw:text-style-name="P2" draw:layer="Door" svg:width="0.498cm" svg:height="0.367cm" draw:transform="skewX (0.00925024503556995) rotate (-0.128805298797183) translate (12.6346559862794cm 21.3322317355797cm)" svg:viewBox="0 0 499 368" svg:d="M0 0c428 1 499 368 499 368">
            <text:p/>
          </draw:path>
        </draw:g>
        <draw:g>
          <draw:line draw:style-name="gr44" draw:text-style-name="P2" draw:layer="Door" svg:x1="13.079cm" svg:y1="19.941cm" svg:x2="12.635cm" svg:y2="19.941cm">
            <text:p/>
          </draw:line>
          <draw:path draw:style-name="gr44" draw:text-style-name="P2" draw:layer="Door" svg:width="0.498cm" svg:height="0.367cm" draw:transform="skewX (0.00925024503556995) rotate (-0.128805298797183) translate (12.6346559862794cm 19.5122317355797cm)" svg:viewBox="0 0 499 368" svg:d="M0 0c428 1 499 368 499 368">
            <text:p/>
          </draw:path>
        </draw:g>
        <draw:g>
          <draw:line draw:style-name="gr44" draw:text-style-name="P2" draw:layer="Door" svg:x1="13.079cm" svg:y1="16.834cm" svg:x2="12.635cm" svg:y2="16.834cm">
            <text:p/>
          </draw:line>
          <draw:path draw:style-name="gr44" draw:text-style-name="P2" draw:layer="Door" svg:width="0.498cm" svg:height="0.367cm" draw:transform="skewX (-0.00925024503556993) rotate (-3.01278735479261) translate (13.1293584282904cm 17.1986932238407cm)" svg:viewBox="0 0 499 368" svg:d="M499 0c-429 1-499 368-499 368">
            <text:p/>
          </draw:path>
        </draw:g>
        <draw:g>
          <draw:line draw:style-name="gr44" draw:text-style-name="P2" draw:layer="Door" svg:x1="14.744cm" svg:y1="29.866cm" svg:x2="14.3cm" svg:y2="29.866cm">
            <text:p/>
          </draw:line>
          <draw:path draw:style-name="gr44" draw:text-style-name="P2" draw:layer="Door" svg:width="0.498cm" svg:height="0.368cm" draw:transform="skewX (-0.0090757121103705) rotate (-3.01296188771781) translate (14.7942422216226cm 30.2308657737662cm)" svg:viewBox="0 0 499 369" svg:d="M499 0c-429 1-499 369-499 369">
            <text:p/>
          </draw:path>
        </draw:g>
        <draw:g>
          <draw:line draw:style-name="gr44" draw:text-style-name="P2" draw:layer="Door" svg:x1="13.573cm" svg:y1="14.494cm" svg:x2="13.09cm" svg:y2="14.494cm">
            <text:p/>
          </draw:line>
          <draw:path draw:style-name="gr44" draw:text-style-name="P2" draw:layer="Door" svg:width="0.541cm" svg:height="0.368cm" draw:transform="skewX (0.032637657012294) rotate (-0.118158790360017) translate (13.089625768858cm 14.0652317355797cm)" svg:viewBox="0 0 542 369" svg:d="M0 0c465 1 542 369 542 369">
            <text:p/>
          </draw:path>
        </draw:g>
        <draw:g>
          <draw:line draw:style-name="gr44" draw:text-style-name="P2" draw:layer="Door" svg:x1="13.216cm" svg:y1="11.673cm" svg:x2="13.216cm" svg:y2="11.288cm">
            <text:p/>
          </draw:line>
          <draw:path draw:style-name="gr44" draw:text-style-name="P2" draw:layer="Door" svg:width="0.434cm" svg:height="0.366cm" draw:transform="skewX (-0.0270526034059121) rotate (-1.72019651076561) translate (13.6450817506712cm 11.2877529750142cm)" svg:viewBox="0 0 435 367" svg:d="M0 0c372 1 435 367 435 367">
            <text:p/>
          </draw:path>
        </draw:g>
        <draw:g>
          <draw:line draw:style-name="gr44" draw:text-style-name="P2" draw:layer="Door" svg:x1="19.121cm" svg:y1="15.064cm" svg:x2="19.121cm" svg:y2="15.285cm">
            <text:p/>
          </draw:line>
          <draw:path draw:style-name="gr44" draw:text-style-name="P2" draw:layer="Door" svg:width="0.247cm" svg:height="0.167cm" draw:transform="skewX (-0.0361283155162826) rotate (-1.45281206936008) translate (19.2866463749524cm 15.0380957141607cm)" svg:viewBox="0 0 248 168" svg:d="M248 0c-212 0-248 168-248 168">
            <text:p/>
          </draw:path>
        </draw:g>
        <draw:g>
          <draw:line draw:style-name="gr44" draw:text-style-name="P2" draw:layer="Door" svg:x1="16.327cm" svg:y1="14.989cm" svg:x2="16.327cm" svg:y2="15.665cm">
            <text:p/>
          </draw:line>
          <draw:path draw:style-name="gr44" draw:text-style-name="P2" draw:layer="Door" svg:width="0.758cm" svg:height="0.458cm" draw:transform="skewX (0.0657989128001862) rotate (1.46537843997444) translate (15.7942879139021cm 15.6645237686377cm)" svg:viewBox="0 0 759 459" svg:d="M0 0c650 1 759 459 759 459">
            <text:p/>
          </draw:path>
        </draw:g>
        <draw:g>
          <draw:line draw:style-name="gr44" draw:text-style-name="P2" draw:layer="Door" svg:x1="17.575cm" svg:y1="13.492cm" svg:x2="17.437cm" svg:y2="13.737cm">
            <text:p/>
          </draw:line>
          <draw:path draw:style-name="gr44" draw:text-style-name="P2" draw:layer="Door" svg:width="0.099cm" svg:height="0.102cm" draw:transform="rotate (-2.62253173404668) translate (17.575cm 13.7774611260054cm)" svg:viewBox="0 0 100 103" svg:d="M0 0c81 34 100 103 100 103">
            <text:p/>
          </draw:path>
        </draw:g>
        <draw:g>
          <draw:line draw:style-name="gr44" draw:text-style-name="P2" draw:layer="Door" svg:x1="16.8cm" svg:y1="13.961cm" svg:x2="16.925cm" svg:y2="14.206cm">
            <text:p/>
          </draw:line>
          <draw:path draw:style-name="gr44" draw:text-style-name="P2" draw:layer="Door" svg:width="0.093cm" svg:height="0.099cm" draw:transform="skewX (-0.0972148393360842) rotate (2.57959663444762) translate (16.8798077500533cm 14.2957241103702cm)" svg:viewBox="0 0 94 100" svg:d="M94 0c-75 34-94 100-94 100">
            <text:p/>
          </draw:path>
        </draw:g>
        <draw:g>
          <draw:line draw:style-name="gr44" draw:text-style-name="P2" draw:layer="Door" svg:x1="16.8cm" svg:y1="14.531cm" svg:x2="16.925cm" svg:y2="14.286cm">
            <text:p/>
          </draw:line>
          <draw:path draw:style-name="gr44" draw:text-style-name="P2" draw:layer="Door" svg:width="0.091cm" svg:height="0.099cm" draw:transform="skewX (0.072954762733363) rotate (0.563741348394168) translate (16.8cm 14.2465335120643cm)" svg:viewBox="0 0 92 100" svg:d="M0 0c74 34 92 100 92 100">
            <text:p/>
          </draw:path>
        </draw:g>
        <draw:g>
          <draw:line draw:style-name="gr44" draw:text-style-name="P2" draw:layer="Door" svg:x1="16.8cm" svg:y1="14.598cm" svg:x2="16.925cm" svg:y2="14.843cm">
            <text:p/>
          </draw:line>
          <draw:path draw:style-name="gr44" draw:text-style-name="P2" draw:layer="Door" svg:width="0.093cm" svg:height="0.099cm" draw:transform="skewX (-0.0972148393360842) rotate (2.57959663444762) translate (16.8798077500532cm 14.9327241103702cm)" svg:viewBox="0 0 94 100" svg:d="M94 0c-75 34-94 100-94 100">
            <text:p/>
          </draw:path>
        </draw:g>
        <draw:g>
          <draw:line draw:style-name="gr44" draw:text-style-name="P2" draw:layer="Door" svg:x1="16.8cm" svg:y1="15.168cm" svg:x2="16.925cm" svg:y2="14.923cm">
            <text:p/>
          </draw:line>
          <draw:path draw:style-name="gr44" draw:text-style-name="P2" draw:layer="Door" svg:width="0.091cm" svg:height="0.099cm" draw:transform="skewX (0.072954762733363) rotate (0.563741348394168) translate (16.8cm 14.8835335120643cm)" svg:viewBox="0 0 92 100" svg:d="M0 0c74 34 92 100 92 100">
            <text:p/>
          </draw:path>
        </draw:g>
        <draw:g>
          <draw:line draw:style-name="gr44" draw:text-style-name="P2" draw:layer="Door" svg:x1="16.8cm" svg:y1="15.482cm" svg:x2="16.925cm" svg:y2="15.271cm">
            <text:p/>
          </draw:line>
          <draw:path draw:style-name="gr44" draw:text-style-name="P2" draw:layer="Door" svg:width="0.087cm" svg:height="0.089cm" draw:transform="skewX (-0.0555014702134197) rotate (0.500734962397173) translate (16.8cm 15.2363243967828cm)" svg:viewBox="0 0 88 90" svg:d="M0 0c72 30 88 90 88 90">
            <text:p/>
          </draw:path>
        </draw:g>
        <draw:g>
          <draw:g>
            <draw:line draw:style-name="gr44" draw:text-style-name="P2" draw:layer="Door" svg:x1="16.8cm" svg:y1="15.508cm" svg:x2="17.118cm" svg:y2="15.339cm">
              <text:p/>
            </draw:line>
            <draw:path draw:style-name="gr44" draw:text-style-name="P2" draw:layer="Door" svg:width="0.125cm" svg:height="0.131cm" draw:transform="skewX (-0.064926248174189) rotate (-2.11760798144472) translate (17.2355135191647cm 15.4003849838434cm)" svg:viewBox="0 0 126 132" svg:d="M126 0c-101 44-126 132-126 132">
              <text:p/>
            </draw:path>
          </draw:g>
          <draw:g>
            <draw:line draw:style-name="gr44" draw:text-style-name="P2" draw:layer="Door" svg:x1="17.549cm" svg:y1="15.508cm" svg:x2="17.231cm" svg:y2="15.339cm">
              <text:p/>
            </draw:line>
            <draw:path draw:style-name="gr44" draw:text-style-name="P2" draw:layer="Door" svg:width="0.125cm" svg:height="0.131cm" draw:transform="skewX (0.064926248174189) rotate (2.11760798144472) translate (17.1789946380697cm 15.508cm)" svg:viewBox="0 0 126 132" svg:d="M0 0c101 44 126 132 126 132">
              <text:p/>
            </draw:path>
          </draw:g>
        </draw:g>
        <draw:g>
          <draw:g>
            <draw:line draw:style-name="gr44" draw:text-style-name="P2" draw:layer="Door" svg:x1="17.575cm" svg:y1="13.856cm" svg:x2="17.484cm" svg:y2="14.024cm">
              <text:p/>
            </draw:line>
            <draw:path draw:style-name="gr44" draw:text-style-name="P2" draw:layer="Door" svg:width="0.063cm" svg:height="0.069cm" draw:transform="rotate (-2.60490390860154) translate (17.575cm 14.0509490616622cm)" svg:viewBox="0 0 64 70" svg:d="M0 0c53 23 64 70 64 70">
              <text:p/>
            </draw:path>
          </draw:g>
          <draw:g>
            <draw:line draw:style-name="gr44" draw:text-style-name="P2" draw:layer="Door" svg:x1="17.575cm" svg:y1="14.247cm" svg:x2="17.484cm" svg:y2="14.079cm">
              <text:p/>
            </draw:line>
            <draw:path draw:style-name="gr44" draw:text-style-name="P2" draw:layer="Door" svg:width="0.063cm" svg:height="0.069cm" draw:transform="rotate (-0.542273798594638) translate (17.5203159129939cm 14.019102427544cm)" svg:viewBox="0 0 64 70" svg:d="M64 0c-53 24-64 70-64 70">
              <text:p/>
            </draw:path>
          </draw:g>
        </draw:g>
        <draw:g>
          <draw:g>
            <draw:line draw:style-name="gr44" draw:text-style-name="P2" draw:layer="Door" svg:x1="17.575cm" svg:y1="14.325cm" svg:x2="17.419cm" svg:y2="14.576cm">
              <text:p/>
            </draw:line>
            <draw:path draw:style-name="gr44" draw:text-style-name="P2" draw:layer="Door" svg:width="0.106cm" svg:height="0.107cm" draw:transform="skewX (-0.115715329407224) rotate (-2.66319790561815) translate (17.575cm 14.6166757060675cm)" svg:viewBox="0 0 107 108" svg:d="M0 0c88 36 107 108 107 108">
              <text:p/>
            </draw:path>
          </draw:g>
          <draw:g>
            <draw:line draw:style-name="gr44" draw:text-style-name="P2" draw:layer="Door" svg:x1="17.575cm" svg:y1="14.91cm" svg:x2="17.419cm" svg:y2="14.659cm">
              <text:p/>
            </draw:line>
            <draw:path draw:style-name="gr44" draw:text-style-name="P2" draw:layer="Door" svg:width="0.106cm" svg:height="0.107cm" draw:transform="skewX (0.11065387457644) rotate (-0.481361807700037) translate (17.4798980728283cm 14.5686484699438cm)" svg:viewBox="0 0 107 108" svg:d="M107 0c-88 36-107 108-107 108">
              <text:p/>
            </draw:path>
          </draw:g>
        </draw:g>
        <draw:g>
          <draw:line draw:style-name="gr44" draw:text-style-name="P2" draw:layer="Door" svg:x1="17.575cm" svg:y1="15.26cm" svg:x2="17.458cm" svg:y2="15.037cm">
            <text:p/>
          </draw:line>
          <draw:path draw:style-name="gr44" draw:text-style-name="P2" draw:layer="Door" svg:width="0.085cm" svg:height="0.091cm" draw:transform="skewX (-0.0525344104850293) rotate (-0.547684319275821) translate (17.5017693640488cm 14.9557343718503cm)" svg:viewBox="0 0 86 92" svg:d="M86 0c-70 31-86 92-86 92">
            <text:p/>
          </draw:path>
        </draw:g>
        <draw:g>
          <draw:line draw:style-name="gr44" draw:text-style-name="P2" draw:layer="Door" svg:x1="17.575cm" svg:y1="15.483cm" svg:x2="17.497cm" svg:y2="15.36cm">
            <text:p/>
          </draw:line>
          <draw:path draw:style-name="gr44" draw:text-style-name="P2" draw:layer="Door" svg:width="0.052cm" svg:height="0.052cm" draw:transform="skewX (0.141895268187139) rotate (-0.469668101711674) translate (17.5278567281515cm 15.3158446243637cm)" svg:viewBox="0 0 53 53" svg:d="M53 0c-44 18-53 53-53 53">
            <text:p/>
          </draw:path>
        </draw:g>
        <draw:g>
          <draw:line draw:style-name="gr44" draw:text-style-name="P2" draw:layer="Door" svg:x1="16.8cm" svg:y1="13.492cm" svg:x2="16.938cm" svg:y2="13.737cm">
            <text:p/>
          </draw:line>
          <draw:path draw:style-name="gr44" draw:text-style-name="P2" draw:layer="Door" svg:width="0.099cm" svg:height="0.102cm" draw:transform="rotate (2.62602239255067) translate (16.8872926993951cm 13.8269294400596cm)" svg:viewBox="0 0 100 103" svg:d="M100 0c-80 34-100 103-100 103">
            <text:p/>
          </draw:path>
        </draw:g>
        <draw:g>
          <draw:line draw:style-name="gr44" draw:text-style-name="P2" draw:layer="Door" svg:x1="18.021cm" svg:y1="15.663cm" svg:x2="18.329cm" svg:y2="15.859cm">
            <text:p/>
          </draw:line>
          <draw:path draw:style-name="gr44" draw:text-style-name="P2" draw:layer="Door" svg:width="0.136cm" svg:height="0.132cm" draw:transform="skewX (-0.11065387457644) rotate (-1.10252448848482) translate (18.3790697050938cm 15.663cm)" svg:viewBox="0 0 137 133" svg:d="M0 0c111 45 137 133 137 133">
            <text:p/>
          </draw:path>
        </draw:g>
        <draw:g>
          <draw:line draw:style-name="gr44" draw:text-style-name="P2" draw:layer="Door" svg:x1="19.51cm" svg:y1="15.064cm" svg:x2="19.51cm" svg:y2="15.285cm">
            <text:p/>
          </draw:line>
          <draw:path draw:style-name="gr44" draw:text-style-name="P2" draw:layer="Door" svg:width="0.247cm" svg:height="0.167cm" draw:transform="skewX (0.0361283155162827) rotate (1.45281206936008) translate (19.3151053343544cm 15.2848443089777cm)" svg:viewBox="0 0 248 168" svg:d="M0 0c213 0 248 168 248 168">
            <text:p/>
          </draw:path>
        </draw:g>
        <draw:g>
          <draw:line draw:style-name="gr44" draw:text-style-name="P2" draw:layer="Door" svg:x1="19.746cm" svg:y1="14.193cm" svg:x2="19.746cm" svg:y2="14.676cm">
            <text:p/>
          </draw:line>
          <draw:path draw:style-name="gr44" draw:text-style-name="P2" draw:layer="Door" svg:width="0.542cm" svg:height="0.368cm" draw:transform="skewX (0.0349065850398866) rotate (1.45228847058448) translate (19.3172317355797cm 14.6756597341006cm)" svg:viewBox="0 0 543 369" svg:d="M0 0c465 1 543 369 543 369">
            <text:p/>
          </draw:path>
        </draw:g>
        <draw:g>
          <draw:line draw:style-name="gr44" draw:text-style-name="P2" draw:layer="Door" svg:x1="21.306cm" svg:y1="14.193cm" svg:x2="21.306cm" svg:y2="14.676cm">
            <text:p/>
          </draw:line>
          <draw:path draw:style-name="gr44" draw:text-style-name="P2" draw:layer="Door" svg:width="0.542cm" svg:height="0.368cm" draw:transform="skewX (0.0349065850398866) rotate (1.45228847058448) translate (20.8772317355797cm 14.6756597341006cm)" svg:viewBox="0 0 543 369" svg:d="M0 0c465 1 543 369 543 369">
            <text:p/>
          </draw:path>
        </draw:g>
        <draw:g>
          <draw:line draw:style-name="gr44" draw:text-style-name="P2" draw:layer="Door" svg:x1="18.55cm" svg:y1="12.882cm" svg:x2="18.851cm" svg:y2="12.882cm">
            <text:p/>
          </draw:line>
          <draw:path draw:style-name="gr44" draw:text-style-name="P2" draw:layer="Door" svg:width="0.338cm" svg:height="0.266cm" draw:transform="skewX (-0.0101229096615671) rotate (3.00214084635545) translate (18.8507879502366cm 13.1938314650329cm)" svg:viewBox="0 0 339 267" svg:d="M0 0c291 0 339 267 339 267">
            <text:p/>
          </draw:path>
        </draw:g>
        <draw:g>
          <draw:line draw:style-name="gr44" draw:text-style-name="P2" draw:layer="Door" svg:x1="18.55cm" svg:y1="12.44cm" svg:x2="18.851cm" svg:y2="12.44cm">
            <text:p/>
          </draw:line>
          <draw:path draw:style-name="gr44" draw:text-style-name="P2" draw:layer="Door" svg:width="0.338cm" svg:height="0.266cm" draw:transform="skewX (-0.0101229096615671) rotate (3.00214084635545) translate (18.8507879502366cm 12.7518314650329cm)" svg:viewBox="0 0 339 267" svg:d="M0 0c291 0 339 267 339 267">
            <text:p/>
          </draw:path>
        </draw:g>
        <draw:g>
          <draw:line draw:style-name="gr44" draw:text-style-name="P2" draw:layer="Door" svg:x1="18.55cm" svg:y1="12.011cm" svg:x2="18.851cm" svg:y2="12.011cm">
            <text:p/>
          </draw:line>
          <draw:path draw:style-name="gr44" draw:text-style-name="P2" draw:layer="Door" svg:width="0.338cm" svg:height="0.266cm" draw:transform="skewX (-0.0101229096615671) rotate (3.00214084635545) translate (18.8507879502366cm 12.3228314650329cm)" svg:viewBox="0 0 339 267" svg:d="M0 0c291 0 339 267 339 267">
            <text:p/>
          </draw:path>
        </draw:g>
        <draw:g>
          <draw:line draw:style-name="gr44" draw:text-style-name="P2" draw:layer="Door" svg:x1="19.709cm" svg:y1="12.882cm" svg:x2="19.408cm" svg:y2="12.882cm">
            <text:p/>
          </draw:line>
          <draw:path draw:style-name="gr44" draw:text-style-name="P2" draw:layer="Door" svg:width="0.337cm" svg:height="0.266cm" draw:transform="skewX (0.0127409035395586) rotate (-3.00161724757985) translate (19.7430889027505cm 13.1466483838054cm)" svg:viewBox="0 0 338 267" svg:d="M338 0c-291 0-338 267-338 267">
            <text:p/>
          </draw:path>
        </draw:g>
        <draw:g>
          <draw:line draw:style-name="gr44" draw:text-style-name="P2" draw:layer="Door" svg:x1="19.709cm" svg:y1="12.44cm" svg:x2="19.408cm" svg:y2="12.44cm">
            <text:p/>
          </draw:line>
          <draw:path draw:style-name="gr44" draw:text-style-name="P2" draw:layer="Door" svg:width="0.337cm" svg:height="0.266cm" draw:transform="skewX (0.0127409035395586) rotate (-3.00161724757985) translate (19.7430889027505cm 12.7046483838054cm)" svg:viewBox="0 0 338 267" svg:d="M338 0c-291 0-338 267-338 267">
            <text:p/>
          </draw:path>
        </draw:g>
        <draw:g>
          <draw:line draw:style-name="gr44" draw:text-style-name="P2" draw:layer="Door" svg:x1="19.709cm" svg:y1="12.011cm" svg:x2="19.408cm" svg:y2="12.011cm">
            <text:p/>
          </draw:line>
          <draw:path draw:style-name="gr44" draw:text-style-name="P2" draw:layer="Door" svg:width="0.337cm" svg:height="0.266cm" draw:transform="skewX (0.0127409035395586) rotate (-3.00161724757985) translate (19.7430889027505cm 12.2756483838054cm)" svg:viewBox="0 0 338 267" svg:d="M338 0c-291 0-338 267-338 267">
            <text:p/>
          </draw:path>
        </draw:g>
        <draw:g>
          <draw:line draw:style-name="gr44" draw:text-style-name="P2" draw:layer="Door" svg:x1="20.721cm" svg:y1="12.882cm" svg:x2="21.022cm" svg:y2="12.882cm">
            <text:p/>
          </draw:line>
          <draw:path draw:style-name="gr44" draw:text-style-name="P2" draw:layer="Door" svg:width="0.338cm" svg:height="0.266cm" draw:transform="skewX (-0.0101229096615671) rotate (3.00214084635545) translate (21.0217879502366cm 13.1938314650329cm)" svg:viewBox="0 0 339 267" svg:d="M0 0c291 0 339 267 339 267">
            <text:p/>
          </draw:path>
        </draw:g>
        <draw:g>
          <draw:line draw:style-name="gr44" draw:text-style-name="P2" draw:layer="Door" svg:x1="20.721cm" svg:y1="12.44cm" svg:x2="21.022cm" svg:y2="12.44cm">
            <text:p/>
          </draw:line>
          <draw:path draw:style-name="gr44" draw:text-style-name="P2" draw:layer="Door" svg:width="0.338cm" svg:height="0.266cm" draw:transform="skewX (-0.0101229096615671) rotate (3.00214084635545) translate (21.0217879502366cm 12.7518314650329cm)" svg:viewBox="0 0 339 267" svg:d="M0 0c291 0 339 267 339 267">
            <text:p/>
          </draw:path>
        </draw:g>
        <draw:g>
          <draw:line draw:style-name="gr44" draw:text-style-name="P2" draw:layer="Door" svg:x1="20.721cm" svg:y1="12.011cm" svg:x2="21.022cm" svg:y2="12.011cm">
            <text:p/>
          </draw:line>
          <draw:path draw:style-name="gr44" draw:text-style-name="P2" draw:layer="Door" svg:width="0.338cm" svg:height="0.266cm" draw:transform="skewX (-0.0101229096615671) rotate (3.00214084635545) translate (21.0217879502366cm 12.3228314650329cm)" svg:viewBox="0 0 339 267" svg:d="M0 0c291 0 339 267 339 267">
            <text:p/>
          </draw:path>
        </draw:g>
        <draw:g>
          <draw:line draw:style-name="gr44" draw:text-style-name="P2" draw:layer="Door" svg:x1="21.906cm" svg:y1="12.882cm" svg:x2="21.605cm" svg:y2="12.882cm">
            <text:p/>
          </draw:line>
          <draw:path draw:style-name="gr44" draw:text-style-name="P2" draw:layer="Door" svg:width="0.337cm" svg:height="0.266cm" draw:transform="skewX (0.0127409035395586) rotate (-3.00161724757985) translate (21.9400889027505cm 13.1466483838054cm)" svg:viewBox="0 0 338 267" svg:d="M338 0c-291 0-338 267-338 267">
            <text:p/>
          </draw:path>
        </draw:g>
        <draw:g>
          <draw:line draw:style-name="gr44" draw:text-style-name="P2" draw:layer="Door" svg:x1="21.906cm" svg:y1="12.44cm" svg:x2="21.605cm" svg:y2="12.44cm">
            <text:p/>
          </draw:line>
          <draw:path draw:style-name="gr44" draw:text-style-name="P2" draw:layer="Door" svg:width="0.337cm" svg:height="0.266cm" draw:transform="skewX (0.0127409035395586) rotate (-3.00161724757985) translate (21.9400889027505cm 12.7046483838054cm)" svg:viewBox="0 0 338 267" svg:d="M338 0c-291 0-338 267-338 267">
            <text:p/>
          </draw:path>
        </draw:g>
        <draw:g>
          <draw:line draw:style-name="gr44" draw:text-style-name="P2" draw:layer="Door" svg:x1="21.906cm" svg:y1="12.011cm" svg:x2="21.605cm" svg:y2="12.011cm">
            <text:p/>
          </draw:line>
          <draw:path draw:style-name="gr44" draw:text-style-name="P2" draw:layer="Door" svg:width="0.337cm" svg:height="0.266cm" draw:transform="skewX (0.0127409035395586) rotate (-3.00161724757985) translate (21.9400889027505cm 12.2756483838054cm)" svg:viewBox="0 0 338 267" svg:d="M338 0c-291 0-338 267-338 267">
            <text:p/>
          </draw:path>
        </draw:g>
        <draw:g>
          <draw:line draw:style-name="gr44" draw:text-style-name="P2" draw:layer="Door" svg:x1="19.317cm" svg:y1="11.608cm" svg:x2="19.317cm" svg:y2="11.959cm">
            <text:p/>
          </draw:line>
          <draw:path draw:style-name="gr44" draw:text-style-name="P2" draw:layer="Door" svg:width="0.393cm" svg:height="0.267cm" draw:transform="skewX (0.0303687289847013) rotate (1.45089220718289) translate (19.0051685349671cm 11.9587527260234cm)" svg:viewBox="0 0 394 268" svg:d="M0 0c338 0 394 268 394 268">
            <text:p/>
          </draw:path>
        </draw:g>
        <draw:g>
          <draw:line draw:style-name="gr44" draw:text-style-name="P2" draw:layer="Door" svg:x1="21.945cm" svg:y1="14.78cm" svg:x2="21.462cm" svg:y2="14.78cm">
            <text:p/>
          </draw:line>
          <draw:path draw:style-name="gr44" draw:text-style-name="P2" draw:layer="Door" svg:width="0.543cm" svg:height="0.368cm" draw:transform="skewX (-0.0373500459926786) rotate (-3.02343386322978) translate (22.0025428778892cm 15.1446398561693cm)" svg:viewBox="0 0 544 369" svg:d="M544 0c-465 1-544 369-544 369">
            <text:p/>
          </draw:path>
        </draw:g>
        <draw:g>
          <draw:line draw:style-name="gr44" draw:text-style-name="P2" draw:layer="Door" svg:x1="22.402cm" svg:y1="15.663cm" svg:x2="22.71cm" svg:y2="15.859cm">
            <text:p/>
          </draw:line>
          <draw:path draw:style-name="gr44" draw:text-style-name="P2" draw:layer="Door" svg:width="0.136cm" svg:height="0.132cm" draw:transform="skewX (-0.110653874576441) rotate (-1.10252448848482) translate (22.7600697050938cm 15.663cm)" svg:viewBox="0 0 137 133" svg:d="M0 0c111 45 137 133 137 133">
            <text:p/>
          </draw:path>
        </draw:g>
        <draw:g>
          <draw:line draw:style-name="gr44" draw:text-style-name="P2" draw:layer="Door" svg:x1="23.151cm" svg:y1="14.989cm" svg:x2="23.151cm" svg:y2="15.665cm">
            <text:p/>
          </draw:line>
          <draw:path draw:style-name="gr44" draw:text-style-name="P2" draw:layer="Door" svg:width="0.758cm" svg:height="0.458cm" draw:transform="skewX (-0.066497044500984) rotate (-1.46555297289964) translate (23.6039986001359cm 14.9099016577085cm)" svg:viewBox="0 0 759 459" svg:d="M759 0c-651 1-759 459-759 459">
            <text:p/>
          </draw:path>
        </draw:g>
        <draw:g>
          <draw:line draw:style-name="gr44" draw:text-style-name="P2" draw:layer="Door" svg:x1="24.842cm" svg:y1="15.17cm" svg:x2="24.842cm" svg:y2="15.665cm">
            <text:p/>
          </draw:line>
          <draw:path draw:style-name="gr44" draw:text-style-name="P2" draw:layer="Door" svg:width="0.555cm" svg:height="0.357cm" draw:transform="skewX (-0.0492182849062401) rotate (-1.45787352419086) translate (25.1950856085342cm 15.1118578123423cm)" svg:viewBox="0 0 556 358" svg:d="M556 0c-476 1-556 358-556 358">
            <text:p/>
          </draw:path>
        </draw:g>
        <draw:g>
          <draw:line draw:style-name="gr44" draw:text-style-name="P2" draw:layer="Door" svg:x1="26.506cm" svg:y1="15.17cm" svg:x2="26.506cm" svg:y2="15.665cm">
            <text:p/>
          </draw:line>
          <draw:path draw:style-name="gr44" draw:text-style-name="P2" draw:layer="Door" svg:width="0.555cm" svg:height="0.357cm" draw:transform="skewX (-0.0492182849062401) rotate (-1.45787352419086) translate (26.8590856085342cm 15.1118578123423cm)" svg:viewBox="0 0 556 358" svg:d="M556 0c-476 1-556 358-556 358">
            <text:p/>
          </draw:path>
        </draw:g>
        <draw:g>
          <draw:line draw:style-name="gr44" draw:text-style-name="P2" draw:layer="Door" svg:x1="26.906cm" svg:y1="11.909cm" svg:x2="27.366cm" svg:y2="11.725cm">
            <text:p/>
          </draw:line>
          <draw:path draw:style-name="gr44" draw:text-style-name="P2" draw:layer="Door" svg:width="0.555cm" svg:height="0.356cm" draw:transform="skewX (0.0485201532054423) rotate (-2.87385914633386) translate (27.5201545757277cm 12.1107858770176cm)" svg:viewBox="0 0 556 357" svg:d="M0 0c477 0 556 357 556 357">
            <text:p/>
          </draw:path>
        </draw:g>
        <draw:g>
          <draw:line draw:style-name="gr44" draw:text-style-name="P2" draw:layer="Door" svg:x1="29.106cm" svg:y1="9.593cm" svg:x2="28.65cm" svg:y2="9.593cm">
            <text:p/>
          </draw:line>
          <draw:path draw:style-name="gr44" draw:text-style-name="P2" draw:layer="Door" svg:width="0.51cm" svg:height="0.367cm" draw:transform="skewX (0.0139626340159547) rotate (-0.125663706143592) translate (28.6497074197571cm 9.16391824932878cm)" svg:viewBox="0 0 511 368" svg:d="M0 0c440 1 511 368 511 368">
            <text:p/>
          </draw:path>
        </draw:g>
        <draw:g>
          <draw:line draw:style-name="gr44" draw:text-style-name="P2" draw:layer="Door" svg:x1="39.259cm" svg:y1="9.545cm" svg:x2="39.259cm" svg:y2="10.001cm">
            <text:p/>
          </draw:line>
          <draw:path draw:style-name="gr44" draw:text-style-name="P2" draw:layer="Door" svg:width="0.509cm" svg:height="0.367cm" draw:transform="skewX (0.0109955742875643) rotate (1.44478355480091) translate (38.8296390533552cm 10.0012974536268cm)" svg:viewBox="0 0 510 368" svg:d="M0 0c440 1 510 368 510 368">
            <text:p/>
          </draw:path>
        </draw:g>
        <draw:g>
          <draw:line draw:style-name="gr44" draw:text-style-name="P2" draw:layer="Door" svg:x1="37.335cm" svg:y1="10.524cm" svg:x2="36.926cm" svg:y2="10.321cm">
            <text:p/>
          </draw:line>
          <draw:path draw:style-name="gr44" draw:text-style-name="P2" draw:layer="Door" svg:width="0.51cm" svg:height="0.367cm" draw:transform="skewX (-0.0130899693899574) rotate (2.80736210183288) translate (37.2186401785864cm 10.8732191388692cm)" svg:viewBox="0 0 511 368" svg:d="M511 0c-440 1-511 368-511 368">
            <text:p/>
          </draw:path>
        </draw:g>
        <draw:g>
          <draw:line draw:style-name="gr44" draw:text-style-name="P2" draw:layer="Door" svg:x1="35.632cm" svg:y1="15.69cm" svg:x2="36.204cm" svg:y2="15.69cm">
            <text:p/>
          </draw:line>
          <draw:line draw:style-name="gr44" draw:text-style-name="P2" draw:layer="Door" svg:x1="37.166cm" svg:y1="15.69cm" svg:x2="37.738cm" svg:y2="15.69cm">
            <text:p/>
          </draw:line>
        </draw:g>
        <draw:g>
          <draw:line draw:style-name="gr44" draw:text-style-name="P2" draw:layer="Door" svg:x1="35.859cm" svg:y1="13.456cm" svg:x2="35.45cm" svg:y2="13.253cm">
            <text:p/>
          </draw:line>
          <draw:path draw:style-name="gr44" draw:text-style-name="P2" draw:layer="Door" svg:width="0.509cm" svg:height="0.367cm" draw:transform="skewX (0.0109955742875643) rotate (-0.586256095744896) translate (35.6406700349106cm 12.8685425047601cm)" svg:viewBox="0 0 510 368" svg:d="M0 0c440 1 510 368 510 368">
            <text:p/>
          </draw:path>
        </draw:g>
        <draw:g>
          <draw:line draw:style-name="gr44" draw:text-style-name="P2" draw:layer="Door" svg:x1="42.156cm" svg:y1="9.515cm" svg:x2="41.7cm" svg:y2="9.515cm">
            <text:p/>
          </draw:line>
          <draw:path draw:style-name="gr44" draw:text-style-name="P2" draw:layer="Door" svg:width="0.509cm" svg:height="0.367cm" draw:transform="skewX (0.0109955742875643) rotate (-0.126012771993991) translate (41.6999817423469cm 9.08564392673902cm)" svg:viewBox="0 0 510 368" svg:d="M0 0c440 1 510 368 510 368">
            <text:p/>
          </draw:path>
        </draw:g>
        <draw:g>
          <draw:line draw:style-name="gr44" draw:text-style-name="P2" draw:layer="Door" svg:x1="29.899cm" svg:y1="9.593cm" svg:x2="30.355cm" svg:y2="9.593cm">
            <text:p/>
          </draw:line>
          <draw:path draw:style-name="gr44" draw:text-style-name="P2" draw:layer="Door" svg:width="0.509cm" svg:height="0.368cm" draw:transform="skewX (-0.011693705988362) rotate (0.125489173218392) translate (29.8488883225045cm 9.2278021916802cm)" svg:viewBox="0 0 510 369" svg:d="M510 0c-439 1-510 369-510 369">
            <text:p/>
          </draw:path>
        </draw:g>
        <draw:custom-shape draw:style-name="gr45" draw:text-style-name="P10" draw:layer="Door" svg:width="0.853cm" svg:height="0.23cm" svg:x="22.09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draw:layer="Door" svg:width="0.856cm" svg:height="0.23cm" svg:x="26.128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Door" svg:width="1.431cm" svg:height="0.23cm" svg:x="26.952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Door" svg:width="1.447cm" svg:height="0.231cm" svg:x="29.00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Door" svg:width="1.449cm" svg:height="0.231cm" svg:x="31.832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Door" svg:width="1.449cm" svg:height="0.23cm" svg:x="32.655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Door" svg:width="1.435cm" svg:height="0.231cm" svg:x="32.559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Door" svg:width="1.435cm" svg:height="0.231cm" svg:x="32.55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Door" svg:width="1.435cm" svg:height="0.231cm" svg:x="32.559cm" svg:y="1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cm" svg:x="28.965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28.96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28.96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28.968cm" svg:y="1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34.941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Door" svg:width="1.445cm" svg:height="0.231cm" svg:x="34.709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Door" svg:width="1.449cm" svg:height="0.231cm" svg:x="36.488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Door" svg:width="1.449cm" svg:height="0.231cm" svg:x="38.248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Door" svg:width="0.841cm" svg:height="0.231cm" svg:x="37.74cm" svg:y="1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Door" svg:width="0.842cm" svg:height="0.23cm" svg:x="38.139cm" svg:y="12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Door" svg:width="0.853cm" svg:height="0.23cm" svg:x="36.549cm" svg:y="13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Door" svg:width="1.434cm" svg:height="0.23cm" svg:x="36.232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Door" svg:width="0.842cm" svg:height="0.231cm" svg:x="32.554cm" svg:y="14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Door" svg:width="0.839cm" svg:height="0.231cm" svg:x="31.018cm" svg:y="14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Door" svg:width="1.434cm" svg:height="0.232cm" svg:x="11.88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Door" svg:width="1.435cm" svg:height="0.232cm" svg:x="14.075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Door" svg:width="1.435cm" svg:height="0.23cm" svg:x="16.382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Door" svg:width="1.435cm" svg:height="0.231cm" svg:x="16.382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Door" svg:width="1.416cm" svg:height="0.232cm" svg:x="18.306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Door" svg:width="1.254cm" svg:height="0.232cm" svg:x="17.761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0" draw:layer="Door" svg:width="1.264cm" svg:height="0.232cm" svg:x="14.93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Door" svg:width="1.191cm" svg:height="0.272cm" draw:transform="rotate (1.5707963267949) translate (11.244cm 11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0" draw:layer="Door" svg:width="1.437cm" svg:height="0.211cm" draw:transform="rotate (1.5707963267949) translate (12.63cm 13.2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0" draw:layer="Door" svg:width="1.433cm" svg:height="0.211cm" draw:transform="rotate (1.5707963267949) translate (12.63cm 15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Door" svg:width="1.435cm" svg:height="0.232cm" svg:x="20.449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Door" svg:width="1.194cm" svg:height="0.272cm" draw:transform="rotate (1.5707963267949) translate (11.244cm 9.4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Door" svg:width="1.188cm" svg:height="0.272cm" draw:transform="rotate (1.5707963267949) translate (11.244cm 14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0" draw:layer="Door" svg:width="1.192cm" svg:height="0.272cm" draw:transform="rotate (1.5707963267949) translate (11.244cm 17.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Door" svg:width="1.191cm" svg:height="0.272cm" draw:transform="rotate (1.5707963267949) translate (11.244cm 19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Door" svg:width="0.8cm" svg:height="0.23cm" svg:x="20.775cm" svg:y="24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Door" svg:width="0.862cm" svg:height="0.231cm" svg:x="13.686cm" svg:y="1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Door" svg:width="0.855cm" svg:height="0.23cm" svg:x="15.927cm" svg:y="1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Door" svg:width="0.855cm" svg:height="0.231cm" svg:x="15.927cm" svg:y="1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0" draw:layer="Door" svg:width="0.852cm" svg:height="0.232cm" svg:x="18.707cm" svg:y="18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0" draw:layer="Door" svg:width="1.19cm" svg:height="0.272cm" draw:transform="rotate (1.5707963267949) translate (11.244cm 2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Door" svg:width="1.434cm" svg:height="0.231cm" svg:x="12.788cm" svg:y="20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0" draw:layer="Door" svg:width="1.441cm" svg:height="0.231cm" svg:x="15.666cm" svg:y="20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0" draw:layer="Door" svg:width="1.417cm" svg:height="0.233cm" svg:x="17.598cm" svg:y="19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Door" svg:width="1.34cm" svg:height="0.256cm" draw:transform="skewX (0.124441975667196) rotate (-0.523598775598299) translate (20.775cm 20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Door" svg:width="1.398cm" svg:height="0.231cm" svg:x="18.306cm" svg:y="23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Door" svg:width="1.404cm" svg:height="0.231cm" svg:x="14.742cm" svg:y="2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Door" svg:width="1.404cm" svg:height="0.232cm" svg:x="14.742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Door" svg:width="1.398cm" svg:height="0.232cm" svg:x="11.898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Door" svg:width="1.417cm" svg:height="0.232cm" svg:x="17.598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Door" svg:width="1.404cm" svg:height="0.231cm" svg:x="14.742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Door" svg:width="1.398cm" svg:height="0.231cm" svg:x="11.898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Door" svg:width="1.417cm" svg:height="0.231cm" svg:x="17.598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Door" svg:width="1.404cm" svg:height="0.232cm" svg:x="14.742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Door" svg:width="1.398cm" svg:height="0.232cm" svg:x="11.898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Door" svg:width="1.417cm" svg:height="0.232cm" svg:x="17.598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Door" svg:width="1.398cm" svg:height="0.232cm" svg:x="11.898cm" svg:y="2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draw:layer="Door" svg:width="0.856cm" svg:height="0.272cm" draw:transform="rotate (1.5707963267949) translate (20.177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4" draw:layer="Door" svg:width="0.85cm" svg:height="0.254cm" draw:transform="rotate (1.5707963267949) translate (11.262cm 25.2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Door" svg:width="0.857cm" svg:height="0.254cm" draw:transform="rotate (1.5707963267949) translate (11.262cm 29.4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3" draw:layer="Door" svg:width="1.163cm" svg:height="0.23cm" svg:x="22.7cm" svg:y="24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Door" svg:width="0.856cm" svg:height="0.199cm" draw:transform="rotate (1.5707963267949) translate (21.884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Door" svg:width="0.856cm" svg:height="0.217cm" draw:transform="rotate (1.5707963267949) translate (23.481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draw:layer="Door" svg:width="1.378cm" svg:height="0.232cm" svg:x="20.449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4" draw:layer="Door" svg:width="1.4cm" svg:height="0.232cm" svg:x="23.044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0" draw:layer="Door" svg:width="1.253cm" svg:height="0.232cm" svg:x="12.066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Door" svg:width="0.865cm" svg:height="0.23cm" svg:x="13.686cm" svg:y="1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Door" svg:width="1.441cm" svg:height="0.218cm" draw:transform="rotate (1.5707963267949) translate (39.689cm 12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Door" svg:width="1.441cm" svg:height="0.232cm" draw:transform="rotate (1.5707963267949) translate (41.117cm 12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1.117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3.031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3.031cm 8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3.978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Door" svg:width="1.235cm" svg:height="0.232cm" svg:x="39.454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Door" svg:width="1.235cm" svg:height="0.232cm" svg:x="41.612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Door" svg:width="1.235cm" svg:height="0.232cm" svg:x="43.978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Door" svg:width="0.93cm" svg:height="0.232cm" draw:transform="rotate (1.46607657167524) translate (45.78cm 7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Door" svg:width="0.93cm" svg:height="0.232cm" draw:transform="rotate (1.46607657167524) translate (45.78cm 10.3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3.031cm 12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Door" svg:width="1.444cm" svg:height="0.232cm" draw:transform="rotate (1.5707963267949) translate (43.978cm 12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Door" svg:width="0.93cm" svg:height="0.232cm" draw:transform="rotate (0.750491578357562) translate (43.744cm 13.8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Door" svg:width="0.93cm" svg:height="0.232cm" draw:transform="rotate (0.750491578357562) translate (44.947cm 12.6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Door" svg:width="1.434cm" svg:height="0.23cm" svg:x="36.837cm" svg:y="16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Door" svg:width="1.434cm" svg:height="0.23cm" svg:x="33.99cm" svg:y="1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Door" svg:width="1.434cm" svg:height="0.23cm" svg:x="30.783cm" svg:y="1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Door" svg:width="0.858cm" svg:height="0.23cm" svg:x="28.573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9.363cm" svg:y="2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9.363cm" svg:y="1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9.363cm" svg:y="18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9.246cm" svg:y="2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Door" svg:width="0.858cm" svg:height="0.23cm" svg:x="39.675cm" svg:y="24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Door" svg:width="0.858cm" svg:height="0.23cm" svg:x="40.663cm" svg:y="25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Door" svg:width="0.858cm" svg:height="0.23cm" draw:transform="rotate (1.46607657167524) translate (43.965cm 25.1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Door" svg:width="0.858cm" svg:height="0.23cm" draw:transform="rotate (1.46607657167524) translate (43.562cm 28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5" draw:layer="Door" svg:width="1.43cm" svg:height="0.23cm" draw:transform="rotate (1.5707963267949) translate (43.029cm 26.7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40.88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40.88cm" svg:y="29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Door" svg:width="0.858cm" svg:height="0.23cm" draw:transform="rotate (1.46607657167524) translate (43.276cm 31.1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40.412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8.267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6.126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6.854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6.854cm" svg:y="2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3.977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3.292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3.99cm" svg:y="29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1.043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1.026cm" svg:y="29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Door" svg:width="1.434cm" svg:height="0.23cm" svg:x="30.406cm" svg:y="31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Door" svg:width="1.398cm" svg:height="0.232cm" svg:x="11.898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Door" svg:width="1.404cm" svg:height="0.232cm" svg:x="15.46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Door" svg:width="1.417cm" svg:height="0.232cm" svg:x="17.598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draw:layer="Door" svg:width="1.378cm" svg:height="0.232cm" svg:x="20.449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4" draw:layer="Door" svg:width="1.4cm" svg:height="0.232cm" svg:x="23.044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44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44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7.585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7.585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44cm" svg:y="3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7.585cm" svg:y="3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5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4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Door" svg:width="1.4cm" svg:height="0.232cm" svg:x="25.873cm" svg:y="23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Door" svg:width="0.857cm" svg:height="0.254cm" svg:x="12.593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Door" svg:width="0.857cm" svg:height="0.254cm" svg:x="15.652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Door" svg:width="0.857cm" svg:height="0.254cm" svg:x="18.121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Door" svg:width="0.857cm" svg:height="0.254cm" svg:x="21.904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Door" svg:width="0.855cm" svg:height="0.231cm" svg:x="18.761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1" draw:layer="Door" svg:width="0.855cm" svg:height="0.231cm" svg:x="20.438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22.369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Door" svg:width="1.446cm" svg:height="0.231cm" svg:x="24.397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Door" svg:width="0.858cm" svg:height="0.23cm" draw:transform="rotate (1.5707963267949) translate (27.249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Door" svg:width="0.858cm" svg:height="0.23cm" draw:transform="rotate (1.5707963267949) translate (25.53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draw:layer="Unit" svg:width="0.853cm" svg:height="0.23cm" svg:x="22.09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draw:layer="Unit" svg:width="0.856cm" svg:height="0.23cm" svg:x="26.128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Unit" svg:width="1.431cm" svg:height="0.23cm" svg:x="26.952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Unit" svg:width="1.447cm" svg:height="0.231cm" svg:x="29.00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Unit" svg:width="1.449cm" svg:height="0.231cm" svg:x="31.832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Unit" svg:width="1.449cm" svg:height="0.23cm" svg:x="32.655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Unit" svg:width="1.435cm" svg:height="0.231cm" svg:x="32.559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Unit" svg:width="1.435cm" svg:height="0.231cm" svg:x="32.55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Unit" svg:width="1.435cm" svg:height="0.231cm" svg:x="32.559cm" svg:y="1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cm" svg:x="28.965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28.96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28.96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28.968cm" svg:y="1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34.941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Unit" svg:width="1.445cm" svg:height="0.231cm" svg:x="34.709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Unit" svg:width="1.449cm" svg:height="0.231cm" svg:x="36.488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Unit" svg:width="1.449cm" svg:height="0.231cm" svg:x="38.248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Unit" svg:width="0.841cm" svg:height="0.231cm" svg:x="37.74cm" svg:y="1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Unit" svg:width="0.842cm" svg:height="0.23cm" svg:x="38.139cm" svg:y="12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53cm" svg:height="0.23cm" svg:x="36.549cm" svg:y="13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Unit" svg:width="1.434cm" svg:height="0.23cm" svg:x="36.232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Unit" svg:width="0.842cm" svg:height="0.231cm" svg:x="32.554cm" svg:y="14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Unit" svg:width="0.839cm" svg:height="0.231cm" svg:x="31.018cm" svg:y="14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34cm" svg:height="0.232cm" svg:x="11.88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Unit" svg:width="1.435cm" svg:height="0.232cm" svg:x="14.075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Unit" svg:width="1.435cm" svg:height="0.23cm" svg:x="16.382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Unit" svg:width="1.435cm" svg:height="0.231cm" svg:x="16.382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1.416cm" svg:height="0.232cm" svg:x="18.306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Unit" svg:width="1.254cm" svg:height="0.232cm" svg:x="17.761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0" draw:layer="Unit" svg:width="1.264cm" svg:height="0.232cm" svg:x="14.93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Unit" svg:width="1.191cm" svg:height="0.272cm" draw:transform="rotate (1.5707963267949) translate (11.244cm 11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0" draw:layer="Unit" svg:width="1.437cm" svg:height="0.211cm" draw:transform="rotate (1.5707963267949) translate (12.63cm 13.2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0" draw:layer="Unit" svg:width="1.433cm" svg:height="0.211cm" draw:transform="rotate (1.5707963267949) translate (12.63cm 15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Unit" svg:width="1.435cm" svg:height="0.232cm" svg:x="20.449cm" svg:y="9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Unit" svg:width="1.194cm" svg:height="0.272cm" draw:transform="rotate (1.5707963267949) translate (11.244cm 9.4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Unit" svg:width="1.188cm" svg:height="0.272cm" draw:transform="rotate (1.5707963267949) translate (11.244cm 14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0" draw:layer="Unit" svg:width="1.192cm" svg:height="0.272cm" draw:transform="rotate (1.5707963267949) translate (11.244cm 17.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Unit" svg:width="1.191cm" svg:height="0.272cm" draw:transform="rotate (1.5707963267949) translate (11.244cm 19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cm" svg:height="0.23cm" svg:x="20.775cm" svg:y="24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Unit" svg:width="0.862cm" svg:height="0.231cm" svg:x="13.686cm" svg:y="1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0.855cm" svg:height="0.23cm" svg:x="15.927cm" svg:y="1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0.855cm" svg:height="0.231cm" svg:x="15.927cm" svg:y="17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0" draw:layer="Unit" svg:width="0.852cm" svg:height="0.232cm" svg:x="18.707cm" svg:y="18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0" draw:layer="Unit" svg:width="1.19cm" svg:height="0.272cm" draw:transform="rotate (1.5707963267949) translate (11.244cm 2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34cm" svg:height="0.231cm" svg:x="12.788cm" svg:y="20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0" draw:layer="Unit" svg:width="1.441cm" svg:height="0.231cm" svg:x="15.666cm" svg:y="20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0" draw:layer="Unit" svg:width="1.417cm" svg:height="0.233cm" svg:x="17.598cm" svg:y="19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Unit" svg:width="1.34cm" svg:height="0.256cm" draw:transform="skewX (0.124441975667196) rotate (-0.523598775598299) translate (20.775cm 20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1.398cm" svg:height="0.231cm" svg:x="18.306cm" svg:y="23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Unit" svg:width="1.404cm" svg:height="0.231cm" svg:x="14.742cm" svg:y="2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Unit" svg:width="1.404cm" svg:height="0.232cm" svg:x="14.742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Unit" svg:width="1.398cm" svg:height="0.232cm" svg:x="11.898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Unit" svg:width="1.417cm" svg:height="0.232cm" svg:x="17.598cm" svg:y="2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Unit" svg:width="1.404cm" svg:height="0.231cm" svg:x="14.742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Unit" svg:width="1.398cm" svg:height="0.231cm" svg:x="11.898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Unit" svg:width="1.417cm" svg:height="0.231cm" svg:x="17.598cm" svg:y="26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Unit" svg:width="1.404cm" svg:height="0.232cm" svg:x="14.742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Unit" svg:width="1.398cm" svg:height="0.232cm" svg:x="11.898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Unit" svg:width="1.417cm" svg:height="0.232cm" svg:x="17.598cm" svg:y="29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Unit" svg:width="1.398cm" svg:height="0.232cm" svg:x="11.898cm" svg:y="2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draw:layer="Unit" svg:width="0.856cm" svg:height="0.272cm" draw:transform="rotate (1.5707963267949) translate (20.177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4" draw:layer="Unit" svg:width="0.85cm" svg:height="0.254cm" draw:transform="rotate (1.5707963267949) translate (11.262cm 25.2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Unit" svg:width="0.857cm" svg:height="0.254cm" draw:transform="rotate (1.5707963267949) translate (11.262cm 29.4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3" draw:layer="Unit" svg:width="1.163cm" svg:height="0.23cm" svg:x="22.7cm" svg:y="24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Unit" svg:width="0.856cm" svg:height="0.199cm" draw:transform="rotate (1.5707963267949) translate (21.884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Unit" svg:width="0.856cm" svg:height="0.217cm" draw:transform="rotate (1.5707963267949) translate (23.481cm 2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draw:layer="Unit" svg:width="1.378cm" svg:height="0.232cm" svg:x="20.449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4" draw:layer="Unit" svg:width="1.4cm" svg:height="0.232cm" svg:x="23.044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0" draw:layer="Unit" svg:width="1.253cm" svg:height="0.232cm" svg:x="12.066cm" svg:y="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Unit" svg:width="0.865cm" svg:height="0.23cm" svg:x="13.686cm" svg:y="1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Unit" svg:width="1.441cm" svg:height="0.218cm" draw:transform="rotate (1.5707963267949) translate (39.689cm 12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Unit" svg:width="1.441cm" svg:height="0.232cm" draw:transform="rotate (1.5707963267949) translate (41.117cm 12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1.117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3.031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3.031cm 8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3.978cm 9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Unit" svg:width="1.235cm" svg:height="0.232cm" svg:x="39.454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Unit" svg:width="1.235cm" svg:height="0.232cm" svg:x="41.612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2" draw:layer="Unit" svg:width="1.235cm" svg:height="0.232cm" svg:x="43.978cm" svg:y="6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Unit" svg:width="0.93cm" svg:height="0.232cm" draw:transform="rotate (1.46607657167524) translate (45.78cm 7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Unit" svg:width="0.93cm" svg:height="0.232cm" draw:transform="rotate (1.46607657167524) translate (45.78cm 10.3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3.031cm 12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Unit" svg:width="1.444cm" svg:height="0.232cm" draw:transform="rotate (1.5707963267949) translate (43.978cm 12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Unit" svg:width="0.93cm" svg:height="0.232cm" draw:transform="rotate (0.750491578357562) translate (43.744cm 13.8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Unit" svg:width="0.93cm" svg:height="0.232cm" draw:transform="rotate (0.750491578357562) translate (44.947cm 12.6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Unit" svg:width="1.434cm" svg:height="0.23cm" svg:x="36.837cm" svg:y="16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Unit" svg:width="1.434cm" svg:height="0.23cm" svg:x="33.99cm" svg:y="1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Unit" svg:width="1.434cm" svg:height="0.23cm" svg:x="30.783cm" svg:y="1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Unit" svg:width="0.858cm" svg:height="0.23cm" svg:x="28.573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9.363cm" svg:y="2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9.363cm" svg:y="1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9.363cm" svg:y="18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9.246cm" svg:y="2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Unit" svg:width="0.858cm" svg:height="0.23cm" svg:x="39.675cm" svg:y="24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Unit" svg:width="0.858cm" svg:height="0.23cm" svg:x="40.663cm" svg:y="25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Unit" svg:width="0.858cm" svg:height="0.23cm" draw:transform="rotate (1.46607657167524) translate (43.965cm 25.1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Unit" svg:width="0.858cm" svg:height="0.23cm" draw:transform="rotate (1.46607657167524) translate (43.562cm 28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5" draw:layer="Unit" svg:width="1.43cm" svg:height="0.23cm" draw:transform="rotate (1.5707963267949) translate (43.029cm 26.7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40.88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40.88cm" svg:y="29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Unit" svg:width="0.858cm" svg:height="0.23cm" draw:transform="rotate (1.46607657167524) translate (43.276cm 31.1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40.412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8.267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6.126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6.854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6.854cm" svg:y="2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3.977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3.292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3.99cm" svg:y="29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1.043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1.026cm" svg:y="29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Unit" svg:width="1.434cm" svg:height="0.23cm" svg:x="30.406cm" svg:y="31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4" draw:layer="Unit" svg:width="1.398cm" svg:height="0.232cm" svg:x="11.898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Unit" svg:width="1.404cm" svg:height="0.232cm" svg:x="15.46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draw:layer="Unit" svg:width="1.417cm" svg:height="0.232cm" svg:x="17.598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draw:layer="Unit" svg:width="1.378cm" svg:height="0.232cm" svg:x="20.449cm" svg:y="3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4" draw:layer="Unit" svg:width="1.4cm" svg:height="0.232cm" svg:x="23.044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44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44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7.585cm" svg:y="2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7.585cm" svg:y="30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44cm" svg:y="3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7.585cm" svg:y="3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5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4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draw:layer="Unit" svg:width="1.4cm" svg:height="0.232cm" svg:x="25.873cm" svg:y="23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Unit" svg:width="0.857cm" svg:height="0.254cm" svg:x="12.593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Unit" svg:width="0.857cm" svg:height="0.254cm" svg:x="15.652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Unit" svg:width="0.857cm" svg:height="0.254cm" svg:x="18.121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Unit" svg:width="0.857cm" svg:height="0.254cm" svg:x="21.904cm" svg:y="3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0.855cm" svg:height="0.231cm" svg:x="18.761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1" draw:layer="Unit" svg:width="0.855cm" svg:height="0.231cm" svg:x="20.438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22.369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Unit" svg:width="1.446cm" svg:height="0.231cm" svg:x="24.397cm" svg:y="16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0.858cm" svg:height="0.23cm" draw:transform="rotate (1.5707963267949) translate (27.249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0.858cm" svg:height="0.23cm" draw:transform="rotate (1.5707963267949) translate (25.53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"/>
      <draw:layer draw:name="Detail"/>
      <draw:layer draw:name="Door"/>
      <draw:layer draw:name="Unit"/>
      <draw:layer draw:name="PDF_Wall"/>
      <draw:layer draw:name="PDF_Unit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08:01:06.728000000</dc:date>
    <meta:editing-duration>PT10H19M16S</meta:editing-duration>
    <meta:editing-cycles>175</meta:editing-cycles>
    <meta:generator>LibreOffice/5.2.3.3$Windows_x86 LibreOffice_project/d54a8868f08a7b39642414cf2c8ef2f228f780cf</meta:generator>
    <meta:document-statistic meta:object-count="1010"/>
  </office:meta>
</office:document-meta>
</file>